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0.953cm" fo:break-before="auto" style:use-optimal-row-height="true"/>
    </style:style>
    <style:style style:name="ro4" style:family="table-row">
      <style:table-row-properties style:row-height="1.411cm" fo:break-before="auto" style:use-optimal-row-height="true"/>
    </style:style>
    <style:style style:name="ro5" style:family="table-row">
      <style:table-row-properties style:row-height="0.54cm" fo:break-before="auto" style:use-optimal-row-height="true"/>
    </style:style>
    <style:style style:name="ro6" style:family="table-row">
      <style:table-row-properties style:row-height="2.746cm" fo:break-before="auto" style:use-optimal-row-height="true"/>
    </style:style>
    <style:style style:name="ro7" style:family="table-row">
      <style:table-row-properties style:row-height="1.335cm" fo:break-before="auto" style:use-optimal-row-height="true"/>
    </style:style>
    <style:style style:name="ro8" style:family="table-row">
      <style:table-row-properties style:row-height="0.915cm" fo:break-before="auto" style:use-optimal-row-height="true"/>
    </style:style>
    <style:style style:name="ro9" style:family="table-row">
      <style:table-row-properties style:row-height="2.327cm" fo:break-before="auto" style:use-optimal-row-height="tru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552cm" fo:break-before="auto" style:use-optimal-row-height="true"/>
    </style:style>
    <style:style style:name="ro12" style:family="table-row">
      <style:table-row-properties style:row-height="0.503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cm" fo:break-before="auto" style:use-optimal-row-height="true"/>
    </style:style>
    <style:style style:name="ro15" style:family="table-row">
      <style:table-row-properties style:row-height="0.582cm" fo:break-before="auto" style:use-optimal-row-height="true"/>
    </style:style>
    <style:style style:name="ro16" style:family="table-row">
      <style:table-row-properties style:row-height="0.556cm" fo:break-before="auto" style:use-optimal-row-height="false"/>
    </style:style>
    <style:style style:name="ro17" style:family="table-row">
      <style:table-row-properties style:row-height="0.452cm" fo:break-before="auto" style:use-optimal-row-height="false"/>
    </style:style>
    <style:style style:name="ro18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fo:padding="0.071cm"/>
    </style:style>
    <style:style style:name="ce40" style:family="table-cell" style:parent-style-name="Default" style:data-style-name="N100">
      <style:table-cell-properties fo:padding="0.071cm" style:vertical-align="top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fo:padding="0.071cm"/>
    </style:style>
    <style:style style:name="ce5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59">
      <style:table-cell-properties fo:padding="0.071cm" style:vertical-align="top"/>
    </style:style>
    <style:style style:name="ce56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7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59"/>
    <style:style style:name="ce59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0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2" style:family="table-cell" style:parent-style-name="Default">
      <style:table-cell-properties fo:background-color="transparent" fo:padding="0.071cm"/>
    </style:style>
    <style:style style:name="ce143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45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8"/>
        <table:table-column table:style-name="co9" table:default-cell-style-name="ce60"/>
        <table:table-column table:style-name="co10" table:default-cell-style-name="ce67"/>
        <table:table-column table:style-name="co11" table:default-cell-style-name="ce74"/>
        <table:table-column table:style-name="co12" table:default-cell-style-name="ce85"/>
        <table:table-column table:style-name="co10" table:default-cell-style-name="ce67"/>
        <table:table-column table:style-name="co11" table:default-cell-style-name="ce74"/>
        <table:table-column table:style-name="co13" table:default-cell-style-name="ce85"/>
        <table:table-column table:style-name="co14" table:default-cell-style-name="ce67"/>
        <table:table-column table:style-name="co15" table:default-cell-style-name="ce67"/>
        <table:table-column table:style-name="co11" table:default-cell-style-name="ce73"/>
        <table:table-column table:style-name="co16" table:default-cell-style-name="ce85"/>
        <table:table-column table:style-name="co17" table:default-cell-style-name="ce33"/>
        <table:table-column table:style-name="co11" table:default-cell-style-name="ce100"/>
        <table:table-column table:style-name="co9" table:default-cell-style-name="ce85"/>
        <table:table-column table:style-name="co1" table:default-cell-style-name="ce108"/>
        <table:table-column table:style-name="co18" table:default-cell-style-name="ce85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8" office:value-type="string" table:number-columns-spanned="4" table:number-rows-spanned="1">
              <text:p>Farnell / Element14</text:p>
            </table:table-cell>
            <table:covered-table-cell table:style-name="ce38"/>
            <table:covered-table-cell table:style-name="ce43"/>
            <table:covered-table-cell table:style-name="ce49"/>
            <table:table-cell table:style-name="ce61" office:value-type="string" table:number-columns-spanned="2" table:number-rows-spanned="1">
              <text:p>Digi-Key</text:p>
            </table:table-cell>
            <table:covered-table-cell table:style-name="ce68"/>
            <table:table-cell table:style-name="ce75"/>
            <table:table-cell table:style-name="ce61" office:value-type="string" table:number-columns-spanned="2" table:number-rows-spanned="1">
              <text:p>Mouser</text:p>
            </table:table-cell>
            <table:covered-table-cell table:style-name="ce68"/>
            <table:table-cell table:style-name="ce75"/>
            <table:table-cell table:style-name="ce38" office:value-type="string" table:number-columns-spanned="4" table:number-rows-spanned="1">
              <text:p>RS Components</text:p>
            </table:table-cell>
            <table:covered-table-cell table:style-name="ce38"/>
            <table:covered-table-cell table:style-name="ce88"/>
            <table:covered-table-cell table:style-name="ce90"/>
            <table:table-cell table:style-name="ce95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5"/>
            <table:table-cell table:style-name="ce103"/>
            <table:table-cell table:style-name="ce109"/>
            <table:table-cell table:style-name="ce114" office:value-type="string" table:number-columns-spanned="4" table:number-rows-spanned="1">
              <text:p>Price calculation for 1 set</text:p>
            </table:table-cell>
            <table:covered-table-cell table:number-columns-repeated="3" table:style-name="ce114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0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15" office:value-type="string">
              <text:p>Best Supplier</text:p>
            </table:table-cell>
            <table:table-cell table:style-name="ce121" office:value-type="string">
              <text:p>Lowest unit price €</text:p>
            </table:table-cell>
            <table:table-cell table:style-name="ce128" office:value-type="string">
              <text:p>Order Qty</text:p>
            </table:table-cell>
            <table:table-cell table:style-name="ce132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3" office:value-type="string">
            <text:p>4n7/1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, C3, C4, C18</text:p>
          </table:table-cell>
          <table:table-cell table:style-name="ce13" office:value-type="string">
            <text:p>2812433</text:p>
          </table:table-cell>
          <table:table-cell table:style-name="ce13" office:value-type="string">
            <text:p>885012207120</text:p>
          </table:table-cell>
          <table:table-cell table:style-name="ce44" office:value-type="float" office:value="0.0693">
            <text:p>0,06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2524-1-ND</text:p>
          </table:table-cell>
          <table:table-cell table:style-name="ce70" office:value-type="float" office:value="0.059">
            <text:p>0,05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120</text:p>
          </table:table-cell>
          <table:table-cell table:style-name="ce70" office:value-type="float" office:value="0.033">
            <text:p>0,03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3-6394</text:p>
          </table:table-cell>
          <table:table-cell table:style-name="ce13" office:value-type="string">
            <text:p>GRM219R72A472KA01D</text:p>
          </table:table-cell>
          <table:table-cell table:style-name="ce70" office:value-type="float" office:value="0.029">
            <text:p>0,029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08051C472KAT2A</text:p>
          </table:table-cell>
          <table:table-cell table:style-name="ce44" office:value-type="float" office:value="0.02458">
            <text:p>0,02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3]&lt;&gt;&quot;&quot;;&quot;&quot;;[.B3])" office:value-type="float" office:value="4">
            <text:p>4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2" table:formula="of:=IF([.B3]&lt;&gt;&quot;&quot;;MIN([.H3];[.K3];[.N3];[.R3];[.U3]);&quot;&quot;)" office:value-type="currency" office:currency="EUR" office:value="0.02458">
            <text:p>0,025 €</text:p>
          </table:table-cell>
          <table:table-cell table:style-name="ce116" table:formula="of:=[.B3]" office:value-type="float" office:value="4">
            <text:p>4</text:p>
          </table:table-cell>
          <table:table-cell table:style-name="ce133" table:formula="of:=[.Z3]*[.AA3]" office:value-type="float" office:value="0.09832">
            <text:p>0,09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">
            <text:p>2</text:p>
          </table:table-cell>
          <table:table-cell table:style-name="ce10" office:value-type="float" office:value="8">
            <text:p>8</text:p>
          </table:table-cell>
          <table:table-cell table:style-name="ce14" office:value-type="string">
            <text:p>10u</text:p>
          </table:table-cell>
          <table:table-cell table:style-name="ce23" office:value-type="string">
            <text:p>1210</text:p>
          </table:table-cell>
          <table:table-cell table:style-name="ce14" office:value-type="string">
            <text:p>C10, C16, C26, C27, C28, C32, C33, C34</text:p>
          </table:table-cell>
          <table:table-cell table:style-name="ce14" office:value-type="string">
            <text:p>2672214</text:p>
          </table:table-cell>
          <table:table-cell table:style-name="ce23" office:value-type="string">
            <text:p>GRT31CR61H106KE01L</text:p>
          </table:table-cell>
          <table:table-cell table:style-name="ce45" office:value-type="float" office:value="0.684">
            <text:p>0,68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6736-1-ND</text:p>
          </table:table-cell>
          <table:table-cell table:style-name="ce71" office:value-type="float" office:value="0.184">
            <text:p>0,18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3216X7R1HK160AC</text:p>
          </table:table-cell>
          <table:table-cell table:style-name="ce71" office:value-type="float" office:value="0.597">
            <text:p>0,59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03-4163</text:p>
          </table:table-cell>
          <table:table-cell table:style-name="ce87" office:value-type="string">
            <text:p>UMK316BBJ106KL-T</text:p>
          </table:table-cell>
          <table:table-cell table:style-name="ce71" office:value-type="float" office:value="0.236">
            <text:p>0,236</text:p>
          </table:table-cell>
          <table:table-cell table:style-name="ce78" office:value-type="float" office:value="20">
            <text:p>20</text:p>
          </table:table-cell>
          <table:table-cell table:style-name="ce96" office:value-type="string">
            <text:p>CL31A106KBHNNNE</text:p>
          </table:table-cell>
          <table:table-cell table:style-name="ce45" office:value-type="float" office:value="0.546">
            <text:p>0,546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4]&lt;&gt;&quot;&quot;;&quot;&quot;;[.B4])" office:value-type="float" office:value="8">
            <text:p>8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Digikey">
            <text:p>Digikey</text:p>
          </table:table-cell>
          <table:table-cell table:style-name="ce122" table:formula="of:=IF([.B4]&lt;&gt;&quot;&quot;;MIN([.H4];[.K4];[.N4];[.R4];[.U4]);&quot;&quot;)" office:value-type="currency" office:currency="EUR" office:value="0.184">
            <text:p>0,184 €</text:p>
          </table:table-cell>
          <table:table-cell table:style-name="ce116" table:formula="of:=[.B4]" office:value-type="float" office:value="8">
            <text:p>8</text:p>
          </table:table-cell>
          <table:table-cell table:style-name="ce133" table:formula="of:=[.Z4]*[.AA4]" office:value-type="float" office:value="1.472">
            <text:p>1,47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">
            <text:p>3</text:p>
          </table:table-cell>
          <table:table-cell office:value-type="float" office:value="9">
            <text:p>9</text:p>
          </table:table-cell>
          <table:table-cell table:style-name="ce13" office:value-type="string">
            <text:p>1u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11, C30, C53, C55, C63, C67, C76, C78, C81</text:p>
          </table:table-cell>
          <table:table-cell table:style-name="ce13" office:value-type="string">
            <text:p>2896566</text:p>
          </table:table-cell>
          <table:table-cell table:style-name="ce13" office:value-type="string">
            <text:p>VJ0805Y105KXXTW1BC</text:p>
          </table:table-cell>
          <table:table-cell table:style-name="ce44" office:value-type="float" office:value="0.084">
            <text:p>0,08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587-1283-1-ND</text:p>
          </table:table-cell>
          <table:table-cell table:style-name="ce70" office:value-type="float" office:value="0.09">
            <text:p>0,09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805MKX7R7BB105</text:p>
          </table:table-cell>
          <table:table-cell table:style-name="ce70" office:value-type="float" office:value="0.062">
            <text:p>0,06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51-5770</text:p>
          </table:table-cell>
          <table:table-cell table:style-name="ce13" office:value-type="string">
            <text:p>C0805C105K4RACTU</text:p>
          </table:table-cell>
          <table:table-cell table:style-name="ce70" office:value-type="float" office:value="0.028">
            <text:p>0,028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L21B105KOFNNNE</text:p>
          </table:table-cell>
          <table:table-cell table:style-name="ce44" office:value-type="float" office:value="0.01039">
            <text:p>0,010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]&lt;&gt;&quot;&quot;;&quot;&quot;;[.B5])" office:value-type="float" office:value="9">
            <text:p>9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2" table:formula="of:=IF([.B5]&lt;&gt;&quot;&quot;;MIN([.H5];[.K5];[.N5];[.R5];[.U5]);&quot;&quot;)" office:value-type="currency" office:currency="EUR" office:value="0.01039">
            <text:p>0,010 €</text:p>
          </table:table-cell>
          <table:table-cell table:style-name="ce116" table:formula="of:=[.B5]" office:value-type="float" office:value="9">
            <text:p>9</text:p>
          </table:table-cell>
          <table:table-cell table:style-name="ce133" table:formula="of:=[.Z5]*[.AA5]" office:value-type="float" office:value="0.09351">
            <text:p>0,09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p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13, C19</text:p>
          </table:table-cell>
          <table:table-cell table:style-name="ce14" office:value-type="string">
            <text:p>1759217</text:p>
          </table:table-cell>
          <table:table-cell table:style-name="ce23" office:value-type="string">
            <text:p>MC0805N471J500CT</text:p>
          </table:table-cell>
          <table:table-cell table:style-name="ce45" office:value-type="float" office:value="0.0609">
            <text:p>0,0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37-1-ND</text:p>
          </table:table-cell>
          <table:table-cell table:style-name="ce71" office:value-type="float" office:value="0.059">
            <text:p>0,05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38</text:p>
          </table:table-cell>
          <table:table-cell table:style-name="ce71" office:value-type="float" office:value="0.056">
            <text:p>0,0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378-700</text:p>
          </table:table-cell>
          <table:table-cell table:style-name="ce87" office:value-type="string">
            <text:p>0805CG471J9BB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C0805JRNPO9BN471</text:p>
          </table:table-cell>
          <table:table-cell table:style-name="ce45" office:value-type="float" office:value="0.0241">
            <text:p>0,024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]&lt;&gt;&quot;&quot;;&quot;&quot;;[.B6])" office:value-type="float" office:value="2">
            <text:p>2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2" table:formula="of:=IF([.B6]&lt;&gt;&quot;&quot;;MIN([.H6];[.K6];[.N6];[.R6];[.U6]);&quot;&quot;)" office:value-type="currency" office:currency="EUR" office:value="0.0241">
            <text:p>0,024 €</text:p>
          </table:table-cell>
          <table:table-cell table:style-name="ce116" table:formula="of:=[.B6]" office:value-type="float" office:value="2">
            <text:p>2</text:p>
          </table:table-cell>
          <table:table-cell table:style-name="ce133" table:formula="of:=[.Z6]*[.AA6]" office:value-type="float" office:value="0.0482">
            <text:p>0,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EEEFK1J101P</text:p>
          </table:table-cell>
          <table:table-cell table:style-name="ce22" office:value-type="string">
            <text:p>Ø10mm, low ESR</text:p>
          </table:table-cell>
          <table:table-cell table:style-name="ce13" office:value-type="string">
            <text:p>C14</text:p>
          </table:table-cell>
          <table:table-cell table:style-name="ce13" office:value-type="string">
            <text:p>9696040</text:p>
          </table:table-cell>
          <table:table-cell table:style-name="ce13" office:value-type="string">
            <text:p>EEEFK1J101P</text:p>
          </table:table-cell>
          <table:table-cell table:style-name="ce44" office:value-type="float" office:value="1.02">
            <text:p>1,02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PCE3819CT-ND</text:p>
          </table:table-cell>
          <table:table-cell table:style-name="ce70" office:value-type="float" office:value="0.78">
            <text:p>0,7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67-EEE-FK1J101P </text:p>
          </table:table-cell>
          <table:table-cell table:style-name="ce70" office:value-type="float" office:value="0.69">
            <text:p>0,69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08-3623</text:p>
          </table:table-cell>
          <table:table-cell table:style-name="ce13" office:value-type="string">
            <text:p>EEEFK1J101P</text:p>
          </table:table-cell>
          <table:table-cell table:style-name="ce70" office:value-type="float" office:value="0.676">
            <text:p>0,676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EEEFK1J101P</text:p>
          </table:table-cell>
          <table:table-cell table:style-name="ce44" office:value-type="float" office:value="0.321">
            <text:p>0,321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7]&lt;&gt;&quot;&quot;;&quot;&quot;;[.B7])" office:value-type="float" office:value="1">
            <text:p>1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321">
            <text:p>0,321 €</text:p>
          </table:table-cell>
          <table:table-cell table:style-name="ce116" table:formula="of:=[.B7]" office:value-type="float" office:value="1">
            <text:p>1</text:p>
          </table:table-cell>
          <table:table-cell table:style-name="ce133" table:formula="of:=[.Z7]*[.AA7]" office:value-type="float" office:value="0.321">
            <text:p>0,32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EEFK1H470P</text:p>
          </table:table-cell>
          <table:table-cell table:style-name="ce23" office:value-type="string">
            <text:p><text:span text:style-name="T1">Ø8mm, low ESR</text:span></text:p>
          </table:table-cell>
          <table:table-cell table:style-name="ce14" office:value-type="string">
            <text:p>C15</text:p>
          </table:table-cell>
          <table:table-cell table:style-name="ce14" office:value-type="string">
            <text:p>9695931</text:p>
          </table:table-cell>
          <table:table-cell table:style-name="ce23" office:value-type="string">
            <text:p>EEEFK1H470P</text:p>
          </table:table-cell>
          <table:table-cell table:style-name="ce45" office:value-type="float" office:value="0.419">
            <text:p>0,41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15CT-ND</text:p>
          </table:table-cell>
          <table:table-cell table:style-name="ce71" office:value-type="float" office:value="0.59">
            <text:p>0,5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H470P</text:p>
          </table:table-cell>
          <table:table-cell table:style-name="ce71" office:value-type="float" office:value="0.524">
            <text:p>0,52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37-0590</text:p>
          </table:table-cell>
          <table:table-cell table:style-name="ce87" office:value-type="string">
            <text:p>EEEFK1H470P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EEEFK1H470P</text:p>
          </table:table-cell>
          <table:table-cell table:style-name="ce45" office:value-type="float" office:value="0.183">
            <text:p>0,183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8]&lt;&gt;&quot;&quot;;&quot;&quot;;[.B8])" office:value-type="float" office:value="1">
            <text:p>1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2" table:formula="of:=IF([.B8]&lt;&gt;&quot;&quot;;MIN([.H8];[.K8];[.N8];[.R8];[.U8]);&quot;&quot;)" office:value-type="currency" office:currency="EUR" office:value="0.183">
            <text:p>0,183 €</text:p>
          </table:table-cell>
          <table:table-cell table:style-name="ce116" table:formula="of:=[.B8]" office:value-type="float" office:value="1">
            <text:p>1</text:p>
          </table:table-cell>
          <table:table-cell table:style-name="ce133" table:formula="of:=[.Z8]*[.AA8]" office:value-type="float" office:value="0.183">
            <text:p>0,183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3" office:value-type="string">
            <text:p>120p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17</text:p>
          </table:table-cell>
          <table:table-cell table:style-name="ce13" office:value-type="string">
            <text:p>1759204</text:p>
          </table:table-cell>
          <table:table-cell table:style-name="ce13" office:value-type="string">
            <text:p>MC0805N121J500CT</text:p>
          </table:table-cell>
          <table:table-cell table:style-name="ce44" office:value-type="float" office:value="0.0609">
            <text:p>0,06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112-6-ND</text:p>
          </table:table-cell>
          <table:table-cell table:style-name="ce70" office:value-type="float" office:value="0.093">
            <text:p>0,09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805JRNPO9BN121</text:p>
          </table:table-cell>
          <table:table-cell table:style-name="ce70" office:value-type="float" office:value="0.065">
            <text:p>0,06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88-0471</text:p>
          </table:table-cell>
          <table:table-cell table:style-name="ce13" office:value-type="string">
            <text:p>VJ0805D121KXPAJ</text:p>
          </table:table-cell>
          <table:table-cell table:style-name="ce70" office:value-type="float" office:value="0.304">
            <text:p>0,304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CL21C121JBANNNC</text:p>
          </table:table-cell>
          <table:table-cell table:style-name="ce44" office:value-type="float" office:value="0.03302">
            <text:p>0,03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9]&lt;&gt;&quot;&quot;;&quot;&quot;;[.B9])" office:value-type="float" office:value="1">
            <text:p>1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2" table:formula="of:=IF([.B9]&lt;&gt;&quot;&quot;;MIN([.H9];[.K9];[.N9];[.R9];[.U9]);&quot;&quot;)" office:value-type="currency" office:currency="EUR" office:value="0.03302">
            <text:p>0,033 €</text:p>
          </table:table-cell>
          <table:table-cell table:style-name="ce116" table:formula="of:=[.B9]" office:value-type="float" office:value="1">
            <text:p>1</text:p>
          </table:table-cell>
          <table:table-cell table:style-name="ce133" table:formula="of:=[.Z9]*[.AA9]" office:value-type="float" office:value="0.03302">
            <text:p>0,033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HHXC630ARA220MHA0G</text:p>
          </table:table-cell>
          <table:table-cell table:style-name="ce23" office:value-type="string">
            <text:p><text:span text:style-name="T1">Ø8mm, low ESR</text:span></text:p>
          </table:table-cell>
          <table:table-cell table:style-name="ce14" office:value-type="string">
            <text:p>C2, C89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661-HHXC630A220MHA0G</text:p>
          </table:table-cell>
          <table:table-cell table:style-name="ce71" office:value-type="float" office:value="0.812">
            <text:p>0,81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10]&lt;&gt;&quot;&quot;;&quot;&quot;;[.B10])" office:value-type="float" office:value="2">
            <text:p>2</text:p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Mouser">
            <text:p>Mouser</text:p>
          </table:table-cell>
          <table:table-cell table:style-name="ce122" table:formula="of:=IF([.B10]&lt;&gt;&quot;&quot;;MIN([.H10];[.K10];[.N10];[.R10];[.U10]);&quot;&quot;)" office:value-type="currency" office:currency="EUR" office:value="0.812">
            <text:p>0,812 €</text:p>
          </table:table-cell>
          <table:table-cell table:style-name="ce116" table:formula="of:=[.B10]" office:value-type="float" office:value="2">
            <text:p>2</text:p>
          </table:table-cell>
          <table:table-cell table:style-name="ce133" table:formula="of:=[.Z10]*[.AA10]" office:value-type="float" office:value="1.624">
            <text:p>1,62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3" office:value-type="string">
            <text:p>4u7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22, C66</text:p>
          </table:table-cell>
          <table:table-cell table:style-name="ce13" office:value-type="string">
            <text:p>1907356</text:p>
          </table:table-cell>
          <table:table-cell table:style-name="ce13" office:value-type="string">
            <text:p>C3216X7R1E475K160AC</text:p>
          </table:table-cell>
          <table:table-cell table:style-name="ce44" office:value-type="float" office:value="0.24">
            <text:p>0,2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2970-1-ND</text:p>
          </table:table-cell>
          <table:table-cell table:style-name="ce70" office:value-type="float" office:value="0.199">
            <text:p>0,19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963-EMK316B7475ML-T</text:p>
          </table:table-cell>
          <table:table-cell table:style-name="ce70" office:value-type="float" office:value="0.129">
            <text:p>0,129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91-1221</text:p>
          </table:table-cell>
          <table:table-cell table:style-name="ce13" office:value-type="string">
            <text:p>C1206C475K3RACTU</text:p>
          </table:table-cell>
          <table:table-cell table:style-name="ce70" office:value-type="float" office:value="0.232">
            <text:p>0,232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GCM31CR71E475KA55L</text:p>
          </table:table-cell>
          <table:table-cell table:style-name="ce44" office:value-type="float" office:value="0.381">
            <text:p>0,381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1]&lt;&gt;&quot;&quot;;&quot;&quot;;[.B11])" office:value-type="float" office:value="2">
            <text:p>2</text:p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2" table:formula="of:=IF([.B11]&lt;&gt;&quot;&quot;;MIN([.H11];[.K11];[.N11];[.R11];[.U11]);&quot;&quot;)" office:value-type="currency" office:currency="EUR" office:value="0.129">
            <text:p>0,129 €</text:p>
          </table:table-cell>
          <table:table-cell table:style-name="ce116" table:formula="of:=[.B11]" office:value-type="float" office:value="2">
            <text:p>2</text:p>
          </table:table-cell>
          <table:table-cell table:style-name="ce133" table:formula="of:=[.Z11]*[.AA11]" office:value-type="float" office:value="0.258">
            <text:p>0,25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8">
            <text:p>8</text:p>
          </table:table-cell>
          <table:table-cell table:style-name="ce14" office:value-type="string">
            <text:p>1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29, C31, C42, C49, C54, C72, C86, C95</text:p>
          </table:table-cell>
          <table:table-cell table:style-name="ce14" office:value-type="string">
            <text:p>2896555</text:p>
          </table:table-cell>
          <table:table-cell table:style-name="ce23" office:value-type="string">
            <text:p>VJ0805Y103JXXPW1BC</text:p>
          </table:table-cell>
          <table:table-cell table:style-name="ce45" office:value-type="float" office:value="0.0651">
            <text:p>0,06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194-1-ND </text:p>
          </table:table-cell>
          <table:table-cell table:style-name="ce71" office:value-type="float" office:value="0.017">
            <text:p>0,01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122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4-6672</text:p>
          </table:table-cell>
          <table:table-cell table:style-name="ce87" office:value-type="string">
            <text:p>08055C103KAT2A</text:p>
          </table:table-cell>
          <table:table-cell table:style-name="ce71" office:value-type="float" office:value="0.026">
            <text:p>0,02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C0805KRX7R9103</text:p>
          </table:table-cell>
          <table:table-cell table:style-name="ce45" office:value-type="float" office:value="0.0269">
            <text:p>0,027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2]&lt;&gt;&quot;&quot;;&quot;&quot;;[.B12])" office:value-type="float" office:value="8">
            <text:p>8</text:p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Digikey">
            <text:p>Digikey</text:p>
          </table:table-cell>
          <table:table-cell table:style-name="ce122" table:formula="of:=IF([.B12]&lt;&gt;&quot;&quot;;MIN([.H12];[.K12];[.N12];[.R12];[.U12]);&quot;&quot;)" office:value-type="currency" office:currency="EUR" office:value="0.017">
            <text:p>0,017 €</text:p>
          </table:table-cell>
          <table:table-cell table:style-name="ce116" table:formula="of:=[.B12]" office:value-type="float" office:value="8">
            <text:p>8</text:p>
          </table:table-cell>
          <table:table-cell table:style-name="ce133" table:formula="of:=[.Z12]*[.AA12]" office:value-type="float" office:value="0.136">
            <text:p>0,13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3" office:value-type="string">
            <text:p>47p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41, C47</text:p>
          </table:table-cell>
          <table:table-cell table:style-name="ce13" office:value-type="string">
            <text:p>2896511</text:p>
          </table:table-cell>
          <table:table-cell table:style-name="ce13" office:value-type="string">
            <text:p>VJ0805A470GXACW1BC</text:p>
          </table:table-cell>
          <table:table-cell table:style-name="ce44" office:value-type="float" office:value="0.052">
            <text:p>0,05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156-1-ND</text:p>
          </table:table-cell>
          <table:table-cell table:style-name="ce70" office:value-type="float" office:value="0.052">
            <text:p>0,05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0805C470J5G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64-4270</text:p>
          </table:table-cell>
          <table:table-cell table:style-name="ce13" office:value-type="string">
            <text:p>C0805C470J5GACTU</text:p>
          </table:table-cell>
          <table:table-cell table:style-name="ce70" office:value-type="float" office:value="0.069">
            <text:p>0,069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C0805JRNPO9470</text:p>
          </table:table-cell>
          <table:table-cell table:style-name="ce44" office:value-type="float" office:value="0.0378">
            <text:p>0,038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3]&lt;&gt;&quot;&quot;;&quot;&quot;;[.B13])" office:value-type="float" office:value="2">
            <text:p>2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Mouser">
            <text:p>Mouser</text:p>
          </table:table-cell>
          <table:table-cell table:style-name="ce122" table:formula="of:=IF([.B13]&lt;&gt;&quot;&quot;;MIN([.H13];[.K13];[.N13];[.R13];[.U13]);&quot;&quot;)" office:value-type="currency" office:currency="EUR" office:value="0.036">
            <text:p>0,036 €</text:p>
          </table:table-cell>
          <table:table-cell table:style-name="ce116" table:formula="of:=[.B13]" office:value-type="float" office:value="2">
            <text:p>2</text:p>
          </table:table-cell>
          <table:table-cell table:style-name="ce133" table:formula="of:=[.Z13]*[.AA13]" office:value-type="float" office:value="0.072">
            <text:p>0,07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2n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43, C44, C45, C48, C87</text:p>
          </table:table-cell>
          <table:table-cell table:style-name="ce14" office:value-type="string">
            <text:p>2896572</text:p>
          </table:table-cell>
          <table:table-cell table:style-name="ce23" office:value-type="string">
            <text:p>VJ0805Y222KXACW1BC</text:p>
          </table:table-cell>
          <table:table-cell table:style-name="ce45" office:value-type="float" office:value="0.0275">
            <text:p>0,02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20-1604-1-ND</text:p>
          </table:table-cell>
          <table:table-cell table:style-name="ce71" office:value-type="float" office:value="0.063">
            <text:p>0,06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7-VJ0805Y222KXBAC</text:p>
          </table:table-cell>
          <table:table-cell table:style-name="ce71" office:value-type="float" office:value="0.032">
            <text:p>0,032</text:p>
          </table:table-cell>
          <table:table-cell table:style-name="ce78" office:value-type="float" office:value="50">
            <text:p>50</text:p>
          </table:table-cell>
          <table:table-cell table:style-name="ce87" office:value-type="string">
            <text:p>264-4359</text:p>
          </table:table-cell>
          <table:table-cell table:style-name="ce87" office:value-type="string">
            <text:p>C0805C222K5RACTU</text:p>
          </table:table-cell>
          <table:table-cell table:style-name="ce71" office:value-type="float" office:value="0.031">
            <text:p>0,031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VJ0805Y222KXACW1BC</text:p>
          </table:table-cell>
          <table:table-cell table:style-name="ce45" office:value-type="float" office:value="0.0196">
            <text:p>0,020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4]&lt;&gt;&quot;&quot;;&quot;&quot;;[.B14])" office:value-type="float" office:value="5">
            <text:p>5</text:p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2" table:formula="of:=IF([.B14]&lt;&gt;&quot;&quot;;MIN([.H14];[.K14];[.N14];[.R14];[.U14]);&quot;&quot;)" office:value-type="currency" office:currency="EUR" office:value="0.0196">
            <text:p>0,020 €</text:p>
          </table:table-cell>
          <table:table-cell table:style-name="ce116" table:formula="of:=[.B14]" office:value-type="float" office:value="5">
            <text:p>5</text:p>
          </table:table-cell>
          <table:table-cell table:style-name="ce133" table:formula="of:=[.Z14]*[.AA14]" office:value-type="float" office:value="0.098">
            <text:p>0,09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13" office:value-type="string">
            <text:p>220p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46</text:p>
          </table:table-cell>
          <table:table-cell table:style-name="ce13" office:value-type="string">
            <text:p>2896497</text:p>
          </table:table-cell>
          <table:table-cell table:style-name="ce13" office:value-type="string">
            <text:p>VJ0805A221JXACW1BC</text:p>
          </table:table-cell>
          <table:table-cell table:style-name="ce44" office:value-type="float" office:value="0.0442">
            <text:p>0,04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7854-1-ND</text:p>
          </table:table-cell>
          <table:table-cell table:style-name="ce70" office:value-type="float" office:value="0.053">
            <text:p>0,05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805JRNPO9BN221</text:p>
          </table:table-cell>
          <table:table-cell table:style-name="ce70" office:value-type="float" office:value="0.065">
            <text:p>0,06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3-6335</text:p>
          </table:table-cell>
          <table:table-cell table:style-name="ce13" office:value-type="string">
            <text:p>GRM2165C2A221JA01D</text:p>
          </table:table-cell>
          <table:table-cell table:style-name="ce70" office:value-type="float" office:value="0.059">
            <text:p>0,059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CC0805JRNPO9221</text:p>
          </table:table-cell>
          <table:table-cell table:style-name="ce44" office:value-type="float" office:value="0.01469">
            <text:p>0,01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5]&lt;&gt;&quot;&quot;;&quot;&quot;;[.B15])" office:value-type="float" office:value="1">
            <text:p>1</text:p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2" table:formula="of:=IF([.B15]&lt;&gt;&quot;&quot;;MIN([.H15];[.K15];[.N15];[.R15];[.U15]);&quot;&quot;)" office:value-type="currency" office:currency="EUR" office:value="0.01469">
            <text:p>0,015 €</text:p>
          </table:table-cell>
          <table:table-cell table:style-name="ce116" table:formula="of:=[.B15]" office:value-type="float" office:value="1">
            <text:p>1</text:p>
          </table:table-cell>
          <table:table-cell table:style-name="ce133" table:formula="of:=[.Z15]*[.AA15]" office:value-type="float" office:value="0.01469">
            <text:p>0,015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u7/100V</text:p>
          </table:table-cell>
          <table:table-cell table:style-name="ce23" office:value-type="string">
            <text:p>1210</text:p>
          </table:table-cell>
          <table:table-cell table:style-name="ce14" office:value-type="string">
            <text:p>C5, C6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16]&lt;&gt;&quot;&quot;;&quot;&quot;;[.B16])" office:value-type="float" office:value="2">
            <text:p>2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Farnell">
            <text:p>Farnell</text:p>
          </table:table-cell>
          <table:table-cell table:style-name="ce122" table:formula="of:=IF([.B16]&lt;&gt;&quot;&quot;;MIN([.H16];[.K16];[.N16];[.R16];[.U16]);&quot;&quot;)" office:value-type="currency" office:currency="EUR" office:value="0">
            <text:p>0,000 €</text:p>
          </table:table-cell>
          <table:table-cell table:style-name="ce116" table:formula="of:=[.B16]" office:value-type="float" office:value="2">
            <text:p>2</text:p>
          </table:table-cell>
          <table:table-cell table:style-name="ce133" table:formula="of:=[.Z16]*[.AA16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5">
            <text:p>15</text:p>
          </table:table-cell>
          <table:table-cell office:value-type="float" office:value="4">
            <text:p>4</text:p>
          </table:table-cell>
          <table:table-cell table:style-name="ce13" office:value-type="string">
            <text:p>1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59, C60, C83, C85</text:p>
          </table:table-cell>
          <table:table-cell table:style-name="ce13" office:value-type="string">
            <text:p>2896470</text:p>
          </table:table-cell>
          <table:table-cell table:style-name="ce13" office:value-type="string">
            <text:p>VJ0805A102JXACW1BC</text:p>
          </table:table-cell>
          <table:table-cell table:style-name="ce44" office:value-type="float" office:value="0.0437">
            <text:p>0,04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7858-1-ND </text:p>
          </table:table-cell>
          <table:table-cell table:style-name="ce70" office:value-type="float" office:value="0.055">
            <text:p>0,05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007040 </text:p>
          </table:table-cell>
          <table:table-cell table:style-name="ce70" office:value-type="float" office:value="0.052">
            <text:p>0,05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3-6408</text:p>
          </table:table-cell>
          <table:table-cell table:style-name="ce13" office:value-type="string">
            <text:p>GRM2195C1H102JA01D</text:p>
          </table:table-cell>
          <table:table-cell table:style-name="ce70" office:value-type="float" office:value="0.031">
            <text:p>0,031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CL21C102JBCNNNC</text:p>
          </table:table-cell>
          <table:table-cell table:style-name="ce44" office:value-type="float" office:value="0.0256">
            <text:p>0,026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7]&lt;&gt;&quot;&quot;;&quot;&quot;;[.B17])" office:value-type="float" office:value="4">
            <text:p>4</text:p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2" table:formula="of:=IF([.B17]&lt;&gt;&quot;&quot;;MIN([.H17];[.K17];[.N17];[.R17];[.U17]);&quot;&quot;)" office:value-type="currency" office:currency="EUR" office:value="0.0256">
            <text:p>0,026 €</text:p>
          </table:table-cell>
          <table:table-cell table:style-name="ce116" table:formula="of:=[.B17]" office:value-type="float" office:value="4">
            <text:p>4</text:p>
          </table:table-cell>
          <table:table-cell table:style-name="ce133" table:formula="of:=[.Z17]*[.AA17]" office:value-type="float" office:value="0.1024">
            <text:p>0,10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u7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64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18]&lt;&gt;&quot;&quot;;&quot;&quot;;[.B18])" office:value-type="float" office:value="1">
            <text:p>1</text:p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Farnell">
            <text:p>Farnell</text:p>
          </table:table-cell>
          <table:table-cell table:style-name="ce122" table:formula="of:=IF([.B18]&lt;&gt;&quot;&quot;;MIN([.H18];[.K18];[.N18];[.R18];[.U18]);&quot;&quot;)" office:value-type="currency" office:currency="EUR" office:value="0">
            <text:p>0,000 €</text:p>
          </table:table-cell>
          <table:table-cell table:style-name="ce116" table:formula="of:=[.B18]" office:value-type="float" office:value="1">
            <text:p>1</text:p>
          </table:table-cell>
          <table:table-cell table:style-name="ce133" table:formula="of:=[.Z18]*[.AA18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office:value-type="float" office:value="4">
            <text:p>4</text:p>
          </table:table-cell>
          <table:table-cell table:style-name="ce13" office:value-type="string">
            <text:p>3n3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69, C70, C73, C74</text:p>
          </table:table-cell>
          <table:table-cell table:style-name="ce13" office:value-type="string">
            <text:p>2896578</text:p>
          </table:table-cell>
          <table:table-cell table:style-name="ce13" office:value-type="string">
            <text:p>VJ0805Y332KXACW1BC</text:p>
          </table:table-cell>
          <table:table-cell table:style-name="ce44" office:value-type="float" office:value="0.0253">
            <text:p>0,02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260-1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0805C332K5R</text:p>
          </table:table-cell>
          <table:table-cell table:style-name="ce70" office:value-type="float" office:value="0.024">
            <text:p>0,02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37-7009</text:p>
          </table:table-cell>
          <table:table-cell table:style-name="ce13" office:value-type="string">
            <text:p>GRM216R71H332KA01D</text:p>
          </table:table-cell>
          <table:table-cell table:style-name="ce70" office:value-type="float" office:value="0.06">
            <text:p>0,060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VJ0805Y333KXACW1BC</text:p>
          </table:table-cell>
          <table:table-cell table:style-name="ce44" office:value-type="float" office:value="0.0231">
            <text:p>0,02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9]&lt;&gt;&quot;&quot;;&quot;&quot;;[.B19])" office:value-type="float" office:value="4">
            <text:p>4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2" table:formula="of:=IF([.B19]&lt;&gt;&quot;&quot;;MIN([.H19];[.K19];[.N19];[.R19];[.U19]);&quot;&quot;)" office:value-type="currency" office:currency="EUR" office:value="0.0231">
            <text:p>0,023 €</text:p>
          </table:table-cell>
          <table:table-cell table:style-name="ce116" table:formula="of:=[.B19]" office:value-type="float" office:value="4">
            <text:p>4</text:p>
          </table:table-cell>
          <table:table-cell table:style-name="ce133" table:formula="of:=[.Z19]*[.AA19]" office:value-type="float" office:value="0.0924">
            <text:p>0,09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u/100V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7, C40</text:p>
          </table:table-cell>
          <table:table-cell table:style-name="ce14" office:value-type="string">
            <text:p>2579026</text:p>
          </table:table-cell>
          <table:table-cell table:style-name="ce23" office:value-type="string">
            <text:p>C1206X105K1RACAUTO</text:p>
          </table:table-cell>
          <table:table-cell table:style-name="ce45" office:value-type="float" office:value="0.635">
            <text:p>0,635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1948-6-ND</text:p>
          </table:table-cell>
          <table:table-cell table:style-name="ce71" office:value-type="float" office:value="0.271">
            <text:p>0,2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3216X7R2A105M</text:p>
          </table:table-cell>
          <table:table-cell table:style-name="ce71" office:value-type="float" office:value="0.227">
            <text:p>0,2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36-4396</text:p>
          </table:table-cell>
          <table:table-cell table:style-name="ce87" office:value-type="string">
            <text:p>12061C105KAT2A</text:p>
          </table:table-cell>
          <table:table-cell table:style-name="ce71" office:value-type="float" office:value="0.294">
            <text:p>0,294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0]&lt;&gt;&quot;&quot;;&quot;&quot;;[.B20])" office:value-type="float" office:value="2">
            <text:p>2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Mouser">
            <text:p>Mouser</text:p>
          </table:table-cell>
          <table:table-cell table:style-name="ce122" table:formula="of:=IF([.B20]&lt;&gt;&quot;&quot;;MIN([.H20];[.K20];[.N20];[.R20];[.U20]);&quot;&quot;)" office:value-type="currency" office:currency="EUR" office:value="0.227">
            <text:p>0,227 €</text:p>
          </table:table-cell>
          <table:table-cell table:style-name="ce116" table:formula="of:=[.B20]" office:value-type="float" office:value="2">
            <text:p>2</text:p>
          </table:table-cell>
          <table:table-cell table:style-name="ce133" table:formula="of:=[.Z20]*[.AA20]" office:value-type="float" office:value="0.454">
            <text:p>0,45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3" office:value-type="string">
            <text:p>470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8, C88</text:p>
          </table:table-cell>
          <table:table-cell table:style-name="ce13" office:value-type="string">
            <text:p>2627486</text:p>
          </table:table-cell>
          <table:table-cell table:style-name="ce13" office:value-type="string">
            <text:p>MC0805F474Z500CT</text:p>
          </table:table-cell>
          <table:table-cell table:style-name="ce44" office:value-type="float" office:value="0.187">
            <text:p>0,187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6482-1-ND</text:p>
          </table:table-cell>
          <table:table-cell table:style-name="ce70" office:value-type="float" office:value="0.082">
            <text:p>0,08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805KKX7R9BB474</text:p>
          </table:table-cell>
          <table:table-cell table:style-name="ce70" office:value-type="float" office:value="0.107">
            <text:p>0,10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378-700</text:p>
          </table:table-cell>
          <table:table-cell table:style-name="ce13" office:value-type="string">
            <text:p>0805CG471J9BB</text:p>
          </table:table-cell>
          <table:table-cell table:style-name="ce70" office:value-type="float" office:value="0.04">
            <text:p>0,040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0805C474K4RAC</text:p>
          </table:table-cell>
          <table:table-cell table:style-name="ce44" office:value-type="float" office:value="0.02107">
            <text:p>0,021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21]&lt;&gt;&quot;&quot;;&quot;&quot;;[.B21])" office:value-type="float" office:value="2">
            <text:p>2</text:p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2" table:formula="of:=IF([.B21]&lt;&gt;&quot;&quot;;MIN([.H21];[.K21];[.N21];[.R21];[.U21]);&quot;&quot;)" office:value-type="currency" office:currency="EUR" office:value="0.02107">
            <text:p>0,021 €</text:p>
          </table:table-cell>
          <table:table-cell table:style-name="ce116" table:formula="of:=[.B21]" office:value-type="float" office:value="2">
            <text:p>2</text:p>
          </table:table-cell>
          <table:table-cell table:style-name="ce133" table:formula="of:=[.Z21]*[.AA21]" office:value-type="float" office:value="0.04214">
            <text:p>0,042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27">
            <text:p>27</text:p>
          </table:table-cell>
          <table:table-cell table:style-name="ce14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C9, C21, C23, C24, C25, C35, C36, C37, C38, C39, C50, C51, C52, C56, C57, C58, C61, C62, C65, C68, C71, C75, C77, C79, C80, C82, C84</text:p>
          </table:table-cell>
          <table:table-cell table:style-name="ce14" office:value-type="string">
            <text:p>2522597</text:p>
          </table:table-cell>
          <table:table-cell table:style-name="ce23" office:value-type="string">
            <text:p>C0603C104K4RAC7081</text:p>
          </table:table-cell>
          <table:table-cell table:style-name="ce45" office:value-type="float" office:value="0.0111">
            <text:p>0,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,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,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87" office:value-type="string">
            <text:p>VJ0603Y104KXJAT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10B104KA8NNNC</text:p>
          </table:table-cell>
          <table:table-cell table:style-name="ce45" office:value-type="float" office:value="0.098">
            <text:p>0,098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2]&lt;&gt;&quot;&quot;;&quot;&quot;;[.B22])" office:value-type="float" office:value="27">
            <text:p>27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Mouser">
            <text:p>Mouser</text:p>
          </table:table-cell>
          <table:table-cell table:style-name="ce122" table:formula="of:=IF([.B22]&lt;&gt;&quot;&quot;;MIN([.H22];[.K22];[.N22];[.R22];[.U22]);&quot;&quot;)" office:value-type="currency" office:currency="EUR" office:value="0.007">
            <text:p>0,007 €</text:p>
          </table:table-cell>
          <table:table-cell table:style-name="ce116" table:formula="of:=[.B22]" office:value-type="float" office:value="27">
            <text:p>27</text:p>
          </table:table-cell>
          <table:table-cell table:style-name="ce133" table:formula="of:=[.Z22]*[.AA22]" office:value-type="float" office:value="0.189">
            <text:p>0,18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1">
            <text:p>21</text:p>
          </table:table-cell>
          <table:table-cell office:value-type="float" office:value="2">
            <text:p>2</text:p>
          </table:table-cell>
          <table:table-cell table:style-name="ce13" office:value-type="string">
            <text:p>10n/2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90, C94</text:p>
          </table:table-cell>
          <table:table-cell table:style-name="ce13" office:value-type="string">
            <text:p>2812560</text:p>
          </table:table-cell>
          <table:table-cell table:style-name="ce13" office:value-type="string">
            <text:p>885342207005</text:p>
          </table:table-cell>
          <table:table-cell table:style-name="ce44" office:value-type="float" office:value="0.0783">
            <text:p>0,07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311-4491-1-ND</text:p>
          </table:table-cell>
          <table:table-cell table:style-name="ce70" office:value-type="float" office:value="0.15">
            <text:p>0,15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1206KRX7RABB103</text:p>
          </table:table-cell>
          <table:table-cell table:style-name="ce70" office:value-type="float" office:value="0.129">
            <text:p>0,129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69-8647</text:p>
          </table:table-cell>
          <table:table-cell table:style-name="ce13" office:value-type="string">
            <text:p>CC1206KRX7RABB103</text:p>
          </table:table-cell>
          <table:table-cell table:style-name="ce70" office:value-type="float" office:value="0.128">
            <text:p>0,128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VJ1206Y103KXCTW1BC</text:p>
          </table:table-cell>
          <table:table-cell table:style-name="ce44" office:value-type="float" office:value="0.01899">
            <text:p>0,019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23]&lt;&gt;&quot;&quot;;&quot;&quot;;[.B23])" office:value-type="float" office:value="2">
            <text:p>2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2" table:formula="of:=IF([.B23]&lt;&gt;&quot;&quot;;MIN([.H23];[.K23];[.N23];[.R23];[.U23]);&quot;&quot;)" office:value-type="currency" office:currency="EUR" office:value="0.01899">
            <text:p>0,019 €</text:p>
          </table:table-cell>
          <table:table-cell table:style-name="ce116" table:formula="of:=[.B23]" office:value-type="float" office:value="2">
            <text:p>2</text:p>
          </table:table-cell>
          <table:table-cell table:style-name="ce133" table:formula="of:=[.Z23]*[.AA23]" office:value-type="float" office:value="0.03798">
            <text:p>0,03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TPS15H100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D1</text:p>
          </table:table-cell>
          <table:table-cell table:style-name="ce14" office:value-type="string">
            <text:p>2344052</text:p>
          </table:table-cell>
          <table:table-cell table:style-name="ce23" office:value-type="string">
            <text:p>STPS15H100CB-TR </text:p>
          </table:table-cell>
          <table:table-cell table:style-name="ce45" office:value-type="float" office:value="1.01">
            <text:p>1,0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11400-5-ND</text:p>
          </table:table-cell>
          <table:table-cell table:style-name="ce71" office:value-type="float" office:value="1.07">
            <text:p>1,0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STPS15H100CB-TR</text:p>
          </table:table-cell>
          <table:table-cell table:style-name="ce71" office:value-type="float" office:value="1.05">
            <text:p>1,05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5-9075</text:p>
          </table:table-cell>
          <table:table-cell table:style-name="ce87" office:value-type="string">
            <text:p>STPS15H100CB-TR </text:p>
          </table:table-cell>
          <table:table-cell table:style-name="ce71" office:value-type="float" office:value="1.088">
            <text:p>1,088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4]&lt;&gt;&quot;&quot;;&quot;&quot;;[.B24])" office:value-type="float" office:value="1">
            <text:p>1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Farnell">
            <text:p>Farnell</text:p>
          </table:table-cell>
          <table:table-cell table:style-name="ce122" table:formula="of:=IF([.B24]&lt;&gt;&quot;&quot;;MIN([.H24];[.K24];[.N24];[.R24];[.U24]);&quot;&quot;)" office:value-type="currency" office:currency="EUR" office:value="1.01">
            <text:p>1,010 €</text:p>
          </table:table-cell>
          <table:table-cell table:style-name="ce116" table:formula="of:=[.B24]" office:value-type="float" office:value="1">
            <text:p>1</text:p>
          </table:table-cell>
          <table:table-cell table:style-name="ce133" table:formula="of:=[.Z24]*[.AA24]" office:value-type="float" office:value="1.01">
            <text:p>1,0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3" office:value-type="string">
            <text:p>SK55</text:p>
          </table:table-cell>
          <table:table-cell table:style-name="ce22" office:value-type="string">
            <text:p>SMB</text:p>
          </table:table-cell>
          <table:table-cell table:style-name="ce13" office:value-type="string">
            <text:p>D10</text:p>
          </table:table-cell>
          <table:table-cell table:style-name="ce13" office:value-type="string">
            <text:p>1299292</text:p>
          </table:table-cell>
          <table:table-cell table:style-name="ce13" office:value-type="string">
            <text:p>SK56C</text:p>
          </table:table-cell>
          <table:table-cell table:style-name="ce44" office:value-type="float" office:value="0.608">
            <text:p>0,608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K55L-TPMSCT-ND </text:p>
          </table:table-cell>
          <table:table-cell table:style-name="ce70" office:value-type="float" office:value="0.43">
            <text:p>0,4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33-SK56A-LTP</text:p>
          </table:table-cell>
          <table:table-cell table:style-name="ce70" office:value-type="float" office:value="0.489">
            <text:p>0,48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43-5961</text:p>
          </table:table-cell>
          <table:table-cell table:style-name="ce13" office:value-type="string">
            <text:p>SK56B R4</text:p>
          </table:table-cell>
          <table:table-cell table:style-name="ce70" office:value-type="float" office:value="0.443">
            <text:p>0,443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SK55-DIO</text:p>
          </table:table-cell>
          <table:table-cell table:style-name="ce44" office:value-type="float" office:value="0.1185">
            <text:p>0,119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25]&lt;&gt;&quot;&quot;;&quot;&quot;;[.B25])" office:value-type="float" office:value="1">
            <text:p>1</text:p>
          </table:table-cell>
          <table:table-cell table:style-name="ce116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2" table:formula="of:=IF([.B25]&lt;&gt;&quot;&quot;;MIN([.H25];[.K25];[.N25];[.R25];[.U25]);&quot;&quot;)" office:value-type="currency" office:currency="EUR" office:value="0.1185">
            <text:p>0,119 €</text:p>
          </table:table-cell>
          <table:table-cell table:style-name="ce116" table:formula="of:=[.B25]" office:value-type="float" office:value="1">
            <text:p>1</text:p>
          </table:table-cell>
          <table:table-cell table:style-name="ce133" table:formula="of:=[.Z25]*[.AA25]" office:value-type="float" office:value="0.1185">
            <text:p>0,11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K10100D1-DIO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D14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SBRT10U60D1-13DICT-ND</text:p>
          </table:table-cell>
          <table:table-cell table:style-name="ce71" office:value-type="float" office:value="0.81">
            <text:p>0,8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21-SBRT10U60D1Q-13</text:p>
          </table:table-cell>
          <table:table-cell table:style-name="ce71" office:value-type="float" office:value="0.777">
            <text:p>0,77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SK10100D1-DIO</text:p>
          </table:table-cell>
          <table:table-cell table:style-name="ce45" office:value-type="float" office:value="0.31">
            <text:p>0,310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26]&lt;&gt;&quot;&quot;;&quot;&quot;;[.B26])" office:value-type="float" office:value="1">
            <text:p>1</text:p>
          </table:table-cell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2" table:formula="of:=IF([.B26]&lt;&gt;&quot;&quot;;MIN([.H26];[.K26];[.N26];[.R26];[.U26]);&quot;&quot;)" office:value-type="currency" office:currency="EUR" office:value="0.31">
            <text:p>0,310 €</text:p>
          </table:table-cell>
          <table:table-cell table:style-name="ce116" table:formula="of:=[.B26]" office:value-type="float" office:value="1">
            <text:p>1</text:p>
          </table:table-cell>
          <table:table-cell table:style-name="ce133" table:formula="of:=[.Z26]*[.AA26]" office:value-type="float" office:value="0.31">
            <text:p>0,3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office:value-type="float" office:value="12">
            <text:p>12</text:p>
          </table:table-cell>
          <table:table-cell table:style-name="ce13" office:value-type="string">
            <text:p>BAS316</text:p>
          </table:table-cell>
          <table:table-cell table:style-name="ce22" office:value-type="string">
            <text:p>SOD-323</text:p>
          </table:table-cell>
          <table:table-cell table:style-name="ce13" office:value-type="string">
            <text:p>D2, D3, D4, D5, D6, D7, D8, D9, D11, D12, D13, D15</text:p>
          </table:table-cell>
          <table:table-cell table:style-name="ce13" office:value-type="string">
            <text:p>8734275</text:p>
          </table:table-cell>
          <table:table-cell table:style-name="ce13" office:value-type="string">
            <text:p>BAS316,115</text:p>
          </table:table-cell>
          <table:table-cell table:style-name="ce44" office:value-type="float" office:value="0.193">
            <text:p>0,19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7370-1-ND</text:p>
          </table:table-cell>
          <table:table-cell table:style-name="ce70" office:value-type="float" office:value="0.12">
            <text:p>0,1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71-BAS316-T/R</text:p>
          </table:table-cell>
          <table:table-cell table:style-name="ce70" office:value-type="float" office:value="0.179">
            <text:p>0,17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397-2914</text:p>
          </table:table-cell>
          <table:table-cell table:style-name="ce13" office:value-type="string">
            <text:p>BAS316,115</text:p>
          </table:table-cell>
          <table:table-cell table:style-name="ce70" office:value-type="float" office:value="0.122">
            <text:p>0,122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BAS316,115</text:p>
          </table:table-cell>
          <table:table-cell table:style-name="ce44" office:value-type="float" office:value="0.02645">
            <text:p>0,026</text:p>
          </table:table-cell>
          <table:table-cell table:style-name="ce77" office:value-type="float" office:value="25">
            <text:p>25</text:p>
          </table:table-cell>
          <table:table-cell table:style-name="ce104"/>
          <table:table-cell table:style-name="ce77" table:formula="of:=IF([.W27]&lt;&gt;&quot;&quot;;&quot;&quot;;[.B27])" office:value-type="float" office:value="12">
            <text:p>12</text:p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2" table:formula="of:=IF([.B27]&lt;&gt;&quot;&quot;;MIN([.H27];[.K27];[.N27];[.R27];[.U27]);&quot;&quot;)" office:value-type="currency" office:currency="EUR" office:value="0.02645">
            <text:p>0,026 €</text:p>
          </table:table-cell>
          <table:table-cell table:style-name="ce116" table:formula="of:=[.B27]" office:value-type="float" office:value="12">
            <text:p>12</text:p>
          </table:table-cell>
          <table:table-cell table:style-name="ce133" table:formula="of:=[.Z27]*[.AA27]" office:value-type="float" office:value="0.3174">
            <text:p>0,31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ZH32</text:p>
          </table:table-cell>
          <table:table-cell table:style-name="ce23" office:value-type="string">
            <text:p>ZH32</text:p>
          </table:table-cell>
          <table:table-cell table:style-name="ce14" office:value-type="string">
            <text:p>F1, F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ZH32</text:p>
          </table:table-cell>
          <table:table-cell table:style-name="ce45" office:value-type="float" office:value="0.228">
            <text:p>0,228</text:p>
          </table:table-cell>
          <table:table-cell table:style-name="ce78" office:value-type="float" office:value="5">
            <text:p>5</text:p>
          </table:table-cell>
          <table:table-cell table:style-name="ce105" table:formula="of:=[.B28]" office:value-type="float" office:value="2">
            <text:p>2</text:p>
          </table:table-cell>
          <table:table-cell table:style-name="ce78" table:formula="of:=IF([.W28]&lt;&gt;&quot;&quot;;&quot;&quot;;[.B28])">
            <text:p/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2" table:formula="of:=IF([.B28]&lt;&gt;&quot;&quot;;MIN([.H28];[.K28];[.N28];[.R28];[.U28]);&quot;&quot;)" office:value-type="currency" office:currency="EUR" office:value="0.228">
            <text:p>0,228 €</text:p>
          </table:table-cell>
          <table:table-cell table:style-name="ce116" table:formula="of:=[.B28]" office:value-type="float" office:value="2">
            <text:p>2</text:p>
          </table:table-cell>
          <table:table-cell table:style-name="ce133" table:formula="of:=[.Z28]*[.AA28]" office:value-type="float" office:value="0.456">
            <text:p>0,45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7">
            <text:p>27</text:p>
          </table:table-cell>
          <table:table-cell office:value-type="float" office:value="3">
            <text:p>3</text:p>
          </table:table-cell>
          <table:table-cell table:style-name="ce13" office:value-type="string">
            <text:p>BLM18AG102SH1D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FB1, FB2, FB3</text:p>
          </table:table-cell>
          <table:table-cell table:style-name="ce13" office:value-type="string">
            <text:p>1515671</text:p>
          </table:table-cell>
          <table:table-cell table:style-name="ce13" office:value-type="string">
            <text:p>BLM18AG102SN1D</text:p>
          </table:table-cell>
          <table:table-cell table:style-name="ce44" office:value-type="float" office:value="0.0531">
            <text:p>0,053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7809-1-ND</text:p>
          </table:table-cell>
          <table:table-cell table:style-name="ce70" office:value-type="float" office:value="0.081">
            <text:p>0,08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-BLM18AG102SH1D</text:p>
          </table:table-cell>
          <table:table-cell table:style-name="ce70" office:value-type="float" office:value="0.063">
            <text:p>0,06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39-0803</text:p>
          </table:table-cell>
          <table:table-cell table:style-name="ce13" office:value-type="string">
            <text:p>BLM18AG102SH1D</text:p>
          </table:table-cell>
          <table:table-cell table:style-name="ce70" office:value-type="float" office:value="0.043">
            <text:p>0,043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BLM18AG102SH1D</text:p>
          </table:table-cell>
          <table:table-cell table:style-name="ce44" office:value-type="float" office:value="0.0156">
            <text:p>0,016</text:p>
          </table:table-cell>
          <table:table-cell table:style-name="ce77" office:value-type="float" office:value="50">
            <text:p>50</text:p>
          </table:table-cell>
          <table:table-cell table:style-name="ce104"/>
          <table:table-cell table:style-name="ce77" table:formula="of:=IF([.W29]&lt;&gt;&quot;&quot;;&quot;&quot;;[.B29])" office:value-type="float" office:value="3">
            <text:p>3</text:p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2" table:formula="of:=IF([.B29]&lt;&gt;&quot;&quot;;MIN([.H29];[.K29];[.N29];[.R29];[.U29]);&quot;&quot;)" office:value-type="currency" office:currency="EUR" office:value="0.0156">
            <text:p>0,016 €</text:p>
          </table:table-cell>
          <table:table-cell table:style-name="ce116" table:formula="of:=[.B29]" office:value-type="float" office:value="3">
            <text:p>3</text:p>
          </table:table-cell>
          <table:table-cell table:style-name="ce133" table:formula="of:=[.Z29]*[.AA29]" office:value-type="float" office:value="0.0468">
            <text:p>0,04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TC3864EMSE#PBF</text:p>
          </table:table-cell>
          <table:table-cell table:style-name="ce23" office:value-type="string">
            <text:p>TSSOP-12</text:p>
          </table:table-cell>
          <table:table-cell table:style-name="ce14" office:value-type="string">
            <text:p>IC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LTC3864EMSE#PBF-ND</text:p>
          </table:table-cell>
          <table:table-cell table:style-name="ce71" office:value-type="float" office:value="4.44">
            <text:p>4,4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84-LTC3864EMSE#PBF</text:p>
          </table:table-cell>
          <table:table-cell table:style-name="ce71" office:value-type="float" office:value="4.36">
            <text:p>4,3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0]&lt;&gt;&quot;&quot;;&quot;&quot;;[.B30])" office:value-type="float" office:value="1">
            <text:p>1</text:p>
          </table:table-cell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Mouser">
            <text:p>Mouser</text:p>
          </table:table-cell>
          <table:table-cell table:style-name="ce122" table:formula="of:=IF([.B30]&lt;&gt;&quot;&quot;;MIN([.H30];[.K30];[.N30];[.R30];[.U30]);&quot;&quot;)" office:value-type="currency" office:currency="EUR" office:value="4.36">
            <text:p>4,360 €</text:p>
          </table:table-cell>
          <table:table-cell table:style-name="ce116" table:formula="of:=[.B30]" office:value-type="float" office:value="1">
            <text:p>1</text:p>
          </table:table-cell>
          <table:table-cell table:style-name="ce133" table:formula="of:=[.Z30]*[.AA30]" office:value-type="float" office:value="4.36">
            <text:p>4,3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office:value-type="float" office:value="2">
            <text:p>2</text:p>
          </table:table-cell>
          <table:table-cell table:style-name="ce13" office:value-type="string">
            <text:p>MC33272ADR2G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10, IC11</text:p>
          </table:table-cell>
          <table:table-cell table:style-name="ce13" office:value-type="string">
            <text:p>2531389</text:p>
          </table:table-cell>
          <table:table-cell table:style-name="ce13" office:value-type="string">
            <text:p>MC33272ADR2G</text:p>
          </table:table-cell>
          <table:table-cell table:style-name="ce44" office:value-type="float" office:value="0.854">
            <text:p>0,854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MC33272ADR2GOSCT-ND</text:p>
          </table:table-cell>
          <table:table-cell table:style-name="ce70" office:value-type="float" office:value="0.91">
            <text:p>0,9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MC33272ADR2G</text:p>
          </table:table-cell>
          <table:table-cell table:style-name="ce70" office:value-type="float" office:value="0.865">
            <text:p>0,865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73-7778</text:p>
          </table:table-cell>
          <table:table-cell table:style-name="ce13" office:value-type="string">
            <text:p>MC33272ADR2G</text:p>
          </table:table-cell>
          <table:table-cell table:style-name="ce70" office:value-type="float" office:value="0.865">
            <text:p>0,865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MC33272ADR2G</text:p>
          </table:table-cell>
          <table:table-cell table:style-name="ce44" office:value-type="float" office:value="0.57">
            <text:p>0,57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 table:formula="of:=IF([.W31]&lt;&gt;&quot;&quot;;&quot;&quot;;[.B31])" office:value-type="float" office:value="2">
            <text:p>2</text:p>
          </table:table-cell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2" table:formula="of:=IF([.B31]&lt;&gt;&quot;&quot;;MIN([.H31];[.K31];[.N31];[.R31];[.U31]);&quot;&quot;)" office:value-type="currency" office:currency="EUR" office:value="0.57">
            <text:p>0,570 €</text:p>
          </table:table-cell>
          <table:table-cell table:style-name="ce116" table:formula="of:=[.B31]" office:value-type="float" office:value="2">
            <text:p>2</text:p>
          </table:table-cell>
          <table:table-cell table:style-name="ce133" table:formula="of:=[.Z31]*[.AA31]" office:value-type="float" office:value="1.14">
            <text:p>1,1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TC2050HVCS8#PBF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LTC2050HVCS8#PBF-ND</text:p>
          </table:table-cell>
          <table:table-cell table:style-name="ce71" office:value-type="float" office:value="2.76">
            <text:p>2,7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84-LTC2050HVCS8#PBF</text:p>
          </table:table-cell>
          <table:table-cell table:style-name="ce71" office:value-type="float" office:value="2.71">
            <text:p>2,7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2-6746</text:p>
          </table:table-cell>
          <table:table-cell table:style-name="ce87" office:value-type="string">
            <text:p>LTC2050HVCS8#PBF</text:p>
          </table:table-cell>
          <table:table-cell table:style-name="ce71" office:value-type="float" office:value="2.155">
            <text:p>2,155</text:p>
          </table:table-cell>
          <table:table-cell table:style-name="ce78" office:value-type="float" office:value="2">
            <text:p>2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2]&lt;&gt;&quot;&quot;;&quot;&quot;;[.B32])" office:value-type="float" office:value="1">
            <text:p>1</text:p>
          </table:table-cell>
          <table:table-cell table:style-name="ce116" table:formula="of:=IF([.Z32]=[.H32];&quot;Farnell&quot;; IF([.Z32]=[.K32]; &quot;Digikey&quot;; IF([.Z32]=[.N32]; &quot;Mouser&quot;; IF([.Z32]=[.R32]; &quot;RS&quot;; IF([.Z32]=[.U32]; &quot;TME&quot;)))))" office:value-type="string" office:string-value="RS">
            <text:p>RS</text:p>
          </table:table-cell>
          <table:table-cell table:style-name="ce122" table:formula="of:=IF([.B32]&lt;&gt;&quot;&quot;;MIN([.H32];[.K32];[.N32];[.R32];[.U32]);&quot;&quot;)" office:value-type="currency" office:currency="EUR" office:value="2.155">
            <text:p>2,155 €</text:p>
          </table:table-cell>
          <table:table-cell table:style-name="ce116" table:formula="of:=[.B32]" office:value-type="float" office:value="1">
            <text:p>1</text:p>
          </table:table-cell>
          <table:table-cell table:style-name="ce133" table:formula="of:=[.Z32]*[.AA32]" office:value-type="float" office:value="2.155">
            <text:p>2,15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74AUP1G74DC.125</text:p>
          </table:table-cell>
          <table:table-cell table:style-name="ce22" office:value-type="string">
            <text:p>VSSOP-8</text:p>
          </table:table-cell>
          <table:table-cell table:style-name="ce13" office:value-type="string">
            <text:p>IC13</text:p>
          </table:table-cell>
          <table:table-cell table:style-name="ce13" office:value-type="string">
            <text:p>2445023</text:p>
          </table:table-cell>
          <table:table-cell table:style-name="ce13" office:value-type="string">
            <text:p>74AUP1G74DC,125</text:p>
          </table:table-cell>
          <table:table-cell table:style-name="ce44" office:value-type="float" office:value="0.369">
            <text:p>0,369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727-6029-1-ND</text:p>
          </table:table-cell>
          <table:table-cell table:style-name="ce70" office:value-type="float" office:value="0.43">
            <text:p>0,4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71-AUP1GDC125</text:p>
          </table:table-cell>
          <table:table-cell table:style-name="ce70" office:value-type="float" office:value="0.419">
            <text:p>0,41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13-9254</text:p>
          </table:table-cell>
          <table:table-cell table:style-name="ce13" office:value-type="string">
            <text:p>74AUP1G74DC,125</text:p>
          </table:table-cell>
          <table:table-cell table:style-name="ce70" office:value-type="float" office:value="0.408">
            <text:p>0,408</text:p>
          </table:table-cell>
          <table:table-cell table:style-name="ce77" office:value-type="float" office:value="20">
            <text:p>20</text:p>
          </table:table-cell>
          <table:table-cell table:style-name="ce13" office:value-type="string">
            <text:p>74AUP1G74DC.125</text:p>
          </table:table-cell>
          <table:table-cell table:style-name="ce44" office:value-type="float" office:value="0.3232">
            <text:p>0,323</text:p>
          </table:table-cell>
          <table:table-cell table:style-name="ce77" office:value-type="float" office:value="3">
            <text:p>3</text:p>
          </table:table-cell>
          <table:table-cell table:style-name="ce104"/>
          <table:table-cell table:style-name="ce77" table:formula="of:=IF([.W33]&lt;&gt;&quot;&quot;;&quot;&quot;;[.B33])" office:value-type="float" office:value="1">
            <text:p>1</text:p>
          </table:table-cell>
          <table:table-cell table:style-name="ce116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2" table:formula="of:=IF([.B33]&lt;&gt;&quot;&quot;;MIN([.H33];[.K33];[.N33];[.R33];[.U33]);&quot;&quot;)" office:value-type="currency" office:currency="EUR" office:value="0.3232">
            <text:p>0,323 €</text:p>
          </table:table-cell>
          <table:table-cell table:style-name="ce116" table:formula="of:=[.B33]" office:value-type="float" office:value="1">
            <text:p>1</text:p>
          </table:table-cell>
          <table:table-cell table:style-name="ce133" table:formula="of:=[.Z33]*[.AA33]" office:value-type="float" office:value="0.3232">
            <text:p>0,32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P23S17-E/SS</text:p>
          </table:table-cell>
          <table:table-cell table:style-name="ce23" office:value-type="string">
            <text:p>SSOP-28</text:p>
          </table:table-cell>
          <table:table-cell table:style-name="ce14" office:value-type="string">
            <text:p>IC14</text:p>
          </table:table-cell>
          <table:table-cell table:style-name="ce14" office:value-type="string">
            <text:p>1467675</text:p>
          </table:table-cell>
          <table:table-cell table:style-name="ce23" office:value-type="string">
            <text:p>MCP23S17-E/SS</text:p>
          </table:table-cell>
          <table:table-cell table:style-name="ce45" office:value-type="float" office:value="1.16">
            <text:p>1,16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P23S17-E/SS-ND</text:p>
          </table:table-cell>
          <table:table-cell table:style-name="ce71" office:value-type="float" office:value="1.21">
            <text:p>1,2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79-MCP23S17-E/SS</text:p>
          </table:table-cell>
          <table:table-cell table:style-name="ce71" office:value-type="float" office:value="1.18">
            <text:p>1,18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69-6452</text:p>
          </table:table-cell>
          <table:table-cell table:style-name="ce87" office:value-type="string">
            <text:p>MCP23S17-E/SS</text:p>
          </table:table-cell>
          <table:table-cell table:style-name="ce71" office:value-type="float" office:value="1.188">
            <text:p>1,188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MCP23S17-E/SS</text:p>
          </table:table-cell>
          <table:table-cell table:style-name="ce45" office:value-type="float" office:value="1.23">
            <text:p>1,23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34]&lt;&gt;&quot;&quot;;&quot;&quot;;[.B34])" office:value-type="float" office:value="1">
            <text:p>1</text:p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Farnell">
            <text:p>Farnell</text:p>
          </table:table-cell>
          <table:table-cell table:style-name="ce122" table:formula="of:=IF([.B34]&lt;&gt;&quot;&quot;;MIN([.H34];[.K34];[.N34];[.R34];[.U34]);&quot;&quot;)" office:value-type="currency" office:currency="EUR" office:value="1.16">
            <text:p>1,160 €</text:p>
          </table:table-cell>
          <table:table-cell table:style-name="ce116" table:formula="of:=[.B34]" office:value-type="float" office:value="1">
            <text:p>1</text:p>
          </table:table-cell>
          <table:table-cell table:style-name="ce133" table:formula="of:=[.Z34]*[.AA34]" office:value-type="float" office:value="1.16">
            <text:p>1,1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REF5025AIDR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15</text:p>
          </table:table-cell>
          <table:table-cell table:style-name="ce13" office:value-type="string">
            <text:p>1439622</text:p>
          </table:table-cell>
          <table:table-cell table:style-name="ce13" office:value-type="string">
            <text:p>REF5025AIDG4</text:p>
          </table:table-cell>
          <table:table-cell table:style-name="ce44" office:value-type="float" office:value="3.44">
            <text:p>3,44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96-39165-1-ND</text:p>
          </table:table-cell>
          <table:table-cell table:style-name="ce70" office:value-type="float" office:value="2.66">
            <text:p>2,6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REF5025AIDR</text:p>
          </table:table-cell>
          <table:table-cell table:style-name="ce70" office:value-type="float" office:value="2.54">
            <text:p>2,5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404-304</text:p>
          </table:table-cell>
          <table:table-cell table:style-name="ce13" office:value-type="string">
            <text:p>REF5025AID</text:p>
          </table:table-cell>
          <table:table-cell table:style-name="ce70" office:value-type="float" office:value="3.03">
            <text:p>3,03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35]&lt;&gt;&quot;&quot;;&quot;&quot;;[.B35])" office:value-type="float" office:value="1">
            <text:p>1</text:p>
          </table:table-cell>
          <table:table-cell table:style-name="ce116" table:formula="of:=IF([.Z35]=[.H35];&quot;Farnell&quot;; IF([.Z35]=[.K35]; &quot;Digikey&quot;; IF([.Z35]=[.N35]; &quot;Mouser&quot;; IF([.Z35]=[.R35]; &quot;RS&quot;; IF([.Z35]=[.U35]; &quot;TME&quot;)))))" office:value-type="string" office:string-value="Mouser">
            <text:p>Mouser</text:p>
          </table:table-cell>
          <table:table-cell table:style-name="ce122" table:formula="of:=IF([.B35]&lt;&gt;&quot;&quot;;MIN([.H35];[.K35];[.N35];[.R35];[.U35]);&quot;&quot;)" office:value-type="currency" office:currency="EUR" office:value="2.54">
            <text:p>2,540 €</text:p>
          </table:table-cell>
          <table:table-cell table:style-name="ce116" table:formula="of:=[.B35]" office:value-type="float" office:value="1">
            <text:p>1</text:p>
          </table:table-cell>
          <table:table-cell table:style-name="ce133" table:formula="of:=[.Z35]*[.AA35]" office:value-type="float" office:value="2.54">
            <text:p>2,5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AC8552IDGKR</text:p>
          </table:table-cell>
          <table:table-cell table:style-name="ce23" office:value-type="string">
            <text:p>VSSOP-8</text:p>
          </table:table-cell>
          <table:table-cell table:style-name="ce14" office:value-type="string">
            <text:p>IC16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296-46082-1-ND</text:p>
          </table:table-cell>
          <table:table-cell table:style-name="ce71" office:value-type="float" office:value="6.43">
            <text:p>6,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DAC8552IDGKR</text:p>
          </table:table-cell>
          <table:table-cell table:style-name="ce71" office:value-type="float" office:value="6.15">
            <text:p>6,15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6]&lt;&gt;&quot;&quot;;&quot;&quot;;[.B36])" office:value-type="float" office:value="1">
            <text:p>1</text:p>
          </table:table-cell>
          <table:table-cell table:style-name="ce116" table:formula="of:=IF([.Z36]=[.H36];&quot;Farnell&quot;; IF([.Z36]=[.K36]; &quot;Digikey&quot;; IF([.Z36]=[.N36]; &quot;Mouser&quot;; IF([.Z36]=[.R36]; &quot;RS&quot;; IF([.Z36]=[.U36]; &quot;TME&quot;)))))" office:value-type="string" office:string-value="Mouser">
            <text:p>Mouser</text:p>
          </table:table-cell>
          <table:table-cell table:style-name="ce122" table:formula="of:=IF([.B36]&lt;&gt;&quot;&quot;;MIN([.H36];[.K36];[.N36];[.R36];[.U36]);&quot;&quot;)" office:value-type="currency" office:currency="EUR" office:value="6.15">
            <text:p>6,150 €</text:p>
          </table:table-cell>
          <table:table-cell table:style-name="ce116" table:formula="of:=[.B36]" office:value-type="float" office:value="1">
            <text:p>1</text:p>
          </table:table-cell>
          <table:table-cell table:style-name="ce133" table:formula="of:=[.Z36]*[.AA36]" office:value-type="float" office:value="6.15">
            <text:p>6,150</text:p>
          </table:table-cell>
          <table:table-cell table:style-name="ce142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3" office:value-type="string">
            <text:p>SN74LVC1G3157DCKR</text:p>
          </table:table-cell>
          <table:table-cell table:style-name="ce22" office:value-type="string">
            <text:p>SC-70</text:p>
          </table:table-cell>
          <table:table-cell table:style-name="ce13" office:value-type="string">
            <text:p>IC17</text:p>
          </table:table-cell>
          <table:table-cell table:style-name="ce13" office:value-type="string">
            <text:p>1470911</text:p>
          </table:table-cell>
          <table:table-cell table:style-name="ce13" office:value-type="string">
            <text:p>SN74LVC1G3157DCKR</text:p>
          </table:table-cell>
          <table:table-cell table:style-name="ce44" office:value-type="float" office:value="0.274">
            <text:p>0,27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296-14909-1-ND</text:p>
          </table:table-cell>
          <table:table-cell table:style-name="ce70" office:value-type="float" office:value="0.33">
            <text:p>0,3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SN74LVC1G3157DCK</text:p>
          </table:table-cell>
          <table:table-cell table:style-name="ce70" office:value-type="float" office:value="0.323">
            <text:p>0,323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28-2769</text:p>
          </table:table-cell>
          <table:table-cell table:style-name="ce13" office:value-type="string">
            <text:p>SN74LVC1G3157DCKR</text:p>
          </table:table-cell>
          <table:table-cell table:style-name="ce70" office:value-type="float" office:value="0.237">
            <text:p>0,237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SN74LVC1G3157DCKR</text:p>
          </table:table-cell>
          <table:table-cell table:style-name="ce44" office:value-type="float" office:value="0.10667">
            <text:p>0,107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37]&lt;&gt;&quot;&quot;;&quot;&quot;;[.B37])" office:value-type="float" office:value="1">
            <text:p>1</text:p>
          </table:table-cell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2" table:formula="of:=IF([.B37]&lt;&gt;&quot;&quot;;MIN([.H37];[.K37];[.N37];[.R37];[.U37]);&quot;&quot;)" office:value-type="currency" office:currency="EUR" office:value="0.10667">
            <text:p>0,107 €</text:p>
          </table:table-cell>
          <table:table-cell table:style-name="ce116" table:formula="of:=[.B37]" office:value-type="float" office:value="1">
            <text:p>1</text:p>
          </table:table-cell>
          <table:table-cell table:style-name="ce133" table:formula="of:=[.Z37]*[.AA37]" office:value-type="float" office:value="0.10667">
            <text:p>0,10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ADS1120IPWR</text:p>
          </table:table-cell>
          <table:table-cell table:style-name="ce23" office:value-type="string">
            <text:p>TSSOP-16</text:p>
          </table:table-cell>
          <table:table-cell table:style-name="ce14" office:value-type="string">
            <text:p>IC18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296-37280-1-ND</text:p>
          </table:table-cell>
          <table:table-cell table:style-name="ce71" office:value-type="float" office:value="6.03">
            <text:p>6,0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ADS1120IPWR</text:p>
          </table:table-cell>
          <table:table-cell table:style-name="ce71" office:value-type="float" office:value="5.76">
            <text:p>5,7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8]&lt;&gt;&quot;&quot;;&quot;&quot;;[.B38])" office:value-type="float" office:value="1">
            <text:p>1</text:p>
          </table:table-cell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Mouser">
            <text:p>Mouser</text:p>
          </table:table-cell>
          <table:table-cell table:style-name="ce122" table:formula="of:=IF([.B38]&lt;&gt;&quot;&quot;;MIN([.H38];[.K38];[.N38];[.R38];[.U38]);&quot;&quot;)" office:value-type="currency" office:currency="EUR" office:value="5.76">
            <text:p>5,760 €</text:p>
          </table:table-cell>
          <table:table-cell table:style-name="ce116" table:formula="of:=[.B38]" office:value-type="float" office:value="1">
            <text:p>1</text:p>
          </table:table-cell>
          <table:table-cell table:style-name="ce133" table:formula="of:=[.Z38]*[.AA38]" office:value-type="float" office:value="5.76">
            <text:p>5,7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13" office:value-type="string">
            <text:p>LM339D</text:p>
          </table:table-cell>
          <table:table-cell table:style-name="ce22" office:value-type="string">
            <text:p>SOIC-14</text:p>
          </table:table-cell>
          <table:table-cell table:style-name="ce13" office:value-type="string">
            <text:p>IC19</text:p>
          </table:table-cell>
          <table:table-cell table:style-name="ce13" office:value-type="string">
            <text:p>2293778</text:p>
          </table:table-cell>
          <table:table-cell table:style-name="ce13" office:value-type="string">
            <text:p>LM339D</text:p>
          </table:table-cell>
          <table:table-cell table:style-name="ce44" office:value-type="float" office:value="0.264">
            <text:p>0,26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296-1013-1-ND</text:p>
          </table:table-cell>
          <table:table-cell table:style-name="ce70" office:value-type="float" office:value="0.32">
            <text:p>0,3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LM339DR</text:p>
          </table:table-cell>
          <table:table-cell table:style-name="ce70" office:value-type="float" office:value="0.306">
            <text:p>0,30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89-9718</text:p>
          </table:table-cell>
          <table:table-cell table:style-name="ce13" office:value-type="string">
            <text:p>LM339DR2G</text:p>
          </table:table-cell>
          <table:table-cell table:style-name="ce70" office:value-type="float" office:value="0.34">
            <text:p>0,340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LM339DG</text:p>
          </table:table-cell>
          <table:table-cell table:style-name="ce44" office:value-type="float" office:value="0.184">
            <text:p>0,184</text:p>
          </table:table-cell>
          <table:table-cell table:style-name="ce77" office:value-type="float" office:value="3">
            <text:p>3</text:p>
          </table:table-cell>
          <table:table-cell table:style-name="ce104"/>
          <table:table-cell table:style-name="ce77" table:formula="of:=IF([.W39]&lt;&gt;&quot;&quot;;&quot;&quot;;[.B39])" office:value-type="float" office:value="1">
            <text:p>1</text:p>
          </table:table-cell>
          <table:table-cell table:style-name="ce116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2" table:formula="of:=IF([.B39]&lt;&gt;&quot;&quot;;MIN([.H39];[.K39];[.N39];[.R39];[.U39]);&quot;&quot;)" office:value-type="currency" office:currency="EUR" office:value="0.184">
            <text:p>0,184 €</text:p>
          </table:table-cell>
          <table:table-cell table:style-name="ce116" table:formula="of:=[.B39]" office:value-type="float" office:value="1">
            <text:p>1</text:p>
          </table:table-cell>
          <table:table-cell table:style-name="ce133" table:formula="of:=[.Z39]*[.AA39]" office:value-type="float" office:value="0.184">
            <text:p>0,18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L783CKCSE3</text:p>
          </table:table-cell>
          <table:table-cell table:style-name="ce23" office:value-type="string">
            <text:p>THT, TO-220</text:p>
          </table:table-cell>
          <table:table-cell table:style-name="ce14" office:value-type="string">
            <text:p>IC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296-20687-5-ND</text:p>
          </table:table-cell>
          <table:table-cell table:style-name="ce71" office:value-type="float" office:value="1.77">
            <text:p>1,7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TL783CKCSE3</text:p>
          </table:table-cell>
          <table:table-cell table:style-name="ce71" office:value-type="float" office:value="1.73">
            <text:p>1,7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61-6232</text:p>
          </table:table-cell>
          <table:table-cell table:style-name="ce87" office:value-type="string">
            <text:p>TL783CKCSE3</text:p>
          </table:table-cell>
          <table:table-cell table:style-name="ce71" office:value-type="float" office:value="1.716">
            <text:p>1,716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 table:formula="of:=[.B40]" office:value-type="float" office:value="1">
            <text:p>1</text:p>
          </table:table-cell>
          <table:table-cell table:style-name="ce78" table:formula="of:=IF([.W40]&lt;&gt;&quot;&quot;;&quot;&quot;;[.B40])">
            <text:p/>
          </table:table-cell>
          <table:table-cell table:style-name="ce116" table:formula="of:=IF([.Z40]=[.H40];&quot;Farnell&quot;; IF([.Z40]=[.K40]; &quot;Digikey&quot;; IF([.Z40]=[.N40]; &quot;Mouser&quot;; IF([.Z40]=[.R40]; &quot;RS&quot;; IF([.Z40]=[.U40]; &quot;TME&quot;)))))" office:value-type="string" office:string-value="RS">
            <text:p>RS</text:p>
          </table:table-cell>
          <table:table-cell table:style-name="ce122" table:formula="of:=IF([.B40]&lt;&gt;&quot;&quot;;MIN([.H40];[.K40];[.N40];[.R40];[.U40]);&quot;&quot;)" office:value-type="currency" office:currency="EUR" office:value="1.716">
            <text:p>1,716 €</text:p>
          </table:table-cell>
          <table:table-cell table:style-name="ce116" table:formula="of:=[.B40]" office:value-type="float" office:value="1">
            <text:p>1</text:p>
          </table:table-cell>
          <table:table-cell table:style-name="ce133" table:formula="of:=[.Z40]*[.AA40]" office:value-type="float" office:value="1.716">
            <text:p>1,7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3" office:value-type="string">
            <text:p>MAX9141ESA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20</text:p>
          </table:table-cell>
          <table:table-cell table:style-name="ce13" office:value-type="string">
            <text:p>2515004</text:p>
          </table:table-cell>
          <table:table-cell table:style-name="ce13" office:value-type="string">
            <text:p>MAX9141ESA+</text:p>
          </table:table-cell>
          <table:table-cell table:style-name="ce44" office:value-type="float" office:value="1.23">
            <text:p>1,2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MAX9141ESA+-ND</text:p>
          </table:table-cell>
          <table:table-cell table:style-name="ce70" office:value-type="float" office:value="1.09">
            <text:p>1,0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00-MAX9141ESA</text:p>
          </table:table-cell>
          <table:table-cell table:style-name="ce70" office:value-type="float" office:value="0.934">
            <text:p>0,934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99-8282</text:p>
          </table:table-cell>
          <table:table-cell table:style-name="ce13" office:value-type="string">
            <text:p>MAX9141ESA+</text:p>
          </table:table-cell>
          <table:table-cell table:style-name="ce70" office:value-type="float" office:value="1.36">
            <text:p>1,360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41]&lt;&gt;&quot;&quot;;&quot;&quot;;[.B41])" office:value-type="float" office:value="1">
            <text:p>1</text:p>
          </table:table-cell>
          <table:table-cell table:style-name="ce116" table:formula="of:=IF([.Z41]=[.H41];&quot;Farnell&quot;; IF([.Z41]=[.K41]; &quot;Digikey&quot;; IF([.Z41]=[.N41]; &quot;Mouser&quot;; IF([.Z41]=[.R41]; &quot;RS&quot;; IF([.Z41]=[.U41]; &quot;TME&quot;)))))" office:value-type="string" office:string-value="Mouser">
            <text:p>Mouser</text:p>
          </table:table-cell>
          <table:table-cell table:style-name="ce122" table:formula="of:=IF([.B41]&lt;&gt;&quot;&quot;;MIN([.H41];[.K41];[.N41];[.R41];[.U41]);&quot;&quot;)" office:value-type="currency" office:currency="EUR" office:value="0.934">
            <text:p>0,934 €</text:p>
          </table:table-cell>
          <table:table-cell table:style-name="ce116" table:formula="of:=[.B41]" office:value-type="float" office:value="1">
            <text:p>1</text:p>
          </table:table-cell>
          <table:table-cell table:style-name="ce133" table:formula="of:=[.Z41]*[.AA41]" office:value-type="float" office:value="0.934">
            <text:p>0,93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P2951D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3</text:p>
          </table:table-cell>
          <table:table-cell table:style-name="ce14" office:value-type="string">
            <text:p>2318523</text:p>
          </table:table-cell>
          <table:table-cell table:style-name="ce23" office:value-type="string">
            <text:p>LP2951CDR2G</text:p>
          </table:table-cell>
          <table:table-cell table:style-name="ce45" office:value-type="float" office:value="0.42">
            <text:p>0,4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LP2951CDR2GOSCT-ND</text:p>
          </table:table-cell>
          <table:table-cell table:style-name="ce71" office:value-type="float" office:value="0.46">
            <text:p>0,4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LP2951CDR2G</text:p>
          </table:table-cell>
          <table:table-cell table:style-name="ce71" office:value-type="float" office:value="0.437">
            <text:p>0,43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8-9360</text:p>
          </table:table-cell>
          <table:table-cell table:style-name="ce87" office:value-type="string">
            <text:p>LP2951ACDG</text:p>
          </table:table-cell>
          <table:table-cell table:style-name="ce71" office:value-type="float" office:value="0.5">
            <text:p>0,500</text:p>
          </table:table-cell>
          <table:table-cell table:style-name="ce78" office:value-type="float" office:value="2">
            <text:p>2</text:p>
          </table:table-cell>
          <table:table-cell table:style-name="ce96" office:value-type="string">
            <text:p>LP2951CDR2G</text:p>
          </table:table-cell>
          <table:table-cell table:style-name="ce45" office:value-type="float" office:value="0.2105">
            <text:p>0,211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42]&lt;&gt;&quot;&quot;;&quot;&quot;;[.B42])" office:value-type="float" office:value="1">
            <text:p>1</text:p>
          </table:table-cell>
          <table:table-cell table:style-name="ce116" table:formula="of:=IF([.Z42]=[.H42];&quot;Farnell&quot;; IF([.Z42]=[.K42]; &quot;Digikey&quot;; IF([.Z42]=[.N42]; &quot;Mouser&quot;; IF([.Z42]=[.R42]; &quot;RS&quot;; IF([.Z42]=[.U42]; &quot;TME&quot;)))))" office:value-type="string" office:string-value="TME">
            <text:p>TME</text:p>
          </table:table-cell>
          <table:table-cell table:style-name="ce122" table:formula="of:=IF([.B42]&lt;&gt;&quot;&quot;;MIN([.H42];[.K42];[.N42];[.R42];[.U42]);&quot;&quot;)" office:value-type="currency" office:currency="EUR" office:value="0.2105">
            <text:p>0,211 €</text:p>
          </table:table-cell>
          <table:table-cell table:style-name="ce116" table:formula="of:=[.B42]" office:value-type="float" office:value="1">
            <text:p>1</text:p>
          </table:table-cell>
          <table:table-cell table:style-name="ce133" table:formula="of:=[.Z42]*[.AA42]" office:value-type="float" office:value="0.2105">
            <text:p>0,21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1">
            <text:p>41</text:p>
          </table:table-cell>
          <table:table-cell office:value-type="float" office:value="2">
            <text:p>2</text:p>
          </table:table-cell>
          <table:table-cell table:style-name="ce13" office:value-type="string">
            <text:p>SI8641BB-B-IS1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4, IC7</text:p>
          </table:table-cell>
          <table:table-cell table:style-name="ce13" office:value-type="string">
            <text:p>2423291</text:p>
          </table:table-cell>
          <table:table-cell table:style-name="ce13" office:value-type="string">
            <text:p>SI8641BB-B-IS1</text:p>
          </table:table-cell>
          <table:table-cell table:style-name="ce44" office:value-type="float" office:value="2.14">
            <text:p>2,14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336-2566-ND</text:p>
          </table:table-cell>
          <table:table-cell table:style-name="ce70" office:value-type="float" office:value="2.23">
            <text:p>2,2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4-SI8641BB-B-IS1</text:p>
          </table:table-cell>
          <table:table-cell table:style-name="ce70" office:value-type="float" office:value="2.06">
            <text:p>2,06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3-2126</text:p>
          </table:table-cell>
          <table:table-cell table:style-name="ce13" office:value-type="string">
            <text:p>Si8641BB-B-IS1</text:p>
          </table:table-cell>
          <table:table-cell table:style-name="ce70" office:value-type="float" office:value="2.19">
            <text:p>2,190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43]&lt;&gt;&quot;&quot;;&quot;&quot;;[.B43])" office:value-type="float" office:value="2">
            <text:p>2</text:p>
          </table:table-cell>
          <table:table-cell table:style-name="ce116" table:formula="of:=IF([.Z43]=[.H43];&quot;Farnell&quot;; IF([.Z43]=[.K43]; &quot;Digikey&quot;; IF([.Z43]=[.N43]; &quot;Mouser&quot;; IF([.Z43]=[.R43]; &quot;RS&quot;; IF([.Z43]=[.U43]; &quot;TME&quot;)))))" office:value-type="string" office:string-value="Mouser">
            <text:p>Mouser</text:p>
          </table:table-cell>
          <table:table-cell table:style-name="ce122" table:formula="of:=IF([.B43]&lt;&gt;&quot;&quot;;MIN([.H43];[.K43];[.N43];[.R43];[.U43]);&quot;&quot;)" office:value-type="currency" office:currency="EUR" office:value="2.06">
            <text:p>2,060 €</text:p>
          </table:table-cell>
          <table:table-cell table:style-name="ce116" table:formula="of:=[.B43]" office:value-type="float" office:value="2">
            <text:p>2</text:p>
          </table:table-cell>
          <table:table-cell table:style-name="ce133" table:formula="of:=[.Z43]*[.AA43]" office:value-type="float" office:value="4.12">
            <text:p>4,12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N74LVC1G139DCUR</text:p>
          </table:table-cell>
          <table:table-cell table:style-name="ce23" office:value-type="string">
            <text:p>VSSOP-8</text:p>
          </table:table-cell>
          <table:table-cell table:style-name="ce14" office:value-type="string">
            <text:p>IC5</text:p>
          </table:table-cell>
          <table:table-cell table:style-name="ce14" office:value-type="string">
            <text:p>2147991</text:p>
          </table:table-cell>
          <table:table-cell table:style-name="ce23" office:value-type="string">
            <text:p>SN74LVC1G139DCUR</text:p>
          </table:table-cell>
          <table:table-cell table:style-name="ce45" office:value-type="float" office:value="0.561">
            <text:p>0,561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18203-1-ND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SN74LVC1G139DCUR</text:p>
          </table:table-cell>
          <table:table-cell table:style-name="ce71" office:value-type="float" office:value="0.489">
            <text:p>0,48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44]&lt;&gt;&quot;&quot;;&quot;&quot;;[.B44])" office:value-type="float" office:value="1">
            <text:p>1</text:p>
          </table:table-cell>
          <table:table-cell table:style-name="ce116" table:formula="of:=IF([.Z44]=[.H44];&quot;Farnell&quot;; IF([.Z44]=[.K44]; &quot;Digikey&quot;; IF([.Z44]=[.N44]; &quot;Mouser&quot;; IF([.Z44]=[.R44]; &quot;RS&quot;; IF([.Z44]=[.U44]; &quot;TME&quot;)))))" office:value-type="string" office:string-value="Mouser">
            <text:p>Mouser</text:p>
          </table:table-cell>
          <table:table-cell table:style-name="ce122" table:formula="of:=IF([.B44]&lt;&gt;&quot;&quot;;MIN([.H44];[.K44];[.N44];[.R44];[.U44]);&quot;&quot;)" office:value-type="currency" office:currency="EUR" office:value="0.489">
            <text:p>0,489 €</text:p>
          </table:table-cell>
          <table:table-cell table:style-name="ce116" table:formula="of:=[.B44]" office:value-type="float" office:value="1">
            <text:p>1</text:p>
          </table:table-cell>
          <table:table-cell table:style-name="ce133" table:formula="of:=[.Z44]*[.AA44]" office:value-type="float" office:value="0.489">
            <text:p>0,48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3">
            <text:p>43</text:p>
          </table:table-cell>
          <table:table-cell office:value-type="float" office:value="1">
            <text:p>1</text:p>
          </table:table-cell>
          <table:table-cell table:style-name="ce13" office:value-type="string">
            <text:p>LTC3260EMSE#PBF</text:p>
          </table:table-cell>
          <table:table-cell table:style-name="ce22" office:value-type="string">
            <text:p>MSOP-16</text:p>
          </table:table-cell>
          <table:table-cell table:style-name="ce13" office:value-type="string">
            <text:p>IC6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LTC3260EMSE#PBF-ND</text:p>
          </table:table-cell>
          <table:table-cell table:style-name="ce70" office:value-type="float" office:value="7.31">
            <text:p>7,3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84-LTC3260EMSE#PBF</text:p>
          </table:table-cell>
          <table:table-cell table:style-name="ce70" office:value-type="float" office:value="7.19">
            <text:p>7,19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51-6768</text:p>
          </table:table-cell>
          <table:table-cell table:style-name="ce13" office:value-type="string">
            <text:p>LTC3260EMSE#PBF</text:p>
          </table:table-cell>
          <table:table-cell table:style-name="ce70" office:value-type="float" office:value="6.7">
            <text:p>6,70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45]&lt;&gt;&quot;&quot;;&quot;&quot;;[.B45])" office:value-type="float" office:value="1">
            <text:p>1</text:p>
          </table:table-cell>
          <table:table-cell table:style-name="ce116" table:formula="of:=IF([.Z45]=[.H45];&quot;Farnell&quot;; IF([.Z45]=[.K45]; &quot;Digikey&quot;; IF([.Z45]=[.N45]; &quot;Mouser&quot;; IF([.Z45]=[.R45]; &quot;RS&quot;; IF([.Z45]=[.U45]; &quot;TME&quot;)))))" office:value-type="string" office:string-value="RS">
            <text:p>RS</text:p>
          </table:table-cell>
          <table:table-cell table:style-name="ce122" table:formula="of:=IF([.B45]&lt;&gt;&quot;&quot;;MIN([.H45];[.K45];[.N45];[.R45];[.U45]);&quot;&quot;)" office:value-type="currency" office:currency="EUR" office:value="6.7">
            <text:p>6,700 €</text:p>
          </table:table-cell>
          <table:table-cell table:style-name="ce116" table:formula="of:=[.B45]" office:value-type="float" office:value="1">
            <text:p>1</text:p>
          </table:table-cell>
          <table:table-cell table:style-name="ce133" table:formula="of:=[.Z45]*[.AA45]" office:value-type="float" office:value="6.7">
            <text:p>6,7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24C32-WMN6P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8</text:p>
          </table:table-cell>
          <table:table-cell table:style-name="ce14" office:value-type="string">
            <text:p>1224413</text:p>
          </table:table-cell>
          <table:table-cell table:style-name="ce23" office:value-type="string">
            <text:p>M24C32-WMN6P</text:p>
          </table:table-cell>
          <table:table-cell table:style-name="ce45" office:value-type="float" office:value="0.212">
            <text:p>0,21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511-M24C32-WMN6P</text:p>
          </table:table-cell>
          <table:table-cell table:style-name="ce71" office:value-type="float" office:value="0.21">
            <text:p>0,2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6-2453</text:p>
          </table:table-cell>
          <table:table-cell table:style-name="ce87" office:value-type="string">
            <text:p>M24C32-WMN6P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M24C32-WMN6P</text:p>
          </table:table-cell>
          <table:table-cell table:style-name="ce45" office:value-type="float" office:value="0.165">
            <text:p>0,165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46]&lt;&gt;&quot;&quot;;&quot;&quot;;[.B46])" office:value-type="float" office:value="1">
            <text:p>1</text:p>
          </table:table-cell>
          <table:table-cell table:style-name="ce116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2" table:formula="of:=IF([.B46]&lt;&gt;&quot;&quot;;MIN([.H46];[.K46];[.N46];[.R46];[.U46]);&quot;&quot;)" office:value-type="currency" office:currency="EUR" office:value="0.165">
            <text:p>0,165 €</text:p>
          </table:table-cell>
          <table:table-cell table:style-name="ce116" table:formula="of:=[.B46]" office:value-type="float" office:value="1">
            <text:p>1</text:p>
          </table:table-cell>
          <table:table-cell table:style-name="ce133" table:formula="of:=[.Z46]*[.AA46]" office:value-type="float" office:value="0.165">
            <text:p>0,16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office:value-type="float" office:value="1">
            <text:p>1</text:p>
          </table:table-cell>
          <table:table-cell table:style-name="ce13" office:value-type="string">
            <text:p>TMP1075AIDGK</text:p>
          </table:table-cell>
          <table:table-cell table:style-name="ce22" office:value-type="string">
            <text:p>VSSOP-8</text:p>
          </table:table-cell>
          <table:table-cell table:style-name="ce13" office:value-type="string">
            <text:p>IC9</text:p>
          </table:table-cell>
          <table:table-cell table:style-name="ce13" office:value-type="string">
            <text:p>2383105</text:p>
          </table:table-cell>
          <table:table-cell table:style-name="ce13" office:value-type="string">
            <text:p>TMP175AIDGKT . </text:p>
          </table:table-cell>
          <table:table-cell table:style-name="ce44" office:value-type="float" office:value="2.03">
            <text:p>2,0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96-50245-1-ND </text:p>
          </table:table-cell>
          <table:table-cell table:style-name="ce70" office:value-type="float" office:value="1.02">
            <text:p>1,0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TMP1075DGKR</text:p>
          </table:table-cell>
          <table:table-cell table:style-name="ce70" office:value-type="float" office:value="0.716">
            <text:p>0,71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47]&lt;&gt;&quot;&quot;;&quot;&quot;;[.B47])" office:value-type="float" office:value="1">
            <text:p>1</text:p>
          </table:table-cell>
          <table:table-cell table:style-name="ce116" table:formula="of:=IF([.Z47]=[.H47];&quot;Farnell&quot;; IF([.Z47]=[.K47]; &quot;Digikey&quot;; IF([.Z47]=[.N47]; &quot;Mouser&quot;; IF([.Z47]=[.R47]; &quot;RS&quot;; IF([.Z47]=[.U47]; &quot;TME&quot;)))))" office:value-type="string" office:string-value="Mouser">
            <text:p>Mouser</text:p>
          </table:table-cell>
          <table:table-cell table:style-name="ce122" table:formula="of:=IF([.B47]&lt;&gt;&quot;&quot;;MIN([.H47];[.K47];[.N47];[.R47];[.U47]);&quot;&quot;)" office:value-type="currency" office:currency="EUR" office:value="0.716">
            <text:p>0,716 €</text:p>
          </table:table-cell>
          <table:table-cell table:style-name="ce116" table:formula="of:=[.B47]" office:value-type="float" office:value="1">
            <text:p>1</text:p>
          </table:table-cell>
          <table:table-cell table:style-name="ce133" table:formula="of:=[.Z47]*[.AA47]" office:value-type="float" office:value="0.716">
            <text:p>0,71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1">
            <text:p>1</text:p>
          </table:table-cell>
          <table:table-cell table:style-name="ce14" office:value-type="float" office:value="4907">
            <text:p>4907</text:p>
          </table:table-cell>
          <table:table-cell table:style-name="ce23" office:value-type="string">
            <text:p>THT, PCB terminal; 4.8mm</text:p>
          </table:table-cell>
          <table:table-cell table:style-name="ce14" office:value-type="string">
            <text:p>J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36-4907-ND</text:p>
          </table:table-cell>
          <table:table-cell table:style-name="ce71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4-4907</text:p>
          </table:table-cell>
          <table:table-cell table:style-name="ce71" office:value-type="float" office:value="0.257">
            <text:p>0,2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61-1537-11/0031</text:p>
          </table:table-cell>
          <table:table-cell table:style-name="ce45" office:value-type="float" office:value="0.0487">
            <text:p>0,049</text:p>
          </table:table-cell>
          <table:table-cell table:style-name="ce78" office:value-type="float" office:value="10">
            <text:p>10</text:p>
          </table:table-cell>
          <table:table-cell table:style-name="ce105" table:formula="of:=[.B48]" office:value-type="float" office:value="1">
            <text:p>1</text:p>
          </table:table-cell>
          <table:table-cell table:style-name="ce78" table:formula="of:=IF([.W48]&lt;&gt;&quot;&quot;;&quot;&quot;;[.B48])">
            <text:p/>
          </table:table-cell>
          <table:table-cell table:style-name="ce116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2" table:formula="of:=IF([.B48]&lt;&gt;&quot;&quot;;MIN([.H48];[.K48];[.N48];[.R48];[.U48]);&quot;&quot;)" office:value-type="currency" office:currency="EUR" office:value="0.0487">
            <text:p>0,049 €</text:p>
          </table:table-cell>
          <table:table-cell table:style-name="ce116" table:formula="of:=[.B48]" office:value-type="float" office:value="1">
            <text:p>1</text:p>
          </table:table-cell>
          <table:table-cell table:style-name="ce133" table:formula="of:=[.Z48]*[.AA48]" office:value-type="float" office:value="0.0487">
            <text:p>0,04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13" office:value-type="string">
            <text:p>FCR7350R</text:p>
          </table:table-cell>
          <table:table-cell table:style-name="ce22" office:value-type="string">
            <text:p>THT, binding post 4 mm</text:p>
          </table:table-cell>
          <table:table-cell table:style-name="ce13" office:value-type="string">
            <text:p>J2</text:p>
          </table:table-cell>
          <table:table-cell table:style-name="ce13" office:value-type="string">
            <text:p>1854508</text:p>
          </table:table-cell>
          <table:table-cell table:style-name="ce13" office:value-type="string">
            <text:p>FCR7350R</text:p>
          </table:table-cell>
          <table:table-cell table:style-name="ce44" office:value-type="float" office:value="6.17">
            <text:p>6,17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FCR7350R</text:p>
          </table:table-cell>
          <table:table-cell table:style-name="ce44" office:value-type="float" office:value="2.29">
            <text:p>2,290</text:p>
          </table:table-cell>
          <table:table-cell table:style-name="ce77" office:value-type="float" office:value="1">
            <text:p>1</text:p>
          </table:table-cell>
          <table:table-cell table:style-name="ce104" table:formula="of:=[.B49]" office:value-type="float" office:value="1">
            <text:p>1</text:p>
          </table:table-cell>
          <table:table-cell table:style-name="ce77" table:formula="of:=IF([.W49]&lt;&gt;&quot;&quot;;&quot;&quot;;[.B49])">
            <text:p/>
          </table:table-cell>
          <table:table-cell table:style-name="ce116" table:formula="of:=IF([.Z49]=[.H49];&quot;Farnell&quot;; IF([.Z49]=[.K49]; &quot;Digikey&quot;; IF([.Z49]=[.N49]; &quot;Mouser&quot;; IF([.Z49]=[.R49]; &quot;RS&quot;; IF([.Z49]=[.U49]; &quot;TME&quot;)))))" office:value-type="string" office:string-value="TME">
            <text:p>TME</text:p>
          </table:table-cell>
          <table:table-cell table:style-name="ce122" table:formula="of:=IF([.B49]&lt;&gt;&quot;&quot;;MIN([.H49];[.K49];[.N49];[.R49];[.U49]);&quot;&quot;)" office:value-type="currency" office:currency="EUR" office:value="2.29">
            <text:p>2,290 €</text:p>
          </table:table-cell>
          <table:table-cell table:style-name="ce116" table:formula="of:=[.B49]" office:value-type="float" office:value="1">
            <text:p>1</text:p>
          </table:table-cell>
          <table:table-cell table:style-name="ce133" table:formula="of:=[.Z49]*[.AA49]" office:value-type="float" office:value="2.29">
            <text:p>2,29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8">
            <text:p>4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FCR7350B</text:p>
          </table:table-cell>
          <table:table-cell table:style-name="ce23" office:value-type="string">
            <text:p>THT, binding post 4 mm</text:p>
          </table:table-cell>
          <table:table-cell table:style-name="ce14" office:value-type="string">
            <text:p>J3</text:p>
          </table:table-cell>
          <table:table-cell table:style-name="ce14" office:value-type="string">
            <text:p>1854507 </text:p>
          </table:table-cell>
          <table:table-cell table:style-name="ce23" office:value-type="string">
            <text:p>FCR7350B</text:p>
          </table:table-cell>
          <table:table-cell table:style-name="ce45" office:value-type="float" office:value="5.75">
            <text:p>5,7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FCR7350B</text:p>
          </table:table-cell>
          <table:table-cell table:style-name="ce45" office:value-type="float" office:value="2.29">
            <text:p>2,290</text:p>
          </table:table-cell>
          <table:table-cell table:style-name="ce78" office:value-type="float" office:value="1">
            <text:p>1</text:p>
          </table:table-cell>
          <table:table-cell table:style-name="ce105" table:formula="of:=[.B50]" office:value-type="float" office:value="1">
            <text:p>1</text:p>
          </table:table-cell>
          <table:table-cell table:style-name="ce78" table:formula="of:=IF([.W50]&lt;&gt;&quot;&quot;;&quot;&quot;;[.B50])">
            <text:p/>
          </table:table-cell>
          <table:table-cell table:style-name="ce116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22" table:formula="of:=IF([.B50]&lt;&gt;&quot;&quot;;MIN([.H50];[.K50];[.N50];[.R50];[.U50]);&quot;&quot;)" office:value-type="currency" office:currency="EUR" office:value="2.29">
            <text:p>2,290 €</text:p>
          </table:table-cell>
          <table:table-cell table:style-name="ce116" table:formula="of:=[.B50]" office:value-type="float" office:value="1">
            <text:p>1</text:p>
          </table:table-cell>
          <table:table-cell table:style-name="ce133" table:formula="of:=[.Z50]*[.AA50]" office:value-type="float" office:value="2.29">
            <text:p>2,29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9">
            <text:p>49</text:p>
          </table:table-cell>
          <table:table-cell office:value-type="float" office:value="1">
            <text:p>1</text:p>
          </table:table-cell>
          <table:table-cell table:style-name="ce13" office:value-type="string">
            <text:p>G6K-2F-5DC</text:p>
          </table:table-cell>
          <table:table-cell table:style-name="ce22" office:value-type="string">
            <text:p>Miniature relay, non-latching</text:p>
          </table:table-cell>
          <table:table-cell table:style-name="ce13" office:value-type="string">
            <text:p>K1</text:p>
          </table:table-cell>
          <table:table-cell table:style-name="ce13" office:value-type="string">
            <text:p>4446185</text:p>
          </table:table-cell>
          <table:table-cell table:style-name="ce13" office:value-type="string">
            <text:p>G6K-2F 5DC</text:p>
          </table:table-cell>
          <table:table-cell table:style-name="ce44" office:value-type="float" office:value="2.94">
            <text:p>2,94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Z128-ND</text:p>
          </table:table-cell>
          <table:table-cell table:style-name="ce70" office:value-type="float" office:value="3.43">
            <text:p>3,4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3-G6K-2F-DC5</text:p>
          </table:table-cell>
          <table:table-cell table:style-name="ce70" office:value-type="float" office:value="3.37">
            <text:p>3,37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365-0361</text:p>
          </table:table-cell>
          <table:table-cell table:style-name="ce13" office:value-type="string">
            <text:p>G6K-2F-Y 5DC</text:p>
          </table:table-cell>
          <table:table-cell table:style-name="ce70" office:value-type="float" office:value="5.94">
            <text:p>5,94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G6K-2F-5DC </text:p>
          </table:table-cell>
          <table:table-cell table:style-name="ce44" office:value-type="float" office:value="1.85">
            <text:p>1,85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 table:formula="of:=IF([.W51]&lt;&gt;&quot;&quot;;&quot;&quot;;[.B51])" office:value-type="float" office:value="1">
            <text:p>1</text:p>
          </table:table-cell>
          <table:table-cell table:style-name="ce116" table:formula="of:=IF([.Z51]=[.H51];&quot;Farnell&quot;; IF([.Z51]=[.K51]; &quot;Digikey&quot;; IF([.Z51]=[.N51]; &quot;Mouser&quot;; IF([.Z51]=[.R51]; &quot;RS&quot;; IF([.Z51]=[.U51]; &quot;TME&quot;)))))" office:value-type="string" office:string-value="TME">
            <text:p>TME</text:p>
          </table:table-cell>
          <table:table-cell table:style-name="ce122" table:formula="of:=IF([.B51]&lt;&gt;&quot;&quot;;MIN([.H51];[.K51];[.N51];[.R51];[.U51]);&quot;&quot;)" office:value-type="currency" office:currency="EUR" office:value="1.85">
            <text:p>1,850 €</text:p>
          </table:table-cell>
          <table:table-cell table:style-name="ce116" table:formula="of:=[.B51]" office:value-type="float" office:value="1">
            <text:p>1</text:p>
          </table:table-cell>
          <table:table-cell table:style-name="ce133" table:formula="of:=[.Z51]*[.AA51]" office:value-type="float" office:value="1.85">
            <text:p>1,8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0">
            <text:p>5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N112-4-02-0M7</text:p>
          </table:table-cell>
          <table:table-cell table:style-name="ce23" office:value-type="string">
            <text:p>RN112</text:p>
          </table:table-cell>
          <table:table-cell table:style-name="ce14" office:value-type="string">
            <text:p>L1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 office:value-type="string">
            <text:p>817-2100-ND</text:p>
          </table:table-cell>
          <table:table-cell table:style-name="ce71" office:value-type="float" office:value="1.56">
            <text:p>1,5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1-RN112-4-02-0M7</text:p>
          </table:table-cell>
          <table:table-cell table:style-name="ce71" office:value-type="float" office:value="1.4">
            <text:p>1,40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 table:formula="of:=[.B52]" office:value-type="float" office:value="1">
            <text:p>1</text:p>
          </table:table-cell>
          <table:table-cell table:style-name="ce78" table:formula="of:=IF([.W52]&lt;&gt;&quot;&quot;;&quot;&quot;;[.B52])">
            <text:p/>
          </table:table-cell>
          <table:table-cell table:style-name="ce116" table:formula="of:=IF([.Z52]=[.H52];&quot;Farnell&quot;; IF([.Z52]=[.K52]; &quot;Digikey&quot;; IF([.Z52]=[.N52]; &quot;Mouser&quot;; IF([.Z52]=[.R52]; &quot;RS&quot;; IF([.Z52]=[.U52]; &quot;TME&quot;)))))" office:value-type="string" office:string-value="Mouser">
            <text:p>Mouser</text:p>
          </table:table-cell>
          <table:table-cell table:style-name="ce122" table:formula="of:=IF([.B52]&lt;&gt;&quot;&quot;;MIN([.H52];[.K52];[.N52];[.R52];[.U52]);&quot;&quot;)" office:value-type="currency" office:currency="EUR" office:value="1.4">
            <text:p>1,400 €</text:p>
          </table:table-cell>
          <table:table-cell table:style-name="ce116" table:formula="of:=[.B52]" office:value-type="float" office:value="1">
            <text:p>1</text:p>
          </table:table-cell>
          <table:table-cell table:style-name="ce133" table:formula="of:=[.Z52]*[.AA52]" office:value-type="float" office:value="1.4">
            <text:p>1,4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1">
            <text:p>51</text:p>
          </table:table-cell>
          <table:table-cell office:value-type="float" office:value="1">
            <text:p>1</text:p>
          </table:table-cell>
          <table:table-cell table:style-name="ce13" office:value-type="string">
            <text:p>125CDMCCDS-330MC</text:p>
          </table:table-cell>
          <table:table-cell table:style-name="ce22" office:value-type="string">
            <text:p>Power inductor</text:p>
          </table:table-cell>
          <table:table-cell table:style-name="ce13" office:value-type="string">
            <text:p>L2</text:p>
          </table:table-cell>
          <table:table-cell table:style-name="ce13" office:value-type="string">
            <text:p>2211631</text:p>
          </table:table-cell>
          <table:table-cell table:style-name="ce13" office:value-type="string">
            <text:p>7443551331</text:p>
          </table:table-cell>
          <table:table-cell table:style-name="ce44" office:value-type="float" office:value="3.93">
            <text:p>3,9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308-2568-1-ND </text:p>
          </table:table-cell>
          <table:table-cell table:style-name="ce70" office:value-type="float" office:value="1.51">
            <text:p>1,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51-125CDMCCDS330MC</text:p>
          </table:table-cell>
          <table:table-cell table:style-name="ce70" office:value-type="float" office:value="1.59">
            <text:p>1,59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53]&lt;&gt;&quot;&quot;;&quot;&quot;;[.B53])" office:value-type="float" office:value="1">
            <text:p>1</text:p>
          </table:table-cell>
          <table:table-cell table:style-name="ce116" table:formula="of:=IF([.Z53]=[.H53];&quot;Farnell&quot;; IF([.Z53]=[.K53]; &quot;Digikey&quot;; IF([.Z53]=[.N53]; &quot;Mouser&quot;; IF([.Z53]=[.R53]; &quot;RS&quot;; IF([.Z53]=[.U53]; &quot;TME&quot;)))))" office:value-type="string" office:string-value="Digikey">
            <text:p>Digikey</text:p>
          </table:table-cell>
          <table:table-cell table:style-name="ce122" table:formula="of:=IF([.B53]&lt;&gt;&quot;&quot;;MIN([.H53];[.K53];[.N53];[.R53];[.U53]);&quot;&quot;)" office:value-type="currency" office:currency="EUR" office:value="1.51">
            <text:p>1,510 €</text:p>
          </table:table-cell>
          <table:table-cell table:style-name="ce116" table:formula="of:=[.B53]" office:value-type="float" office:value="1">
            <text:p>1</text:p>
          </table:table-cell>
          <table:table-cell table:style-name="ce133" table:formula="of:=[.Z53]*[.AA53]" office:value-type="float" office:value="1.51">
            <text:p>1,51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52">
            <text:p>5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VLS6045AF-3R3N</text:p>
          </table:table-cell>
          <table:table-cell table:style-name="ce23" office:value-type="string">
            <text:p>COILCRAFT_HPI0630</text:p>
          </table:table-cell>
          <table:table-cell table:style-name="ce14" office:value-type="string">
            <text:p>L3, L4</text:p>
          </table:table-cell>
          <table:table-cell table:style-name="ce14" office:value-type="string">
            <text:p>1741325</text:p>
          </table:table-cell>
          <table:table-cell table:style-name="ce23" office:value-type="string">
            <text:p>IHLP2020CZER3R3M11 </text:p>
          </table:table-cell>
          <table:table-cell table:style-name="ce45" office:value-type="float" office:value="1.94">
            <text:p>1,9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45-180834-1-ND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10-VLS6045AF-3R3N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HPI0630-3R3</text:p>
          </table:table-cell>
          <table:table-cell table:style-name="ce45" office:value-type="float" office:value="0.3352">
            <text:p>0,335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54]&lt;&gt;&quot;&quot;;&quot;&quot;;[.B54])" office:value-type="float" office:value="2">
            <text:p>2</text:p>
          </table:table-cell>
          <table:table-cell table:style-name="ce116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22" table:formula="of:=IF([.B54]&lt;&gt;&quot;&quot;;MIN([.H54];[.K54];[.N54];[.R54];[.U54]);&quot;&quot;)" office:value-type="currency" office:currency="EUR" office:value="0.3352">
            <text:p>0,335 €</text:p>
          </table:table-cell>
          <table:table-cell table:style-name="ce116" table:formula="of:=[.B54]" office:value-type="float" office:value="2">
            <text:p>2</text:p>
          </table:table-cell>
          <table:table-cell table:style-name="ce133" table:formula="of:=[.Z54]*[.AA54]" office:value-type="float" office:value="0.6704">
            <text:p>0,6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3">
            <text:p>53</text:p>
          </table:table-cell>
          <table:table-cell office:value-type="float" office:value="1">
            <text:p>1</text:p>
          </table:table-cell>
          <table:table-cell table:style-name="ce13" office:value-type="string">
            <text:p>WP934MD/2LID</text:p>
          </table:table-cell>
          <table:table-cell table:style-name="ce22" office:value-type="string">
            <text:p>THT, dual 3 mm LED</text:p>
          </table:table-cell>
          <table:table-cell table:style-name="ce13" office:value-type="string">
            <text:p>LED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754-2000-ND </text:p>
          </table:table-cell>
          <table:table-cell table:style-name="ce70" office:value-type="float" office:value="0.92">
            <text:p>0,9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04-WP934MD2LID</text:p>
          </table:table-cell>
          <table:table-cell table:style-name="ce70" office:value-type="float" office:value="1.03">
            <text:p>1,0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 table:formula="of:=[.B55]" office:value-type="float" office:value="1">
            <text:p>1</text:p>
          </table:table-cell>
          <table:table-cell table:style-name="ce77" table:formula="of:=IF([.W55]&lt;&gt;&quot;&quot;;&quot;&quot;;[.B55])">
            <text:p/>
          </table:table-cell>
          <table:table-cell table:style-name="ce116" table:formula="of:=IF([.Z55]=[.H55];&quot;Farnell&quot;; IF([.Z55]=[.K55]; &quot;Digikey&quot;; IF([.Z55]=[.N55]; &quot;Mouser&quot;; IF([.Z55]=[.R55]; &quot;RS&quot;; IF([.Z55]=[.U55]; &quot;TME&quot;)))))" office:value-type="string" office:string-value="Digikey">
            <text:p>Digikey</text:p>
          </table:table-cell>
          <table:table-cell table:style-name="ce122" table:formula="of:=IF([.B55]&lt;&gt;&quot;&quot;;MIN([.H55];[.K55];[.N55];[.R55];[.U55]);&quot;&quot;)" office:value-type="currency" office:currency="EUR" office:value="0.92">
            <text:p>0,920 €</text:p>
          </table:table-cell>
          <table:table-cell table:style-name="ce116" table:formula="of:=[.B55]" office:value-type="float" office:value="1">
            <text:p>1</text:p>
          </table:table-cell>
          <table:table-cell table:style-name="ce133" table:formula="of:=[.Z55]*[.AA55]" office:value-type="float" office:value="0.92">
            <text:p>0,92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4">
            <text:p>5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WP42WUM/EGW</text:p>
          </table:table-cell>
          <table:table-cell table:style-name="ce23" office:value-type="string">
            <text:p>THT, dual 3 mm LED</text:p>
          </table:table-cell>
          <table:table-cell table:style-name="ce14" office:value-type="string">
            <text:p>LED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754-1718-ND</text:p>
          </table:table-cell>
          <table:table-cell table:style-name="ce71" office:value-type="float" office:value="0.93">
            <text:p>0,9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42WUM/EGW</text:p>
          </table:table-cell>
          <table:table-cell table:style-name="ce71" office:value-type="float" office:value="0.926">
            <text:p>0,92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L-42WUM/1EGWT</text:p>
          </table:table-cell>
          <table:table-cell table:style-name="ce45" office:value-type="float" office:value="0.501">
            <text:p>0,501</text:p>
          </table:table-cell>
          <table:table-cell table:style-name="ce78" office:value-type="float" office:value="1">
            <text:p>1</text:p>
          </table:table-cell>
          <table:table-cell table:style-name="ce105" table:formula="of:=[.B56]" office:value-type="float" office:value="1">
            <text:p>1</text:p>
          </table:table-cell>
          <table:table-cell table:style-name="ce78" table:formula="of:=IF([.W56]&lt;&gt;&quot;&quot;;&quot;&quot;;[.B56])">
            <text:p/>
          </table:table-cell>
          <table:table-cell table:style-name="ce116" table:formula="of:=IF([.Z56]=[.H56];&quot;Farnell&quot;; IF([.Z56]=[.K56]; &quot;Digikey&quot;; IF([.Z56]=[.N56]; &quot;Mouser&quot;; IF([.Z56]=[.R56]; &quot;RS&quot;; IF([.Z56]=[.U56]; &quot;TME&quot;)))))" office:value-type="string" office:string-value="TME">
            <text:p>TME</text:p>
          </table:table-cell>
          <table:table-cell table:style-name="ce122" table:formula="of:=IF([.B56]&lt;&gt;&quot;&quot;;MIN([.H56];[.K56];[.N56];[.R56];[.U56]);&quot;&quot;)" office:value-type="currency" office:currency="EUR" office:value="0.501">
            <text:p>0,501 €</text:p>
          </table:table-cell>
          <table:table-cell table:style-name="ce116" table:formula="of:=[.B56]" office:value-type="float" office:value="1">
            <text:p>1</text:p>
          </table:table-cell>
          <table:table-cell table:style-name="ce133" table:formula="of:=[.Z56]*[.AA56]" office:value-type="float" office:value="0.501">
            <text:p>0,50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5">
            <text:p>55</text:p>
          </table:table-cell>
          <table:table-cell office:value-type="float" office:value="1">
            <text:p>1</text:p>
          </table:table-cell>
          <table:table-cell table:style-name="ce13" office:value-type="string">
            <text:p>WP934MD/LYLID</text:p>
          </table:table-cell>
          <table:table-cell table:style-name="ce22" office:value-type="string">
            <text:p>THT, dual 3 mm LED</text:p>
          </table:table-cell>
          <table:table-cell table:style-name="ce13" office:value-type="string">
            <text:p>LED3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754-2008-ND</text:p>
          </table:table-cell>
          <table:table-cell table:style-name="ce70" office:value-type="float" office:value="0.99">
            <text:p>0,9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04-WP934MDLYLID</text:p>
          </table:table-cell>
          <table:table-cell table:style-name="ce70" office:value-type="float" office:value="0.795">
            <text:p>0,795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 table:formula="of:=[.B57]" office:value-type="float" office:value="1">
            <text:p>1</text:p>
          </table:table-cell>
          <table:table-cell table:style-name="ce77" table:formula="of:=IF([.W57]&lt;&gt;&quot;&quot;;&quot;&quot;;[.B57])">
            <text:p/>
          </table:table-cell>
          <table:table-cell table:style-name="ce116" table:formula="of:=IF([.Z57]=[.H57];&quot;Farnell&quot;; IF([.Z57]=[.K57]; &quot;Digikey&quot;; IF([.Z57]=[.N57]; &quot;Mouser&quot;; IF([.Z57]=[.R57]; &quot;RS&quot;; IF([.Z57]=[.U57]; &quot;TME&quot;)))))" office:value-type="string" office:string-value="Mouser">
            <text:p>Mouser</text:p>
          </table:table-cell>
          <table:table-cell table:style-name="ce122" table:formula="of:=IF([.B57]&lt;&gt;&quot;&quot;;MIN([.H57];[.K57];[.N57];[.R57];[.U57]);&quot;&quot;)" office:value-type="currency" office:currency="EUR" office:value="0.795">
            <text:p>0,795 €</text:p>
          </table:table-cell>
          <table:table-cell table:style-name="ce116" table:formula="of:=[.B57]" office:value-type="float" office:value="1">
            <text:p>1</text:p>
          </table:table-cell>
          <table:table-cell table:style-name="ce133" table:formula="of:=[.Z57]*[.AA57]" office:value-type="float" office:value="0.795">
            <text:p>0,79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6">
            <text:p>5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WP934AD/YD</text:p>
          </table:table-cell>
          <table:table-cell table:style-name="ce23" office:value-type="string">
            <text:p>THT, 3 mm LED</text:p>
          </table:table-cell>
          <table:table-cell table:style-name="ce14" office:value-type="string">
            <text:p>LED4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754-1985-ND </text:p>
          </table:table-cell>
          <table:table-cell table:style-name="ce71" office:value-type="float" office:value="0.55">
            <text:p>0,5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934ADYD </text:p>
          </table:table-cell>
          <table:table-cell table:style-name="ce71" office:value-type="float" office:value="0.472">
            <text:p>0,47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OSY5LU3E34X-3F1A</text:p>
          </table:table-cell>
          <table:table-cell table:style-name="ce45" office:value-type="float" office:value="0.1191">
            <text:p>0,119</text:p>
          </table:table-cell>
          <table:table-cell table:style-name="ce78" office:value-type="float" office:value="5">
            <text:p>5</text:p>
          </table:table-cell>
          <table:table-cell table:style-name="ce105" table:formula="of:=[.B58]" office:value-type="float" office:value="1">
            <text:p>1</text:p>
          </table:table-cell>
          <table:table-cell table:style-name="ce78" table:formula="of:=IF([.W58]&lt;&gt;&quot;&quot;;&quot;&quot;;[.B58])">
            <text:p/>
          </table:table-cell>
          <table:table-cell table:style-name="ce116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2" table:formula="of:=IF([.B58]&lt;&gt;&quot;&quot;;MIN([.H58];[.K58];[.N58];[.R58];[.U58]);&quot;&quot;)" office:value-type="currency" office:currency="EUR" office:value="0.1191">
            <text:p>0,119 €</text:p>
          </table:table-cell>
          <table:table-cell table:style-name="ce116" table:formula="of:=[.B58]" office:value-type="float" office:value="1">
            <text:p>1</text:p>
          </table:table-cell>
          <table:table-cell table:style-name="ce133" table:formula="of:=[.Z58]*[.AA58]" office:value-type="float" office:value="0.1191">
            <text:p>0,1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7">
            <text:p>57</text:p>
          </table:table-cell>
          <table:table-cell office:value-type="float" office:value="1">
            <text:p>1</text:p>
          </table:table-cell>
          <table:table-cell table:style-name="ce13" office:value-type="string">
            <text:p>SUD19P06-60</text:p>
          </table:table-cell>
          <table:table-cell table:style-name="ce22" office:value-type="string">
            <text:p>DPAK</text:p>
          </table:table-cell>
          <table:table-cell table:style-name="ce13" office:value-type="string">
            <text:p>Q1</text:p>
          </table:table-cell>
          <table:table-cell table:style-name="ce13" office:value-type="string">
            <text:p>2101465</text:p>
          </table:table-cell>
          <table:table-cell table:style-name="ce13" office:value-type="string">
            <text:p>SUD19P06-60-GE3</text:p>
          </table:table-cell>
          <table:table-cell table:style-name="ce44" office:value-type="float" office:value="0.965">
            <text:p>0,965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SUD19P06-60-GE3CT-ND</text:p>
          </table:table-cell>
          <table:table-cell table:style-name="ce70" office:value-type="float" office:value="1.2">
            <text:p>1,20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81-SUD19P06-60-GE3 </text:p>
          </table:table-cell>
          <table:table-cell table:style-name="ce70" office:value-type="float" office:value="1.04">
            <text:p>1,0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80-7995</text:p>
          </table:table-cell>
          <table:table-cell table:style-name="ce13" office:value-type="string">
            <text:p>SUD19P06-60-GE3</text:p>
          </table:table-cell>
          <table:table-cell table:style-name="ce70" office:value-type="float" office:value="0.96">
            <text:p>0,960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SUD19P06-60-GE3</text:p>
          </table:table-cell>
          <table:table-cell table:style-name="ce44" office:value-type="float" office:value="0.74">
            <text:p>0,74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 table:formula="of:=IF([.W59]&lt;&gt;&quot;&quot;;&quot;&quot;;[.B59])" office:value-type="float" office:value="1">
            <text:p>1</text:p>
          </table:table-cell>
          <table:table-cell table:style-name="ce116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2" table:formula="of:=IF([.B59]&lt;&gt;&quot;&quot;;MIN([.H59];[.K59];[.N59];[.R59];[.U59]);&quot;&quot;)" office:value-type="currency" office:currency="EUR" office:value="0.74">
            <text:p>0,740 €</text:p>
          </table:table-cell>
          <table:table-cell table:style-name="ce116" table:formula="of:=[.B59]" office:value-type="float" office:value="1">
            <text:p>1</text:p>
          </table:table-cell>
          <table:table-cell table:style-name="ce133" table:formula="of:=[.Z59]*[.AA59]" office:value-type="float" office:value="0.74">
            <text:p>0,7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8">
            <text:p>58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MMBT5551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0, Q11, Q22, Q24, Q25</text:p>
          </table:table-cell>
          <table:table-cell table:style-name="ce14" office:value-type="float" office:value="1459109">
            <text:p>1459109</text:p>
          </table:table-cell>
          <table:table-cell table:style-name="ce23" office:value-type="string">
            <text:p>MMBT5551LT1G</text:p>
          </table:table-cell>
          <table:table-cell table:style-name="ce45" office:value-type="float" office:value="0.154">
            <text:p>0,15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MMBT5551LT1GOSCT-ND 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MBT5551LT1G</text:p>
          </table:table-cell>
          <table:table-cell table:style-name="ce71" office:value-type="float" office:value="0.17">
            <text:p>0,17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45-0400</text:p>
          </table:table-cell>
          <table:table-cell table:style-name="ce87" office:value-type="string">
            <text:p>MMBT5551LT1G</text:p>
          </table:table-cell>
          <table:table-cell table:style-name="ce71" office:value-type="float" office:value="0.146">
            <text:p>0,146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MMBT5551</text:p>
          </table:table-cell>
          <table:table-cell table:style-name="ce45" office:value-type="float" office:value="0.0242">
            <text:p>0,024</text:p>
          </table:table-cell>
          <table:table-cell table:style-name="ce78" office:value-type="float" office:value="25">
            <text:p>25</text:p>
          </table:table-cell>
          <table:table-cell table:style-name="ce105"/>
          <table:table-cell table:style-name="ce78" table:formula="of:=IF([.W60]&lt;&gt;&quot;&quot;;&quot;&quot;;[.B60])" office:value-type="float" office:value="5">
            <text:p>5</text:p>
          </table:table-cell>
          <table:table-cell table:style-name="ce116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2" table:formula="of:=IF([.B60]&lt;&gt;&quot;&quot;;MIN([.H60];[.K60];[.N60];[.R60];[.U60]);&quot;&quot;)" office:value-type="currency" office:currency="EUR" office:value="0.0242">
            <text:p>0,024 €</text:p>
          </table:table-cell>
          <table:table-cell table:style-name="ce116" table:formula="of:=[.B60]" office:value-type="float" office:value="5">
            <text:p>5</text:p>
          </table:table-cell>
          <table:table-cell table:style-name="ce133" table:formula="of:=[.Z60]*[.AA60]" office:value-type="float" office:value="0.121">
            <text:p>0,121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9">
            <text:p>59</text:p>
          </table:table-cell>
          <table:table-cell office:value-type="float" office:value="3">
            <text:p>3</text:p>
          </table:table-cell>
          <table:table-cell table:style-name="ce13" office:value-type="string">
            <text:p>PSMN0R9-25YLC</text:p>
          </table:table-cell>
          <table:table-cell table:style-name="ce22" office:value-type="string">
            <text:p>SOT-669</text:p>
          </table:table-cell>
          <table:table-cell table:style-name="ce13" office:value-type="string">
            <text:p>Q12, Q13, Q14</text:p>
          </table:table-cell>
          <table:table-cell table:style-name="ce13" office:value-type="string">
            <text:p>1895396</text:p>
          </table:table-cell>
          <table:table-cell table:style-name="ce13" office:value-type="string">
            <text:p>PSMN0R9-25YLC,115 </text:p>
          </table:table-cell>
          <table:table-cell table:style-name="ce44" office:value-type="float" office:value="1.3">
            <text:p>1,30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5292-1-ND</text:p>
          </table:table-cell>
          <table:table-cell table:style-name="ce70" office:value-type="float" office:value="1.27">
            <text:p>1,2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71-PSMN0R925YLC115</text:p>
          </table:table-cell>
          <table:table-cell table:style-name="ce70" office:value-type="float" office:value="1.32">
            <text:p>1,32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98-2895</text:p>
          </table:table-cell>
          <table:table-cell table:style-name="ce13" office:value-type="string">
            <text:p>PSMN0R9-25YLC,115</text:p>
          </table:table-cell>
          <table:table-cell table:style-name="ce70" office:value-type="float" office:value="1.537">
            <text:p>1,537</text:p>
          </table:table-cell>
          <table:table-cell table:style-name="ce77" office:value-type="float" office:value="3">
            <text:p>3</text:p>
          </table:table-cell>
          <table:table-cell table:style-name="ce13" office:value-type="string">
            <text:p>PSMN0R9-25YLC.115</text:p>
          </table:table-cell>
          <table:table-cell table:style-name="ce44" office:value-type="float" office:value="0.7088">
            <text:p>0,709</text:p>
          </table:table-cell>
          <table:table-cell table:style-name="ce77" office:value-type="float" office:value="2">
            <text:p>2</text:p>
          </table:table-cell>
          <table:table-cell table:style-name="ce104"/>
          <table:table-cell table:style-name="ce77" table:formula="of:=IF([.W61]&lt;&gt;&quot;&quot;;&quot;&quot;;[.B61])" office:value-type="float" office:value="3">
            <text:p>3</text:p>
          </table:table-cell>
          <table:table-cell table:style-name="ce116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2" table:formula="of:=IF([.B61]&lt;&gt;&quot;&quot;;MIN([.H61];[.K61];[.N61];[.R61];[.U61]);&quot;&quot;)" office:value-type="currency" office:currency="EUR" office:value="0.7088">
            <text:p>0,709 €</text:p>
          </table:table-cell>
          <table:table-cell table:style-name="ce116" table:formula="of:=[.B61]" office:value-type="float" office:value="3">
            <text:p>3</text:p>
          </table:table-cell>
          <table:table-cell table:style-name="ce133" table:formula="of:=[.Z61]*[.AA61]" office:value-type="float" office:value="2.1264">
            <text:p>2,12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0">
            <text:p>60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5, Q19, Q20, Q21, Q26</text:p>
          </table:table-cell>
          <table:table-cell table:style-name="ce14" office:value-type="string">
            <text:p>1713825</text:p>
          </table:table-cell>
          <table:table-cell table:style-name="ce23" office:value-type="string">
            <text:p>2N7002K-7 </text:p>
          </table:table-cell>
          <table:table-cell table:style-name="ce45" office:value-type="float" office:value="0.148">
            <text:p>0,1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T2N7002AKLMCT-ND</text:p>
          </table:table-cell>
          <table:table-cell table:style-name="ce71" office:value-type="float" office:value="0.126">
            <text:p>0,12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7-T2N7002AKLM</text:p>
          </table:table-cell>
          <table:table-cell table:style-name="ce71" office:value-type="float" office:value="0.113">
            <text:p>0,1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1-0312</text:p>
          </table:table-cell>
          <table:table-cell table:style-name="ce87" office:value-type="string">
            <text:p>2N7002</text:p>
          </table:table-cell>
          <table:table-cell table:style-name="ce71" office:value-type="float" office:value="1.25">
            <text:p>1,250</text:p>
          </table:table-cell>
          <table:table-cell table:style-name="ce78" office:value-type="float" office:value="20">
            <text:p>20</text:p>
          </table:table-cell>
          <table:table-cell table:style-name="ce96" office:value-type="string">
            <text:p>2N7002LT1G</text:p>
          </table:table-cell>
          <table:table-cell table:style-name="ce45" office:value-type="float" office:value="0.0192">
            <text:p>0,019</text:p>
          </table:table-cell>
          <table:table-cell table:style-name="ce78" office:value-type="float" office:value="25">
            <text:p>25</text:p>
          </table:table-cell>
          <table:table-cell table:style-name="ce105"/>
          <table:table-cell table:style-name="ce78" table:formula="of:=IF([.W62]&lt;&gt;&quot;&quot;;&quot;&quot;;[.B62])" office:value-type="float" office:value="5">
            <text:p>5</text:p>
          </table:table-cell>
          <table:table-cell table:style-name="ce116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22" table:formula="of:=IF([.B62]&lt;&gt;&quot;&quot;;MIN([.H62];[.K62];[.N62];[.R62];[.U62]);&quot;&quot;)" office:value-type="currency" office:currency="EUR" office:value="0.0192">
            <text:p>0,019 €</text:p>
          </table:table-cell>
          <table:table-cell table:style-name="ce116" table:formula="of:=[.B62]" office:value-type="float" office:value="5">
            <text:p>5</text:p>
          </table:table-cell>
          <table:table-cell table:style-name="ce133" table:formula="of:=[.Z62]*[.AA62]" office:value-type="float" office:value="0.096">
            <text:p>0,09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1">
            <text:p>61</text:p>
          </table:table-cell>
          <table:table-cell office:value-type="float" office:value="1">
            <text:p>1</text:p>
          </table:table-cell>
          <table:table-cell table:style-name="ce13" office:value-type="string">
            <text:p>BSS84P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6</text:p>
          </table:table-cell>
          <table:table-cell table:style-name="ce13" office:value-type="string">
            <text:p>1056526</text:p>
          </table:table-cell>
          <table:table-cell table:style-name="ce13" office:value-type="string">
            <text:p>BSS84PH6327XTSA2</text:p>
          </table:table-cell>
          <table:table-cell table:style-name="ce44" office:value-type="float" office:value="0.224">
            <text:p>0,22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BSS84PH6433XTMA1CT-ND</text:p>
          </table:table-cell>
          <table:table-cell table:style-name="ce70" office:value-type="float" office:value="0.314">
            <text:p>0,31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26-BSS84PH6327XTSA2</text:p>
          </table:table-cell>
          <table:table-cell table:style-name="ce70" office:value-type="float" office:value="0.196">
            <text:p>0,19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BSS84P</text:p>
          </table:table-cell>
          <table:table-cell table:style-name="ce44" office:value-type="float" office:value="0.0599">
            <text:p>0,060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63]&lt;&gt;&quot;&quot;;&quot;&quot;;[.B63])" office:value-type="float" office:value="1">
            <text:p>1</text:p>
          </table:table-cell>
          <table:table-cell table:style-name="ce116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2" table:formula="of:=IF([.B63]&lt;&gt;&quot;&quot;;MIN([.H63];[.K63];[.N63];[.R63];[.U63]);&quot;&quot;)" office:value-type="currency" office:currency="EUR" office:value="0.0599">
            <text:p>0,060 €</text:p>
          </table:table-cell>
          <table:table-cell table:style-name="ce116" table:formula="of:=[.B63]" office:value-type="float" office:value="1">
            <text:p>1</text:p>
          </table:table-cell>
          <table:table-cell table:style-name="ce133" table:formula="of:=[.Z63]*[.AA63]" office:value-type="float" office:value="0.0599">
            <text:p>0,060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62">
            <text:p>6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TA26-600</text:p>
          </table:table-cell>
          <table:table-cell table:style-name="ce23" office:value-type="string">
            <text:p>THT, TOP-3</text:p>
          </table:table-cell>
          <table:table-cell table:style-name="ce14" office:value-type="string">
            <text:p>Q17</text:p>
          </table:table-cell>
          <table:table-cell table:style-name="ce14" office:value-type="string">
            <text:p>1057286</text:p>
          </table:table-cell>
          <table:table-cell table:style-name="ce23" office:value-type="string">
            <text:p>BTA26-600BRG </text:p>
          </table:table-cell>
          <table:table-cell table:style-name="ce45" office:value-type="float" office:value="3.82">
            <text:p>3,8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2427-5-ND</text:p>
          </table:table-cell>
          <table:table-cell table:style-name="ce71" office:value-type="float" office:value="3.51">
            <text:p>3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BTA26-600B</text:p>
          </table:table-cell>
          <table:table-cell table:style-name="ce71" office:value-type="float" office:value="3.44">
            <text:p>3,4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14-0515</text:p>
          </table:table-cell>
          <table:table-cell table:style-name="ce87" office:value-type="string">
            <text:p>BTA26-600BRG</text:p>
          </table:table-cell>
          <table:table-cell table:style-name="ce71" office:value-type="float" office:value="3.71">
            <text:p>3,71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BTA26-600BRG</text:p>
          </table:table-cell>
          <table:table-cell table:style-name="ce45" office:value-type="float" office:value="2.18">
            <text:p>2,18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64]&lt;&gt;&quot;&quot;;&quot;&quot;;[.B64])" office:value-type="float" office:value="1">
            <text:p>1</text:p>
          </table:table-cell>
          <table:table-cell table:style-name="ce116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22" table:formula="of:=IF([.B64]&lt;&gt;&quot;&quot;;MIN([.H64];[.K64];[.N64];[.R64];[.U64]);&quot;&quot;)" office:value-type="currency" office:currency="EUR" office:value="2.18">
            <text:p>2,180 €</text:p>
          </table:table-cell>
          <table:table-cell table:style-name="ce116" table:formula="of:=[.B64]" office:value-type="float" office:value="1">
            <text:p>1</text:p>
          </table:table-cell>
          <table:table-cell table:style-name="ce133" table:formula="of:=[.Z64]*[.AA64]" office:value-type="float" office:value="2.18">
            <text:p>2,18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3">
            <text:p>63</text:p>
          </table:table-cell>
          <table:table-cell office:value-type="float" office:value="1">
            <text:p>1</text:p>
          </table:table-cell>
          <table:table-cell table:style-name="ce13" office:value-type="string">
            <text:p>FMMT493TA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8</text:p>
          </table:table-cell>
          <table:table-cell table:style-name="ce13" office:value-type="string">
            <text:p>2061448</text:p>
          </table:table-cell>
          <table:table-cell table:style-name="ce13" office:value-type="string">
            <text:p>FMMT493ATA</text:p>
          </table:table-cell>
          <table:table-cell table:style-name="ce44" office:value-type="float" office:value="0.348">
            <text:p>0,34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FMMT493CT-ND </text:p>
          </table:table-cell>
          <table:table-cell table:style-name="ce70" office:value-type="float" office:value="0.42">
            <text:p>0,4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22-FMMT493TA</text:p>
          </table:table-cell>
          <table:table-cell table:style-name="ce70" office:value-type="float" office:value="0.376">
            <text:p>0,37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274-885</text:p>
          </table:table-cell>
          <table:table-cell table:style-name="ce13" office:value-type="string">
            <text:p>FMMT493TA</text:p>
          </table:table-cell>
          <table:table-cell table:style-name="ce70" office:value-type="float" office:value="0.302">
            <text:p>0,302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FMMT493TA</text:p>
          </table:table-cell>
          <table:table-cell table:style-name="ce44" office:value-type="float" office:value="0.125">
            <text:p>0,125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65]&lt;&gt;&quot;&quot;;&quot;&quot;;[.B65])" office:value-type="float" office:value="1">
            <text:p>1</text:p>
          </table:table-cell>
          <table:table-cell table:style-name="ce116" table:formula="of:=IF([.Z65]=[.H65];&quot;Farnell&quot;; IF([.Z65]=[.K65]; &quot;Digikey&quot;; IF([.Z65]=[.N65]; &quot;Mouser&quot;; IF([.Z65]=[.R65]; &quot;RS&quot;; IF([.Z65]=[.U65]; &quot;TME&quot;)))))" office:value-type="string" office:string-value="TME">
            <text:p>TME</text:p>
          </table:table-cell>
          <table:table-cell table:style-name="ce122" table:formula="of:=IF([.B65]&lt;&gt;&quot;&quot;;MIN([.H65];[.K65];[.N65];[.R65];[.U65]);&quot;&quot;)" office:value-type="currency" office:currency="EUR" office:value="0.125">
            <text:p>0,125 €</text:p>
          </table:table-cell>
          <table:table-cell table:style-name="ce116" table:formula="of:=[.B65]" office:value-type="float" office:value="1">
            <text:p>1</text:p>
          </table:table-cell>
          <table:table-cell table:style-name="ce133" table:formula="of:=[.Z65]*[.AA65]" office:value-type="float" office:value="0.125">
            <text:p>0,12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4">
            <text:p>6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MMBT5401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2, Q8, Q9, Q23</text:p>
          </table:table-cell>
          <table:table-cell table:style-name="ce14" office:value-type="string">
            <text:p>2533333</text:p>
          </table:table-cell>
          <table:table-cell table:style-name="ce23" office:value-type="string">
            <text:p>MMBT5401LT3G</text:p>
          </table:table-cell>
          <table:table-cell table:style-name="ce45" office:value-type="float" office:value="0.181">
            <text:p>0,181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MMBT5401-FDICT-ND</text:p>
          </table:table-cell>
          <table:table-cell table:style-name="ce71" office:value-type="float" office:value="0.154">
            <text:p>0,15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21-MMBT5401-F</text:p>
          </table:table-cell>
          <table:table-cell table:style-name="ce71" office:value-type="float" office:value="0.135">
            <text:p>0,13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39-0546</text:p>
          </table:table-cell>
          <table:table-cell table:style-name="ce87" office:value-type="string">
            <text:p>MMBT5401</text:p>
          </table:table-cell>
          <table:table-cell table:style-name="ce71" office:value-type="float" office:value="0.157">
            <text:p>0,157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MMBT5401</text:p>
          </table:table-cell>
          <table:table-cell table:style-name="ce45" office:value-type="float" office:value="0.02358">
            <text:p>0,024</text:p>
          </table:table-cell>
          <table:table-cell table:style-name="ce78" office:value-type="float" office:value="25">
            <text:p>25</text:p>
          </table:table-cell>
          <table:table-cell table:style-name="ce105"/>
          <table:table-cell table:style-name="ce78" table:formula="of:=IF([.W66]&lt;&gt;&quot;&quot;;&quot;&quot;;[.B66])" office:value-type="float" office:value="4">
            <text:p>4</text:p>
          </table:table-cell>
          <table:table-cell table:style-name="ce116" table:formula="of:=IF([.Z66]=[.H66];&quot;Farnell&quot;; IF([.Z66]=[.K66]; &quot;Digikey&quot;; IF([.Z66]=[.N66]; &quot;Mouser&quot;; IF([.Z66]=[.R66]; &quot;RS&quot;; IF([.Z66]=[.U66]; &quot;TME&quot;)))))" office:value-type="string" office:string-value="TME">
            <text:p>TME</text:p>
          </table:table-cell>
          <table:table-cell table:style-name="ce122" table:formula="of:=IF([.B66]&lt;&gt;&quot;&quot;;MIN([.H66];[.K66];[.N66];[.R66];[.U66]);&quot;&quot;)" office:value-type="currency" office:currency="EUR" office:value="0.02358">
            <text:p>0,024 €</text:p>
          </table:table-cell>
          <table:table-cell table:style-name="ce116" table:formula="of:=[.B66]" office:value-type="float" office:value="4">
            <text:p>4</text:p>
          </table:table-cell>
          <table:table-cell table:style-name="ce133" table:formula="of:=[.Z66]*[.AA66]" office:value-type="float" office:value="0.09432">
            <text:p>0,09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3" office:value-type="string">
            <text:p>IRFP250MPBF</text:p>
          </table:table-cell>
          <table:table-cell table:style-name="ce22" office:value-type="string">
            <text:p>THT, TO-247</text:p>
          </table:table-cell>
          <table:table-cell table:style-name="ce13" office:value-type="string">
            <text:p>Q3</text:p>
          </table:table-cell>
          <table:table-cell table:style-name="ce13" office:value-type="string">
            <text:p>2580020</text:p>
          </table:table-cell>
          <table:table-cell table:style-name="ce13" office:value-type="string">
            <text:p>IRFP250MPBF</text:p>
          </table:table-cell>
          <table:table-cell table:style-name="ce44" office:value-type="float" office:value="1.47">
            <text:p>1,47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IRFP250MPBF-ND</text:p>
          </table:table-cell>
          <table:table-cell table:style-name="ce70" office:value-type="float" office:value="1.84">
            <text:p>1,84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942-IRFP250MPBF</text:p>
          </table:table-cell>
          <table:table-cell table:style-name="ce70" office:value-type="float" office:value="1.55">
            <text:p>1,55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7-4004</text:p>
          </table:table-cell>
          <table:table-cell table:style-name="ce13" office:value-type="string">
            <text:p>IRFP250MPBF</text:p>
          </table:table-cell>
          <table:table-cell table:style-name="ce70" office:value-type="float" office:value="1.678">
            <text:p>1,678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IRFP250MPBF</text:p>
          </table:table-cell>
          <table:table-cell table:style-name="ce44" office:value-type="float" office:value="1.22">
            <text:p>1,220</text:p>
          </table:table-cell>
          <table:table-cell table:style-name="ce77" office:value-type="float" office:value="1">
            <text:p>1</text:p>
          </table:table-cell>
          <table:table-cell table:style-name="ce104" table:formula="of:=[.B67]" office:value-type="float" office:value="1">
            <text:p>1</text:p>
          </table:table-cell>
          <table:table-cell table:style-name="ce77" table:formula="of:=IF([.W67]&lt;&gt;&quot;&quot;;&quot;&quot;;[.B67])">
            <text:p/>
          </table:table-cell>
          <table:table-cell table:style-name="ce116" table:formula="of:=IF([.Z67]=[.H67];&quot;Farnell&quot;; IF([.Z67]=[.K67]; &quot;Digikey&quot;; IF([.Z67]=[.N67]; &quot;Mouser&quot;; IF([.Z67]=[.R67]; &quot;RS&quot;; IF([.Z67]=[.U67]; &quot;TME&quot;)))))" office:value-type="string" office:string-value="TME">
            <text:p>TME</text:p>
          </table:table-cell>
          <table:table-cell table:style-name="ce122" table:formula="of:=IF([.B67]&lt;&gt;&quot;&quot;;MIN([.H67];[.K67];[.N67];[.R67];[.U67]);&quot;&quot;)" office:value-type="currency" office:currency="EUR" office:value="1.22">
            <text:p>1,220 €</text:p>
          </table:table-cell>
          <table:table-cell table:style-name="ce116" table:formula="of:=[.B67]" office:value-type="float" office:value="1">
            <text:p>1</text:p>
          </table:table-cell>
          <table:table-cell table:style-name="ce133" table:formula="of:=[.Z67]*[.AA67]" office:value-type="float" office:value="1.22">
            <text:p>1,2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6">
            <text:p>6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C856C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4</text:p>
          </table:table-cell>
          <table:table-cell table:style-name="ce14" office:value-type="string">
            <text:p>2453815</text:p>
          </table:table-cell>
          <table:table-cell table:style-name="ce23" office:value-type="string">
            <text:p>BC856CMTF</text:p>
          </table:table-cell>
          <table:table-cell table:style-name="ce45" office:value-type="float" office:value="0.138">
            <text:p>0,13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BC856CMTFCT-ND</text:p>
          </table:table-cell>
          <table:table-cell table:style-name="ce71" office:value-type="float" office:value="0.154">
            <text:p>0,15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12-BC856CMTF</text:p>
          </table:table-cell>
          <table:table-cell table:style-name="ce71" office:value-type="float" office:value="0.118">
            <text:p>0,11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BC856C-DIO</text:p>
          </table:table-cell>
          <table:table-cell table:style-name="ce45" office:value-type="float" office:value="0.0271">
            <text:p>0,027</text:p>
          </table:table-cell>
          <table:table-cell table:style-name="ce78" office:value-type="float" office:value="20">
            <text:p>20</text:p>
          </table:table-cell>
          <table:table-cell table:style-name="ce105"/>
          <table:table-cell table:style-name="ce78" table:formula="of:=IF([.W68]&lt;&gt;&quot;&quot;;&quot;&quot;;[.B68])" office:value-type="float" office:value="1">
            <text:p>1</text:p>
          </table:table-cell>
          <table:table-cell table:style-name="ce116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22" table:formula="of:=IF([.B68]&lt;&gt;&quot;&quot;;MIN([.H68];[.K68];[.N68];[.R68];[.U68]);&quot;&quot;)" office:value-type="currency" office:currency="EUR" office:value="0.0271">
            <text:p>0,027 €</text:p>
          </table:table-cell>
          <table:table-cell table:style-name="ce116" table:formula="of:=[.B68]" office:value-type="float" office:value="1">
            <text:p>1</text:p>
          </table:table-cell>
          <table:table-cell table:style-name="ce133" table:formula="of:=[.Z68]*[.AA68]" office:value-type="float" office:value="0.0271">
            <text:p>0,02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7">
            <text:p>67</text:p>
          </table:table-cell>
          <table:table-cell office:value-type="float" office:value="2">
            <text:p>2</text:p>
          </table:table-cell>
          <table:table-cell table:style-name="ce13" office:value-type="string">
            <text:p>BCP56</text:p>
          </table:table-cell>
          <table:table-cell table:style-name="ce22" office:value-type="string">
            <text:p>SOT-223</text:p>
          </table:table-cell>
          <table:table-cell table:style-name="ce13" office:value-type="string">
            <text:p>Q5, Q7</text:p>
          </table:table-cell>
          <table:table-cell table:style-name="ce13" office:value-type="string">
            <text:p>2628083</text:p>
          </table:table-cell>
          <table:table-cell table:style-name="ce13" office:value-type="string">
            <text:p>BCP56TX</text:p>
          </table:table-cell>
          <table:table-cell table:style-name="ce44" office:value-type="float" office:value="0.263">
            <text:p>0,26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BCP5616QTADICT-ND</text:p>
          </table:table-cell>
          <table:table-cell table:style-name="ce70" office:value-type="float" office:value="0.35">
            <text:p>0,3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21-BCP5616QTA</text:p>
          </table:table-cell>
          <table:table-cell table:style-name="ce70" office:value-type="float" office:value="0.297">
            <text:p>0,297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73-7633</text:p>
          </table:table-cell>
          <table:table-cell table:style-name="ce13" office:value-type="string">
            <text:p>BCP56-16T3G</text:p>
          </table:table-cell>
          <table:table-cell table:style-name="ce70" office:value-type="float" office:value="0.138">
            <text:p>0,138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BCP56-16T1G</text:p>
          </table:table-cell>
          <table:table-cell table:style-name="ce44" office:value-type="float" office:value="0.153">
            <text:p>0,153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69]&lt;&gt;&quot;&quot;;&quot;&quot;;[.B69])" office:value-type="float" office:value="2">
            <text:p>2</text:p>
          </table:table-cell>
          <table:table-cell table:style-name="ce116" table:formula="of:=IF([.Z69]=[.H69];&quot;Farnell&quot;; IF([.Z69]=[.K69]; &quot;Digikey&quot;; IF([.Z69]=[.N69]; &quot;Mouser&quot;; IF([.Z69]=[.R69]; &quot;RS&quot;; IF([.Z69]=[.U69]; &quot;TME&quot;)))))" office:value-type="string" office:string-value="RS">
            <text:p>RS</text:p>
          </table:table-cell>
          <table:table-cell table:style-name="ce122" table:formula="of:=IF([.B69]&lt;&gt;&quot;&quot;;MIN([.H69];[.K69];[.N69];[.R69];[.U69]);&quot;&quot;)" office:value-type="currency" office:currency="EUR" office:value="0.138">
            <text:p>0,138 €</text:p>
          </table:table-cell>
          <table:table-cell table:style-name="ce116" table:formula="of:=[.B69]" office:value-type="float" office:value="2">
            <text:p>2</text:p>
          </table:table-cell>
          <table:table-cell table:style-name="ce133" table:formula="of:=[.Z69]*[.AA69]" office:value-type="float" office:value="0.276">
            <text:p>0,27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8">
            <text:p>6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TP10P6F6</text:p>
          </table:table-cell>
          <table:table-cell table:style-name="ce23" office:value-type="string">
            <text:p>THT, TO-220</text:p>
          </table:table-cell>
          <table:table-cell table:style-name="ce14" office:value-type="string">
            <text:p>Q6</text:p>
          </table:table-cell>
          <table:table-cell table:style-name="ce14" office:value-type="string">
            <text:p>2807209</text:p>
          </table:table-cell>
          <table:table-cell table:style-name="ce23" office:value-type="string">
            <text:p>STP10P6F6</text:p>
          </table:table-cell>
          <table:table-cell table:style-name="ce45" office:value-type="float" office:value="1.23">
            <text:p>1,2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13440-ND</text:p>
          </table:table-cell>
          <table:table-cell table:style-name="ce71" office:value-type="float" office:value="1.53">
            <text:p>1,5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STP10P6F6</text:p>
          </table:table-cell>
          <table:table-cell table:style-name="ce71" office:value-type="float" office:value="1.29">
            <text:p>1,2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STP10P6F6</text:p>
          </table:table-cell>
          <table:table-cell table:style-name="ce45" office:value-type="float" office:value="0.64">
            <text:p>0,640</text:p>
          </table:table-cell>
          <table:table-cell table:style-name="ce78" office:value-type="float" office:value="1">
            <text:p>1</text:p>
          </table:table-cell>
          <table:table-cell table:style-name="ce105" table:formula="of:=[.B70]" office:value-type="float" office:value="1">
            <text:p>1</text:p>
          </table:table-cell>
          <table:table-cell table:style-name="ce78" table:formula="of:=IF([.W70]&lt;&gt;&quot;&quot;;&quot;&quot;;[.B70])">
            <text:p/>
          </table:table-cell>
          <table:table-cell table:style-name="ce116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2" table:formula="of:=IF([.B70]&lt;&gt;&quot;&quot;;MIN([.H70];[.K70];[.N70];[.R70];[.U70]);&quot;&quot;)" office:value-type="currency" office:currency="EUR" office:value="0.64">
            <text:p>0,640 €</text:p>
          </table:table-cell>
          <table:table-cell table:style-name="ce116" table:formula="of:=[.B70]" office:value-type="float" office:value="1">
            <text:p>1</text:p>
          </table:table-cell>
          <table:table-cell table:style-name="ce133" table:formula="of:=[.Z70]*[.AA70]" office:value-type="float" office:value="0.64">
            <text:p>0,6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9">
            <text:p>69</text:p>
          </table:table-cell>
          <table:table-cell office:value-type="float" office:value="1">
            <text:p>1</text:p>
          </table:table-cell>
          <table:table-cell table:style-name="ce13" office:value-type="string">
            <text:p>4K7/2W</text:p>
          </table:table-cell>
          <table:table-cell table:style-name="ce22" office:value-type="string">
            <text:p>2512</text:p>
          </table:table-cell>
          <table:table-cell table:style-name="ce13" office:value-type="string">
            <text:p>R1</text:p>
          </table:table-cell>
          <table:table-cell table:style-name="ce13" office:value-type="string">
            <text:p>2081875</text:p>
          </table:table-cell>
          <table:table-cell table:style-name="ce13" office:value-type="string">
            <text:p>ASC2512-4K7FT4 </text:p>
          </table:table-cell>
          <table:table-cell table:style-name="ce44" office:value-type="float" office:value="0.195">
            <text:p>0,19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30729CT-ND</text:p>
          </table:table-cell>
          <table:table-cell table:style-name="ce70" office:value-type="float" office:value="0.331">
            <text:p>0,33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CRGP2512F4K7 </text:p>
          </table:table-cell>
          <table:table-cell table:style-name="ce70" office:value-type="float" office:value="0.18">
            <text:p>0,18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4-0424</text:p>
          </table:table-cell>
          <table:table-cell table:style-name="ce13" office:value-type="string">
            <text:p>35204K7JT</text:p>
          </table:table-cell>
          <table:table-cell table:style-name="ce70" office:value-type="float" office:value="1.37">
            <text:p>1,370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CRCW25124K70FKTHBC</text:p>
          </table:table-cell>
          <table:table-cell table:style-name="ce44" office:value-type="float" office:value="0.11315">
            <text:p>0,113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71]&lt;&gt;&quot;&quot;;&quot;&quot;;[.B71])" office:value-type="float" office:value="1">
            <text:p>1</text:p>
          </table:table-cell>
          <table:table-cell table:style-name="ce116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2" table:formula="of:=IF([.B71]&lt;&gt;&quot;&quot;;MIN([.H71];[.K71];[.N71];[.R71];[.U71]);&quot;&quot;)" office:value-type="currency" office:currency="EUR" office:value="0.11315">
            <text:p>0,113 €</text:p>
          </table:table-cell>
          <table:table-cell table:style-name="ce116" table:formula="of:=[.B71]" office:value-type="float" office:value="1">
            <text:p>1</text:p>
          </table:table-cell>
          <table:table-cell table:style-name="ce133" table:formula="of:=[.Z71]*[.AA71]" office:value-type="float" office:value="0.11315">
            <text:p>0,113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70">
            <text:p>70</text:p>
          </table:table-cell>
          <table:table-cell table:style-name="ce10" office:value-type="float" office:value="8">
            <text:p>8</text:p>
          </table:table-cell>
          <table:table-cell table:style-name="ce14" office:value-type="string">
            <text:p>10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0, R13, R21, R22, R75, R76, R100, R121</text:p>
          </table:table-cell>
          <table:table-cell table:style-name="ce14" office:value-type="string">
            <text:p>2447551</text:p>
          </table:table-cell>
          <table:table-cell table:style-name="ce23" office:value-type="string">
            <text:p>MCWR08X1003FTL</text:p>
          </table:table-cell>
          <table:table-cell table:style-name="ce45" office:value-type="float" office:value="0.0097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100KCT-ND </text:p>
          </table:table-cell>
          <table:table-cell table:style-name="ce71" office:value-type="float" office:value="0.024">
            <text:p>0,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00KFKEAC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691</text:p>
          </table:table-cell>
          <table:table-cell table:style-name="ce87" office:value-type="string">
            <text:p>CRG0805F100K</text:p>
          </table:table-cell>
          <table:table-cell table:style-name="ce71" office:value-type="float" office:value="0.028">
            <text:p>0,028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100K-1%</text:p>
          </table:table-cell>
          <table:table-cell table:style-name="ce45" office:value-type="float" office:value="0.0145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72]&lt;&gt;&quot;&quot;;&quot;&quot;;[.B72])" office:value-type="float" office:value="8">
            <text:p>8</text:p>
          </table:table-cell>
          <table:table-cell table:style-name="ce116" table:formula="of:=IF([.Z72]=[.H72];&quot;Farnell&quot;; IF([.Z72]=[.K72]; &quot;Digikey&quot;; IF([.Z72]=[.N72]; &quot;Mouser&quot;; IF([.Z72]=[.R72]; &quot;RS&quot;; IF([.Z72]=[.U72]; &quot;TME&quot;)))))" office:value-type="string" office:string-value="Farnell">
            <text:p>Farnell</text:p>
          </table:table-cell>
          <table:table-cell table:style-name="ce122" table:formula="of:=IF([.B72]&lt;&gt;&quot;&quot;;MIN([.H72];[.K72];[.N72];[.R72];[.U72]);&quot;&quot;)" office:value-type="currency" office:currency="EUR" office:value="0.0097">
            <text:p>0,010 €</text:p>
          </table:table-cell>
          <table:table-cell table:style-name="ce116" table:formula="of:=[.B72]" office:value-type="float" office:value="8">
            <text:p>8</text:p>
          </table:table-cell>
          <table:table-cell table:style-name="ce133" table:formula="of:=[.Z72]*[.AA72]" office:value-type="float" office:value="0.0776">
            <text:p>0,07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1">
            <text:p>71</text:p>
          </table:table-cell>
          <table:table-cell office:value-type="float" office:value="1">
            <text:p>1</text:p>
          </table:table-cell>
          <table:table-cell table:style-name="ce13" office:value-type="string">
            <text:p>6R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01</text:p>
          </table:table-cell>
          <table:table-cell table:style-name="ce13" office:value-type="string">
            <text:p>2447714</text:p>
          </table:table-cell>
          <table:table-cell table:style-name="ce13" office:value-type="string">
            <text:p>MCWR08W6R20FTL</text:p>
          </table:table-cell>
          <table:table-cell table:style-name="ce44" office:value-type="float" office:value="0.0116">
            <text:p>0,01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6.20CRCT-ND</text:p>
          </table:table-cell>
          <table:table-cell table:style-name="ce70" office:value-type="float" office:value="0.07">
            <text:p>0,07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6R2L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RC0805JR-076R2</text:p>
          </table:table-cell>
          <table:table-cell table:style-name="ce44" office:value-type="float" office:value="0.03422">
            <text:p>0,034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73]&lt;&gt;&quot;&quot;;&quot;&quot;;[.B73])" office:value-type="float" office:value="1">
            <text:p>1</text:p>
          </table:table-cell>
          <table:table-cell table:style-name="ce116" table:formula="of:=IF([.Z73]=[.H73];&quot;Farnell&quot;; IF([.Z73]=[.K73]; &quot;Digikey&quot;; IF([.Z73]=[.N73]; &quot;Mouser&quot;; IF([.Z73]=[.R73]; &quot;RS&quot;; IF([.Z73]=[.U73]; &quot;TME&quot;)))))" office:value-type="string" office:string-value="Farnell">
            <text:p>Farnell</text:p>
          </table:table-cell>
          <table:table-cell table:style-name="ce122" table:formula="of:=IF([.B73]&lt;&gt;&quot;&quot;;MIN([.H73];[.K73];[.N73];[.R73];[.U73]);&quot;&quot;)" office:value-type="currency" office:currency="EUR" office:value="0.0116">
            <text:p>0,012 €</text:p>
          </table:table-cell>
          <table:table-cell table:style-name="ce116" table:formula="of:=[.B73]" office:value-type="float" office:value="1">
            <text:p>1</text:p>
          </table:table-cell>
          <table:table-cell table:style-name="ce133" table:formula="of:=[.Z73]*[.AA73]" office:value-type="float" office:value="0.0116">
            <text:p>0,01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72">
            <text:p>72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316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2, R20, R23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74]&lt;&gt;&quot;&quot;;&quot;&quot;;[.B74])" office:value-type="float" office:value="3">
            <text:p>3</text:p>
          </table:table-cell>
          <table:table-cell table:style-name="ce116" table:formula="of:=IF([.Z74]=[.H74];&quot;Farnell&quot;; IF([.Z74]=[.K74]; &quot;Digikey&quot;; IF([.Z74]=[.N74]; &quot;Mouser&quot;; IF([.Z74]=[.R74]; &quot;RS&quot;; IF([.Z74]=[.U74]; &quot;TME&quot;)))))" office:value-type="string" office:string-value="Farnell">
            <text:p>Farnell</text:p>
          </table:table-cell>
          <table:table-cell table:style-name="ce122" table:formula="of:=IF([.B74]&lt;&gt;&quot;&quot;;MIN([.H74];[.K74];[.N74];[.R74];[.U74]);&quot;&quot;)" office:value-type="currency" office:currency="EUR" office:value="0">
            <text:p>0,000 €</text:p>
          </table:table-cell>
          <table:table-cell table:style-name="ce116" table:formula="of:=[.B74]" office:value-type="float" office:value="3">
            <text:p>3</text:p>
          </table:table-cell>
          <table:table-cell table:style-name="ce133" table:formula="of:=[.Z74]*[.AA74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3">
            <text:p>73</text:p>
          </table:table-cell>
          <table:table-cell office:value-type="float" office:value="1">
            <text:p>1</text:p>
          </table:table-cell>
          <table:table-cell table:style-name="ce13" office:value-type="string">
            <text:p>4K7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4</text:p>
          </table:table-cell>
          <table:table-cell table:style-name="ce13" office:value-type="string">
            <text:p>2861530</text:p>
          </table:table-cell>
          <table:table-cell table:style-name="ce13" office:value-type="string">
            <text:p>CRGCQ0805F4K7</text:p>
          </table:table-cell>
          <table:table-cell table:style-name="ce44" office:value-type="float" office:value="0.0117">
            <text:p>0,01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4.70KCRCT-ND</text:p>
          </table:table-cell>
          <table:table-cell table:style-name="ce70" office:value-type="float" office:value="0.04">
            <text:p>0,04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4K7L</text:p>
          </table:table-cell>
          <table:table-cell table:style-name="ce70" office:value-type="float" office:value="0.027">
            <text:p>0,02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528</text:p>
          </table:table-cell>
          <table:table-cell table:style-name="ce13" office:value-type="string">
            <text:p>CRG0805F4K7</text:p>
          </table:table-cell>
          <table:table-cell table:style-name="ce70" office:value-type="float" office:value="0.023">
            <text:p>0,023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4K7-1%</text:p>
          </table:table-cell>
          <table:table-cell table:style-name="ce44" office:value-type="float" office:value="0.02282">
            <text:p>0,02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75]&lt;&gt;&quot;&quot;;&quot;&quot;;[.B75])" office:value-type="float" office:value="1">
            <text:p>1</text:p>
          </table:table-cell>
          <table:table-cell table:style-name="ce116" table:formula="of:=IF([.Z75]=[.H75];&quot;Farnell&quot;; IF([.Z75]=[.K75]; &quot;Digikey&quot;; IF([.Z75]=[.N75]; &quot;Mouser&quot;; IF([.Z75]=[.R75]; &quot;RS&quot;; IF([.Z75]=[.U75]; &quot;TME&quot;)))))" office:value-type="string" office:string-value="Farnell">
            <text:p>Farnell</text:p>
          </table:table-cell>
          <table:table-cell table:style-name="ce122" table:formula="of:=IF([.B75]&lt;&gt;&quot;&quot;;MIN([.H75];[.K75];[.N75];[.R75];[.U75]);&quot;&quot;)" office:value-type="currency" office:currency="EUR" office:value="0.0117">
            <text:p>0,012 €</text:p>
          </table:table-cell>
          <table:table-cell table:style-name="ce116" table:formula="of:=[.B75]" office:value-type="float" office:value="1">
            <text:p>1</text:p>
          </table:table-cell>
          <table:table-cell table:style-name="ce133" table:formula="of:=[.Z75]*[.AA75]" office:value-type="float" office:value="0.0117">
            <text:p>0,01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74">
            <text:p>74</text:p>
          </table:table-cell>
          <table:table-cell table:style-name="ce10" office:value-type="float" office:value="11">
            <text:p>11</text:p>
          </table:table-cell>
          <table:table-cell table:style-name="ce14" office:value-type="string">
            <text:p>22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5, R33, R35, R36, R42, R48, R58, R80, R81, R84, R85</text:p>
          </table:table-cell>
          <table:table-cell table:style-name="ce14" office:value-type="string">
            <text:p>1099795</text:p>
          </table:table-cell>
          <table:table-cell table:style-name="ce23" office:value-type="string">
            <text:p>WCR0805-220RFI</text:p>
          </table:table-cell>
          <table:table-cell table:style-name="ce45" office:value-type="float" office:value="0.0189">
            <text:p>0,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20RCT-ND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13220RL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32</text:p>
          </table:table-cell>
          <table:table-cell table:style-name="ce87" office:value-type="string">
            <text:p>CRG0805F220R</text:p>
          </table:table-cell>
          <table:table-cell table:style-name="ce71" office:value-type="float" office:value="0.018">
            <text:p>0,018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220R-1%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76]&lt;&gt;&quot;&quot;;&quot;&quot;;[.B76])" office:value-type="float" office:value="11">
            <text:p>11</text:p>
          </table:table-cell>
          <table:table-cell table:style-name="ce116" table:formula="of:=IF([.Z76]=[.H76];&quot;Farnell&quot;; IF([.Z76]=[.K76]; &quot;Digikey&quot;; IF([.Z76]=[.N76]; &quot;Mouser&quot;; IF([.Z76]=[.R76]; &quot;RS&quot;; IF([.Z76]=[.U76]; &quot;TME&quot;)))))" office:value-type="string" office:string-value="RS">
            <text:p>RS</text:p>
          </table:table-cell>
          <table:table-cell table:style-name="ce122" table:formula="of:=IF([.B76]&lt;&gt;&quot;&quot;;MIN([.H76];[.K76];[.N76];[.R76];[.U76]);&quot;&quot;)" office:value-type="currency" office:currency="EUR" office:value="0.018">
            <text:p>0,018 €</text:p>
          </table:table-cell>
          <table:table-cell table:style-name="ce116" table:formula="of:=[.B76]" office:value-type="float" office:value="11">
            <text:p>11</text:p>
          </table:table-cell>
          <table:table-cell table:style-name="ce133" table:formula="of:=[.Z76]*[.AA76]" office:value-type="float" office:value="0.198">
            <text:p>0,19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5">
            <text:p>75</text:p>
          </table:table-cell>
          <table:table-cell office:value-type="float" office:value="2">
            <text:p>2</text:p>
          </table:table-cell>
          <table:table-cell table:style-name="ce13" office:value-type="string">
            <text:p>1K8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6, R51</text:p>
          </table:table-cell>
          <table:table-cell table:style-name="ce13" office:value-type="float" office:value="2447595">
            <text:p>2447595</text:p>
          </table:table-cell>
          <table:table-cell table:style-name="ce13" office:value-type="string">
            <text:p>MCWR08X1801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9752CT-ND</text:p>
          </table:table-cell>
          <table:table-cell table:style-name="ce70" office:value-type="float" office:value="0.028">
            <text:p>0,02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JW-182ELF</text:p>
          </table:table-cell>
          <table:table-cell table:style-name="ce70" office:value-type="float" office:value="0.008">
            <text:p>0,00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461</text:p>
          </table:table-cell>
          <table:table-cell table:style-name="ce13" office:value-type="string">
            <text:p>CRG0805F1K8</text:p>
          </table:table-cell>
          <table:table-cell table:style-name="ce70" office:value-type="float" office:value="0.022">
            <text:p>0,022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1K8-1%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77]&lt;&gt;&quot;&quot;;&quot;&quot;;[.B77])" office:value-type="float" office:value="2">
            <text:p>2</text:p>
          </table:table-cell>
          <table:table-cell table:style-name="ce116" table:formula="of:=IF([.Z77]=[.H77];&quot;Farnell&quot;; IF([.Z77]=[.K77]; &quot;Digikey&quot;; IF([.Z77]=[.N77]; &quot;Mouser&quot;; IF([.Z77]=[.R77]; &quot;RS&quot;; IF([.Z77]=[.U77]; &quot;TME&quot;)))))" office:value-type="string" office:string-value="Mouser">
            <text:p>Mouser</text:p>
          </table:table-cell>
          <table:table-cell table:style-name="ce122" table:formula="of:=IF([.B77]&lt;&gt;&quot;&quot;;MIN([.H77];[.K77];[.N77];[.R77];[.U77]);&quot;&quot;)" office:value-type="currency" office:currency="EUR" office:value="0.008">
            <text:p>0,008 €</text:p>
          </table:table-cell>
          <table:table-cell table:style-name="ce116" table:formula="of:=[.B77]" office:value-type="float" office:value="2">
            <text:p>2</text:p>
          </table:table-cell>
          <table:table-cell table:style-name="ce133" table:formula="of:=[.Z77]*[.AA77]" office:value-type="float" office:value="0.016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6">
            <text:p>7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6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8, R34</text:p>
          </table:table-cell>
          <table:table-cell table:style-name="ce14" office:value-type="string">
            <text:p>2303674</text:p>
          </table:table-cell>
          <table:table-cell table:style-name="ce23" office:value-type="string">
            <text:p>ERJ6ENF1602V</text:p>
          </table:table-cell>
          <table:table-cell table:style-name="ce45" office:value-type="float" office:value="0.0087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6.0KCRCT-ND</text:p>
          </table:table-cell>
          <table:table-cell table:style-name="ce71" office:value-type="float" office:value="0.037">
            <text:p>0,03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6KL</text:p>
          </table:table-cell>
          <table:table-cell table:style-name="ce71" office:value-type="float" office:value="0.027">
            <text:p>0,0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SMD0805-16K-1%</text:p>
          </table:table-cell>
          <table:table-cell table:style-name="ce45" office:value-type="float" office:value="0.0145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78]&lt;&gt;&quot;&quot;;&quot;&quot;;[.B78])" office:value-type="float" office:value="2">
            <text:p>2</text:p>
          </table:table-cell>
          <table:table-cell table:style-name="ce116" table:formula="of:=IF([.Z78]=[.H78];&quot;Farnell&quot;; IF([.Z78]=[.K78]; &quot;Digikey&quot;; IF([.Z78]=[.N78]; &quot;Mouser&quot;; IF([.Z78]=[.R78]; &quot;RS&quot;; IF([.Z78]=[.U78]; &quot;TME&quot;)))))" office:value-type="string" office:string-value="Farnell">
            <text:p>Farnell</text:p>
          </table:table-cell>
          <table:table-cell table:style-name="ce122" table:formula="of:=IF([.B78]&lt;&gt;&quot;&quot;;MIN([.H78];[.K78];[.N78];[.R78];[.U78]);&quot;&quot;)" office:value-type="currency" office:currency="EUR" office:value="0.0087">
            <text:p>0,009 €</text:p>
          </table:table-cell>
          <table:table-cell table:style-name="ce116" table:formula="of:=[.B78]" office:value-type="float" office:value="2">
            <text:p>2</text:p>
          </table:table-cell>
          <table:table-cell table:style-name="ce133" table:formula="of:=[.Z78]*[.AA78]" office:value-type="float" office:value="0.0174">
            <text:p>0,01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7">
            <text:p>77</text:p>
          </table:table-cell>
          <table:table-cell office:value-type="float" office:value="3">
            <text:p>3</text:p>
          </table:table-cell>
          <table:table-cell table:style-name="ce13" office:value-type="string">
            <text:p>5K1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9, R90, R103</text:p>
          </table:table-cell>
          <table:table-cell table:style-name="ce13" office:value-type="string">
            <text:p>2447692</text:p>
          </table:table-cell>
          <table:table-cell table:style-name="ce13" office:value-type="string">
            <text:p>MCWR08X5101FTL</text:p>
          </table:table-cell>
          <table:table-cell table:style-name="ce44" office:value-type="float" office:value="0.0097">
            <text:p>0,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5K10CT-ND</text:p>
          </table:table-cell>
          <table:table-cell table:style-name="ce70" office:value-type="float" office:value="0.024">
            <text:p>0,02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FX-5101ELF</text:p>
          </table:table-cell>
          <table:table-cell table:style-name="ce70" office:value-type="float" office:value="0.013">
            <text:p>0,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SMD0805-5K1-1%</text:p>
          </table:table-cell>
          <table:table-cell table:style-name="ce44" office:value-type="float" office:value="0.01458">
            <text:p>0,01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79]&lt;&gt;&quot;&quot;;&quot;&quot;;[.B79])" office:value-type="float" office:value="3">
            <text:p>3</text:p>
          </table:table-cell>
          <table:table-cell table:style-name="ce116" table:formula="of:=IF([.Z79]=[.H79];&quot;Farnell&quot;; IF([.Z79]=[.K79]; &quot;Digikey&quot;; IF([.Z79]=[.N79]; &quot;Mouser&quot;; IF([.Z79]=[.R79]; &quot;RS&quot;; IF([.Z79]=[.U79]; &quot;TME&quot;)))))" office:value-type="string" office:string-value="Farnell">
            <text:p>Farnell</text:p>
          </table:table-cell>
          <table:table-cell table:style-name="ce122" table:formula="of:=IF([.B79]&lt;&gt;&quot;&quot;;MIN([.H79];[.K79];[.N79];[.R79];[.U79]);&quot;&quot;)" office:value-type="currency" office:currency="EUR" office:value="0.0097">
            <text:p>0,010 €</text:p>
          </table:table-cell>
          <table:table-cell table:style-name="ce116" table:formula="of:=[.B79]" office:value-type="float" office:value="3">
            <text:p>3</text:p>
          </table:table-cell>
          <table:table-cell table:style-name="ce133" table:formula="of:=[.Z79]*[.AA79]" office:value-type="float" office:value="0.0291">
            <text:p>0,029</text:p>
          </table:table-cell>
          <table:table-cell table:number-columns-repeated="996"/>
        </table:table-row>
        <table:table-row table:style-name="ro9">
          <table:table-cell table:style-name="ce3" table:formula="of:=ROW()-2" office:value-type="float" office:value="78">
            <text:p>78</text:p>
          </table:table-cell>
          <table:table-cell table:style-name="ce10" office:value-type="float" office:value="25">
            <text:p>25</text:p>
          </table:table-cell>
          <table:table-cell table:style-name="ce14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, R9, R11, R17, R24, R25, R26, R30, R41, R49, R52, R57, R64, R67, R70, R74, R79, R87, R93, R99, R102, R104, R106, R114, R115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5" office:value-type="float" office:value="0.0217">
            <text:p>0,02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K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0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5-1189</text:p>
          </table:table-cell>
          <table:table-cell table:style-name="ce87" office:value-type="string">
            <text:p>CRG0805F10K</text:p>
          </table:table-cell>
          <table:table-cell table:style-name="ce71" office:value-type="float" office:value="0.002">
            <text:p>0,002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RC0805FR-0710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0]&lt;&gt;&quot;&quot;;&quot;&quot;;[.B80])" office:value-type="float" office:value="25">
            <text:p>25</text:p>
          </table:table-cell>
          <table:table-cell table:style-name="ce116" table:formula="of:=IF([.Z80]=[.H80];&quot;Farnell&quot;; IF([.Z80]=[.K80]; &quot;Digikey&quot;; IF([.Z80]=[.N80]; &quot;Mouser&quot;; IF([.Z80]=[.R80]; &quot;RS&quot;; IF([.Z80]=[.U80]; &quot;TME&quot;)))))" office:value-type="string" office:string-value="RS">
            <text:p>RS</text:p>
          </table:table-cell>
          <table:table-cell table:style-name="ce122" table:formula="of:=IF([.B80]&lt;&gt;&quot;&quot;;MIN([.H80];[.K80];[.N80];[.R80];[.U80]);&quot;&quot;)" office:value-type="currency" office:currency="EUR" office:value="0.002">
            <text:p>0,002 €</text:p>
          </table:table-cell>
          <table:table-cell table:style-name="ce116" table:formula="of:=[.B80]" office:value-type="float" office:value="25">
            <text:p>25</text:p>
          </table:table-cell>
          <table:table-cell table:style-name="ce133" table:formula="of:=[.Z80]*[.AA80]" office:value-type="float" office:value="0.05">
            <text:p>0,0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9">
            <text:p>79</text:p>
          </table:table-cell>
          <table:table-cell office:value-type="float" office:value="5">
            <text:p>5</text:p>
          </table:table-cell>
          <table:table-cell table:style-name="ce13" office:value-type="string">
            <text:p>1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7, R39, R66, R95, R112</text:p>
          </table:table-cell>
          <table:table-cell table:style-name="ce13" office:value-type="float" office:value="1099800">
            <text:p>1099800</text:p>
          </table:table-cell>
          <table:table-cell table:style-name="ce13" office:value-type="string">
            <text:p>WCR0805-1K0FI</text:p>
          </table:table-cell>
          <table:table-cell table:style-name="ce44" office:value-type="float" office:value="0.0189">
            <text:p>0,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C0805FR-071KL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KL</text:p>
          </table:table-cell>
          <table:table-cell table:style-name="ce70" office:value-type="float" office:value="0.015">
            <text:p>0,01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427</text:p>
          </table:table-cell>
          <table:table-cell table:style-name="ce13" office:value-type="string">
            <text:p>CRG0805F1K0</text:p>
          </table:table-cell>
          <table:table-cell table:style-name="ce70" office:value-type="float" office:value="0.017">
            <text:p>0,017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1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81]&lt;&gt;&quot;&quot;;&quot;&quot;;[.B81])" office:value-type="float" office:value="5">
            <text:p>5</text:p>
          </table:table-cell>
          <table:table-cell table:style-name="ce116" table:formula="of:=IF([.Z81]=[.H81];&quot;Farnell&quot;; IF([.Z81]=[.K81]; &quot;Digikey&quot;; IF([.Z81]=[.N81]; &quot;Mouser&quot;; IF([.Z81]=[.R81]; &quot;RS&quot;; IF([.Z81]=[.U81]; &quot;TME&quot;)))))" office:value-type="string" office:string-value="Mouser">
            <text:p>Mouser</text:p>
          </table:table-cell>
          <table:table-cell table:style-name="ce122" table:formula="of:=IF([.B81]&lt;&gt;&quot;&quot;;MIN([.H81];[.K81];[.N81];[.R81];[.U81]);&quot;&quot;)" office:value-type="currency" office:currency="EUR" office:value="0.015">
            <text:p>0,015 €</text:p>
          </table:table-cell>
          <table:table-cell table:style-name="ce116" table:formula="of:=[.B81]" office:value-type="float" office:value="5">
            <text:p>5</text:p>
          </table:table-cell>
          <table:table-cell table:style-name="ce133" table:formula="of:=[.Z81]*[.AA81]" office:value-type="float" office:value="0.075">
            <text:p>0,07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0">
            <text:p>8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R9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28, R29</text:p>
          </table:table-cell>
          <table:table-cell table:style-name="ce14" office:value-type="string">
            <text:p>2324219</text:p>
          </table:table-cell>
          <table:table-cell table:style-name="ce23" office:value-type="string">
            <text:p>ERJ1TYJ3R9U</text:p>
          </table:table-cell>
          <table:table-cell table:style-name="ce45" office:value-type="float" office:value="0.205">
            <text:p>0,20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2512JT3R90CT-ND </text:p>
          </table:table-cell>
          <table:table-cell table:style-name="ce71" office:value-type="float" office:value="0.225">
            <text:p>0,22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2512JK-073R9L</text:p>
          </table:table-cell>
          <table:table-cell table:style-name="ce71" office:value-type="float" office:value="0.254">
            <text:p>0,25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4-0086</text:p>
          </table:table-cell>
          <table:table-cell table:style-name="ce87" office:value-type="string">
            <text:p>35203R9JT </text:p>
          </table:table-cell>
          <table:table-cell table:style-name="ce71" office:value-type="float" office:value="0.254">
            <text:p>0,254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35203R9JT</text:p>
          </table:table-cell>
          <table:table-cell table:style-name="ce45" office:value-type="float" office:value="0.1819">
            <text:p>0,182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82]&lt;&gt;&quot;&quot;;&quot;&quot;;[.B82])" office:value-type="float" office:value="2">
            <text:p>2</text:p>
          </table:table-cell>
          <table:table-cell table:style-name="ce116" table:formula="of:=IF([.Z82]=[.H82];&quot;Farnell&quot;; IF([.Z82]=[.K82]; &quot;Digikey&quot;; IF([.Z82]=[.N82]; &quot;Mouser&quot;; IF([.Z82]=[.R82]; &quot;RS&quot;; IF([.Z82]=[.U82]; &quot;TME&quot;)))))" office:value-type="string" office:string-value="TME">
            <text:p>TME</text:p>
          </table:table-cell>
          <table:table-cell table:style-name="ce122" table:formula="of:=IF([.B82]&lt;&gt;&quot;&quot;;MIN([.H82];[.K82];[.N82];[.R82];[.U82]);&quot;&quot;)" office:value-type="currency" office:currency="EUR" office:value="0.1819">
            <text:p>0,182 €</text:p>
          </table:table-cell>
          <table:table-cell table:style-name="ce116" table:formula="of:=[.B82]" office:value-type="float" office:value="2">
            <text:p>2</text:p>
          </table:table-cell>
          <table:table-cell table:style-name="ce133" table:formula="of:=[.Z82]*[.AA82]" office:value-type="float" office:value="0.3638">
            <text:p>0,36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1">
            <text:p>81</text:p>
          </table:table-cell>
          <table:table-cell office:value-type="float" office:value="1">
            <text:p>1</text:p>
          </table:table-cell>
          <table:table-cell table:style-name="ce13" office:value-type="string">
            <text:p>R010/2W</text:p>
          </table:table-cell>
          <table:table-cell table:style-name="ce22" office:value-type="string">
            <text:p>2512</text:p>
          </table:table-cell>
          <table:table-cell table:style-name="ce13" office:value-type="string">
            <text:p>R3</text:p>
          </table:table-cell>
          <table:table-cell table:style-name="ce13" office:value-type="string">
            <text:p>1435947RL</text:p>
          </table:table-cell>
          <table:table-cell table:style-name="ce13" office:value-type="string">
            <text:p>CRA2512-FZ-R010ELF </text:p>
          </table:table-cell>
          <table:table-cell table:style-name="ce44" office:value-type="float" office:value="0.599">
            <text:p>0,59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KRL32C.010CT-ND</text:p>
          </table:table-cell>
          <table:table-cell table:style-name="ce70" office:value-type="float" office:value="0.58">
            <text:p>0,5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CRA2512FZR010ELF</text:p>
          </table:table-cell>
          <table:table-cell table:style-name="ce70" office:value-type="float" office:value="0.334">
            <text:p>0,33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93-4381</text:p>
          </table:table-cell>
          <table:table-cell table:style-name="ce13" office:value-type="string">
            <text:p>CRA2512-FZ-R010ELF</text:p>
          </table:table-cell>
          <table:table-cell table:style-name="ce70" office:value-type="float" office:value="0.508">
            <text:p>0,508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LRP2512-R010-1%</text:p>
          </table:table-cell>
          <table:table-cell table:style-name="ce44" office:value-type="float" office:value="0.14673">
            <text:p>0,147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83]&lt;&gt;&quot;&quot;;&quot;&quot;;[.B83])" office:value-type="float" office:value="1">
            <text:p>1</text:p>
          </table:table-cell>
          <table:table-cell table:style-name="ce116" table:formula="of:=IF([.Z83]=[.H83];&quot;Farnell&quot;; IF([.Z83]=[.K83]; &quot;Digikey&quot;; IF([.Z83]=[.N83]; &quot;Mouser&quot;; IF([.Z83]=[.R83]; &quot;RS&quot;; IF([.Z83]=[.U83]; &quot;TME&quot;)))))" office:value-type="string" office:string-value="TME">
            <text:p>TME</text:p>
          </table:table-cell>
          <table:table-cell table:style-name="ce122" table:formula="of:=IF([.B83]&lt;&gt;&quot;&quot;;MIN([.H83];[.K83];[.N83];[.R83];[.U83]);&quot;&quot;)" office:value-type="currency" office:currency="EUR" office:value="0.14673">
            <text:p>0,147 €</text:p>
          </table:table-cell>
          <table:table-cell table:style-name="ce116" table:formula="of:=[.B83]" office:value-type="float" office:value="1">
            <text:p>1</text:p>
          </table:table-cell>
          <table:table-cell table:style-name="ce133" table:formula="of:=[.Z83]*[.AA83]" office:value-type="float" office:value="0.14673">
            <text:p>0,14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2">
            <text:p>82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2K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1, R32, R43, R63, R97, R113</text:p>
          </table:table-cell>
          <table:table-cell table:style-name="ce14" office:value-type="string">
            <text:p>9237534</text:p>
          </table:table-cell>
          <table:table-cell table:style-name="ce23" office:value-type="string">
            <text:p>RC0805FR-072K2L</text:p>
          </table:table-cell>
          <table:table-cell table:style-name="ce45" office:value-type="float" office:value="0.0373">
            <text:p>0,03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2.20K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2K2L</text:p>
          </table:table-cell>
          <table:table-cell table:style-name="ce71" office:value-type="float" office:value="0.026">
            <text:p>0,02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07</text:p>
          </table:table-cell>
          <table:table-cell table:style-name="ce87" office:value-type="string">
            <text:p>CRCW08052K20FKEA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2K2-1%</text:p>
          </table:table-cell>
          <table:table-cell table:style-name="ce45" office:value-type="float" office:value="0.02234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4]&lt;&gt;&quot;&quot;;&quot;&quot;;[.B84])" office:value-type="float" office:value="6">
            <text:p>6</text:p>
          </table:table-cell>
          <table:table-cell table:style-name="ce116" table:formula="of:=IF([.Z84]=[.H84];&quot;Farnell&quot;; IF([.Z84]=[.K84]; &quot;Digikey&quot;; IF([.Z84]=[.N84]; &quot;Mouser&quot;; IF([.Z84]=[.R84]; &quot;RS&quot;; IF([.Z84]=[.U84]; &quot;TME&quot;)))))" office:value-type="string" office:string-value="TME">
            <text:p>TME</text:p>
          </table:table-cell>
          <table:table-cell table:style-name="ce122" table:formula="of:=IF([.B84]&lt;&gt;&quot;&quot;;MIN([.H84];[.K84];[.N84];[.R84];[.U84]);&quot;&quot;)" office:value-type="currency" office:currency="EUR" office:value="0.02234">
            <text:p>0,022 €</text:p>
          </table:table-cell>
          <table:table-cell table:style-name="ce116" table:formula="of:=[.B84]" office:value-type="float" office:value="6">
            <text:p>6</text:p>
          </table:table-cell>
          <table:table-cell table:style-name="ce133" table:formula="of:=[.Z84]*[.AA84]" office:value-type="float" office:value="0.13404">
            <text:p>0,13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3">
            <text:p>83</text:p>
          </table:table-cell>
          <table:table-cell office:value-type="float" office:value="8">
            <text:p>8</text:p>
          </table:table-cell>
          <table:table-cell table:style-name="ce13" office:value-type="string">
            <text:p>47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7, R50, R77, R82, R83, R89, R107, R120</text:p>
          </table:table-cell>
          <table:table-cell table:style-name="ce13" office:value-type="float" office:value="1099798">
            <text:p>1099798</text:p>
          </table:table-cell>
          <table:table-cell table:style-name="ce13" office:value-type="string">
            <text:p>WCR0805-470RFI</text:p>
          </table:table-cell>
          <table:table-cell table:style-name="ce44" office:value-type="float" office:value="0.0189">
            <text:p>0,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470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470RFKEB</text:p>
          </table:table-cell>
          <table:table-cell table:style-name="ce70" office:value-type="float" office:value="0.041">
            <text:p>0,041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76</text:p>
          </table:table-cell>
          <table:table-cell table:style-name="ce13" office:value-type="string">
            <text:p>CRG0805F470R</text:p>
          </table:table-cell>
          <table:table-cell table:style-name="ce70" office:value-type="float" office:value="0.021">
            <text:p>0,021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470R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85]&lt;&gt;&quot;&quot;;&quot;&quot;;[.B85])" office:value-type="float" office:value="8">
            <text:p>8</text:p>
          </table:table-cell>
          <table:table-cell table:style-name="ce116" table:formula="of:=IF([.Z85]=[.H85];&quot;Farnell&quot;; IF([.Z85]=[.K85]; &quot;Digikey&quot;; IF([.Z85]=[.N85]; &quot;Mouser&quot;; IF([.Z85]=[.R85]; &quot;RS&quot;; IF([.Z85]=[.U85]; &quot;TME&quot;)))))" office:value-type="string" office:string-value="Farnell">
            <text:p>Farnell</text:p>
          </table:table-cell>
          <table:table-cell table:style-name="ce122" table:formula="of:=IF([.B85]&lt;&gt;&quot;&quot;;MIN([.H85];[.K85];[.N85];[.R85];[.U85]);&quot;&quot;)" office:value-type="currency" office:currency="EUR" office:value="0.0189">
            <text:p>0,019 €</text:p>
          </table:table-cell>
          <table:table-cell table:style-name="ce116" table:formula="of:=[.B85]" office:value-type="float" office:value="8">
            <text:p>8</text:p>
          </table:table-cell>
          <table:table-cell table:style-name="ce133" table:formula="of:=[.Z85]*[.AA85]" office:value-type="float" office:value="0.1512">
            <text:p>0,15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4">
            <text:p>84</text:p>
          </table:table-cell>
          <table:table-cell table:style-name="ce10" office:value-type="float" office:value="8">
            <text:p>8</text:p>
          </table:table-cell>
          <table:table-cell table:style-name="ce14" office:value-type="string">
            <text:p>47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, R61, R69, R72, R91, R109, R110, R118</text:p>
          </table:table-cell>
          <table:table-cell table:style-name="ce14" office:value-type="string">
            <text:p>2447664</text:p>
          </table:table-cell>
          <table:table-cell table:style-name="ce23" office:value-type="string">
            <text:p>MCWR08X4702FTL</text:p>
          </table:table-cell>
          <table:table-cell table:style-name="ce45" office:value-type="float" office:value="0.0094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HM47KKCT-ND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7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434</text:p>
          </table:table-cell>
          <table:table-cell table:style-name="ce87" office:value-type="string">
            <text:p>CRCW080547K0FKEA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RC0805FR-0747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6]&lt;&gt;&quot;&quot;;&quot;&quot;;[.B86])" office:value-type="float" office:value="8">
            <text:p>8</text:p>
          </table:table-cell>
          <table:table-cell table:style-name="ce116" table:formula="of:=IF([.Z86]=[.H86];&quot;Farnell&quot;; IF([.Z86]=[.K86]; &quot;Digikey&quot;; IF([.Z86]=[.N86]; &quot;Mouser&quot;; IF([.Z86]=[.R86]; &quot;RS&quot;; IF([.Z86]=[.U86]; &quot;TME&quot;)))))" office:value-type="string" office:string-value="Farnell">
            <text:p>Farnell</text:p>
          </table:table-cell>
          <table:table-cell table:style-name="ce122" table:formula="of:=IF([.B86]&lt;&gt;&quot;&quot;;MIN([.H86];[.K86];[.N86];[.R86];[.U86]);&quot;&quot;)" office:value-type="currency" office:currency="EUR" office:value="0.0094">
            <text:p>0,009 €</text:p>
          </table:table-cell>
          <table:table-cell table:style-name="ce116" table:formula="of:=[.B86]" office:value-type="float" office:value="8">
            <text:p>8</text:p>
          </table:table-cell>
          <table:table-cell table:style-name="ce133" table:formula="of:=[.Z86]*[.AA86]" office:value-type="float" office:value="0.0752">
            <text:p>0,075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85">
            <text:p>85</text:p>
          </table:table-cell>
          <table:table-cell office:value-type="float" office:value="2">
            <text:p>2</text:p>
          </table:table-cell>
          <table:table-cell table:style-name="ce13" office:value-type="string">
            <text:p>7K5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0, R53</text:p>
          </table:table-cell>
          <table:table-cell table:style-name="ce13" office:value-type="string">
            <text:p>1575887</text:p>
          </table:table-cell>
          <table:table-cell table:style-name="ce13" office:value-type="string">
            <text:p>MCTC0525B7501T5E</text:p>
          </table:table-cell>
          <table:table-cell table:style-name="ce44" office:value-type="float" office:value="0.203">
            <text:p>0,203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YAG1974CT-ND</text:p>
          </table:table-cell>
          <table:table-cell table:style-name="ce70" office:value-type="float" office:value="0.265">
            <text:p>0,26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CPF0805B7K5E1</text:p>
          </table:table-cell>
          <table:table-cell table:style-name="ce70" office:value-type="float" office:value="0.249">
            <text:p>0,249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AR0805-7K5-0.1%</text:p>
          </table:table-cell>
          <table:table-cell table:style-name="ce44" office:value-type="float" office:value="0.10516">
            <text:p>0,105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87]&lt;&gt;&quot;&quot;;&quot;&quot;;[.B87])" office:value-type="float" office:value="2">
            <text:p>2</text:p>
          </table:table-cell>
          <table:table-cell table:style-name="ce116" table:formula="of:=IF([.Z87]=[.H87];&quot;Farnell&quot;; IF([.Z87]=[.K87]; &quot;Digikey&quot;; IF([.Z87]=[.N87]; &quot;Mouser&quot;; IF([.Z87]=[.R87]; &quot;RS&quot;; IF([.Z87]=[.U87]; &quot;TME&quot;)))))" office:value-type="string" office:string-value="TME">
            <text:p>TME</text:p>
          </table:table-cell>
          <table:table-cell table:style-name="ce122" table:formula="of:=IF([.B87]&lt;&gt;&quot;&quot;;MIN([.H87];[.K87];[.N87];[.R87];[.U87]);&quot;&quot;)" office:value-type="currency" office:currency="EUR" office:value="0.10516">
            <text:p>0,105 €</text:p>
          </table:table-cell>
          <table:table-cell table:style-name="ce116" table:formula="of:=[.B87]" office:value-type="float" office:value="2">
            <text:p>2</text:p>
          </table:table-cell>
          <table:table-cell table:style-name="ce133" table:formula="of:=[.Z87]*[.AA87]" office:value-type="float" office:value="0.21032">
            <text:p>0,2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6">
            <text:p>86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75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4, R88, R111, R117</text:p>
          </table:table-cell>
          <table:table-cell table:style-name="ce14" office:value-type="string">
            <text:p>2447719</text:p>
          </table:table-cell>
          <table:table-cell table:style-name="ce23" office:value-type="string">
            <text:p>MCWR08X7500FTL</text:p>
          </table:table-cell>
          <table:table-cell table:style-name="ce45" office:value-type="float" office:value="0.0097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85CT-ND</text:p>
          </table:table-cell>
          <table:table-cell table:style-name="ce71" office:value-type="float" office:value="0.046">
            <text:p>0,04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750RFKEB</text:p>
          </table:table-cell>
          <table:table-cell table:style-name="ce71" office:value-type="float" office:value="0.052">
            <text:p>0,05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15-2298</text:p>
          </table:table-cell>
          <table:table-cell table:style-name="ce87" office:value-type="string">
            <text:p>RN73C2A750RB</text:p>
          </table:table-cell>
          <table:table-cell table:style-name="ce71" office:value-type="float" office:value="0.666">
            <text:p>0,666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SMD0805-750R-1%</text:p>
          </table:table-cell>
          <table:table-cell table:style-name="ce45" office:value-type="float" office:value="0.0145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8]&lt;&gt;&quot;&quot;;&quot;&quot;;[.B88])" office:value-type="float" office:value="4">
            <text:p>4</text:p>
          </table:table-cell>
          <table:table-cell table:style-name="ce116" table:formula="of:=IF([.Z88]=[.H88];&quot;Farnell&quot;; IF([.Z88]=[.K88]; &quot;Digikey&quot;; IF([.Z88]=[.N88]; &quot;Mouser&quot;; IF([.Z88]=[.R88]; &quot;RS&quot;; IF([.Z88]=[.U88]; &quot;TME&quot;)))))" office:value-type="string" office:string-value="Farnell">
            <text:p>Farnell</text:p>
          </table:table-cell>
          <table:table-cell table:style-name="ce122" table:formula="of:=IF([.B88]&lt;&gt;&quot;&quot;;MIN([.H88];[.K88];[.N88];[.R88];[.U88]);&quot;&quot;)" office:value-type="currency" office:currency="EUR" office:value="0.0097">
            <text:p>0,010 €</text:p>
          </table:table-cell>
          <table:table-cell table:style-name="ce116" table:formula="of:=[.B88]" office:value-type="float" office:value="4">
            <text:p>4</text:p>
          </table:table-cell>
          <table:table-cell table:style-name="ce133" table:formula="of:=[.Z88]*[.AA88]" office:value-type="float" office:value="0.0388">
            <text:p>0,03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7">
            <text:p>87</text:p>
          </table:table-cell>
          <table:table-cell office:value-type="float" office:value="2">
            <text:p>2</text:p>
          </table:table-cell>
          <table:table-cell table:style-name="ce13" office:value-type="string">
            <text:p>100K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5, R54</text:p>
          </table:table-cell>
          <table:table-cell table:style-name="ce13" office:value-type="string">
            <text:p>1653285RL</text:p>
          </table:table-cell>
          <table:table-cell table:style-name="ce13" office:value-type="string">
            <text:p>RR1220P-104-B-T5 </text:p>
          </table:table-cell>
          <table:table-cell table:style-name="ce44" office:value-type="float" office:value="0.205">
            <text:p>0,20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P100KDACT-ND</text:p>
          </table:table-cell>
          <table:table-cell table:style-name="ce70" office:value-type="float" office:value="0.268">
            <text:p>0,26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84-APC0805B100KN </text:p>
          </table:table-cell>
          <table:table-cell table:style-name="ce70" office:value-type="float" office:value="0.093">
            <text:p>0,09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AR0805-100K-0.1%</text:p>
          </table:table-cell>
          <table:table-cell table:style-name="ce44" office:value-type="float" office:value="0.10516">
            <text:p>0,105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89]&lt;&gt;&quot;&quot;;&quot;&quot;;[.B89])" office:value-type="float" office:value="2">
            <text:p>2</text:p>
          </table:table-cell>
          <table:table-cell table:style-name="ce116" table:formula="of:=IF([.Z89]=[.H89];&quot;Farnell&quot;; IF([.Z89]=[.K89]; &quot;Digikey&quot;; IF([.Z89]=[.N89]; &quot;Mouser&quot;; IF([.Z89]=[.R89]; &quot;RS&quot;; IF([.Z89]=[.U89]; &quot;TME&quot;)))))" office:value-type="string" office:string-value="Mouser">
            <text:p>Mouser</text:p>
          </table:table-cell>
          <table:table-cell table:style-name="ce122" table:formula="of:=IF([.B89]&lt;&gt;&quot;&quot;;MIN([.H89];[.K89];[.N89];[.R89];[.U89]);&quot;&quot;)" office:value-type="currency" office:currency="EUR" office:value="0.093">
            <text:p>0,093 €</text:p>
          </table:table-cell>
          <table:table-cell table:style-name="ce116" table:formula="of:=[.B89]" office:value-type="float" office:value="2">
            <text:p>2</text:p>
          </table:table-cell>
          <table:table-cell table:style-name="ce133" table:formula="of:=[.Z89]*[.AA89]" office:value-type="float" office:value="0.186">
            <text:p>0,186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88">
            <text:p>8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4K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6, R55</text:p>
          </table:table-cell>
          <table:table-cell table:style-name="ce14" office:value-type="string">
            <text:p>1670246</text:p>
          </table:table-cell>
          <table:table-cell table:style-name="ce23" office:value-type="string">
            <text:p>ERA6AEB243V</text:p>
          </table:table-cell>
          <table:table-cell table:style-name="ce45" office:value-type="float" office:value="0.27">
            <text:p>0,27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P24KDACT-ND </text:p>
          </table:table-cell>
          <table:table-cell table:style-name="ce71" office:value-type="float" office:value="0.268">
            <text:p>0,26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PF0805B24KE1 </text:p>
          </table:table-cell>
          <table:table-cell table:style-name="ce71" office:value-type="float" office:value="0.157">
            <text:p>0,1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AR0805-24K-0.1%</text:p>
          </table:table-cell>
          <table:table-cell table:style-name="ce45" office:value-type="float" office:value="0.10516">
            <text:p>0,10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90]&lt;&gt;&quot;&quot;;&quot;&quot;;[.B90])" office:value-type="float" office:value="2">
            <text:p>2</text:p>
          </table:table-cell>
          <table:table-cell table:style-name="ce116" table:formula="of:=IF([.Z90]=[.H90];&quot;Farnell&quot;; IF([.Z90]=[.K90]; &quot;Digikey&quot;; IF([.Z90]=[.N90]; &quot;Mouser&quot;; IF([.Z90]=[.R90]; &quot;RS&quot;; IF([.Z90]=[.U90]; &quot;TME&quot;)))))" office:value-type="string" office:string-value="TME">
            <text:p>TME</text:p>
          </table:table-cell>
          <table:table-cell table:style-name="ce122" table:formula="of:=IF([.B90]&lt;&gt;&quot;&quot;;MIN([.H90];[.K90];[.N90];[.R90];[.U90]);&quot;&quot;)" office:value-type="currency" office:currency="EUR" office:value="0.10516">
            <text:p>0,105 €</text:p>
          </table:table-cell>
          <table:table-cell table:style-name="ce116" table:formula="of:=[.B90]" office:value-type="float" office:value="2">
            <text:p>2</text:p>
          </table:table-cell>
          <table:table-cell table:style-name="ce133" table:formula="of:=[.Z90]*[.AA90]" office:value-type="float" office:value="0.21032">
            <text:p>0,2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9">
            <text:p>89</text:p>
          </table:table-cell>
          <table:table-cell office:value-type="float" office:value="1">
            <text:p>1</text:p>
          </table:table-cell>
          <table:table-cell table:style-name="ce13" office:value-type="string">
            <text:p>51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7</text:p>
          </table:table-cell>
          <table:table-cell table:style-name="ce13" office:value-type="string">
            <text:p>2447680</text:p>
          </table:table-cell>
          <table:table-cell table:style-name="ce13" office:value-type="string">
            <text:p>MCWR08X5102FTL</text:p>
          </table:table-cell>
          <table:table-cell table:style-name="ce44" office:value-type="float" office:value="0.0101">
            <text:p>0,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51K0CT-ND</text:p>
          </table:table-cell>
          <table:table-cell table:style-name="ce70" office:value-type="float" office:value="0.024">
            <text:p>0,02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FX-5102ELF</text:p>
          </table:table-cell>
          <table:table-cell table:style-name="ce70" office:value-type="float" office:value="0.013">
            <text:p>0,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SMD0805-51K-1%</text:p>
          </table:table-cell>
          <table:table-cell table:style-name="ce44" office:value-type="float" office:value="0.01458">
            <text:p>0,015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91]&lt;&gt;&quot;&quot;;&quot;&quot;;[.B91])" office:value-type="float" office:value="1">
            <text:p>1</text:p>
          </table:table-cell>
          <table:table-cell table:style-name="ce116" table:formula="of:=IF([.Z91]=[.H91];&quot;Farnell&quot;; IF([.Z91]=[.K91]; &quot;Digikey&quot;; IF([.Z91]=[.N91]; &quot;Mouser&quot;; IF([.Z91]=[.R91]; &quot;RS&quot;; IF([.Z91]=[.U91]; &quot;TME&quot;)))))" office:value-type="string" office:string-value="Farnell">
            <text:p>Farnell</text:p>
          </table:table-cell>
          <table:table-cell table:style-name="ce122" table:formula="of:=IF([.B91]&lt;&gt;&quot;&quot;;MIN([.H91];[.K91];[.N91];[.R91];[.U91]);&quot;&quot;)" office:value-type="currency" office:currency="EUR" office:value="0.0101">
            <text:p>0,010 €</text:p>
          </table:table-cell>
          <table:table-cell table:style-name="ce116" table:formula="of:=[.B91]" office:value-type="float" office:value="1">
            <text:p>1</text:p>
          </table:table-cell>
          <table:table-cell table:style-name="ce133" table:formula="of:=[.Z91]*[.AA91]" office:value-type="float" office:value="0.0101">
            <text:p>0,0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0">
            <text:p>9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, R116</text:p>
          </table:table-cell>
          <table:table-cell table:style-name="ce14" office:value-type="string">
            <text:p>2447598</text:p>
          </table:table-cell>
          <table:table-cell table:style-name="ce23" office:value-type="string">
            <text:p>MCWR08W1R00FTL</text:p>
          </table:table-cell>
          <table:table-cell table:style-name="ce45" office:value-type="float" office:value="0.0116">
            <text:p>0,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.00CRCT-ND</text:p>
          </table:table-cell>
          <table:table-cell table:style-name="ce71" office:value-type="float" office:value="0.071">
            <text:p>0,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131RL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151</text:p>
          </table:table-cell>
          <table:table-cell table:style-name="ce87" office:value-type="string">
            <text:p>CR0805-J/-1R0ELF</text:p>
          </table:table-cell>
          <table:table-cell table:style-name="ce71" office:value-type="float" office:value="0.027">
            <text:p>0,027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1R-1%</text:p>
          </table:table-cell>
          <table:table-cell table:style-name="ce45" office:value-type="float" office:value="0.03158">
            <text:p>0,03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92]&lt;&gt;&quot;&quot;;&quot;&quot;;[.B92])" office:value-type="float" office:value="2">
            <text:p>2</text:p>
          </table:table-cell>
          <table:table-cell table:style-name="ce116" table:formula="of:=IF([.Z92]=[.H92];&quot;Farnell&quot;; IF([.Z92]=[.K92]; &quot;Digikey&quot;; IF([.Z92]=[.N92]; &quot;Mouser&quot;; IF([.Z92]=[.R92]; &quot;RS&quot;; IF([.Z92]=[.U92]; &quot;TME&quot;)))))" office:value-type="string" office:string-value="Farnell">
            <text:p>Farnell</text:p>
          </table:table-cell>
          <table:table-cell table:style-name="ce122" table:formula="of:=IF([.B92]&lt;&gt;&quot;&quot;;MIN([.H92];[.K92];[.N92];[.R92];[.U92]);&quot;&quot;)" office:value-type="currency" office:currency="EUR" office:value="0.0116">
            <text:p>0,012 €</text:p>
          </table:table-cell>
          <table:table-cell table:style-name="ce116" table:formula="of:=[.B92]" office:value-type="float" office:value="2">
            <text:p>2</text:p>
          </table:table-cell>
          <table:table-cell table:style-name="ce133" table:formula="of:=[.Z92]*[.AA92]" office:value-type="float" office:value="0.0232">
            <text:p>0,02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1">
            <text:p>91</text:p>
          </table:table-cell>
          <table:table-cell office:value-type="float" office:value="1">
            <text:p>1</text:p>
          </table:table-cell>
          <table:table-cell table:style-name="ce13" office:value-type="string">
            <text:p>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6</text:p>
          </table:table-cell>
          <table:table-cell table:style-name="ce13" office:value-type="string">
            <text:p>2747563</text:p>
          </table:table-cell>
          <table:table-cell table:style-name="ce13" office:value-type="string">
            <text:p>MCWR08X0000FTL</text:p>
          </table:table-cell>
          <table:table-cell table:style-name="ce44" office:value-type="float" office:value="0.0062">
            <text:p>0,00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ZT0R00CT-ND</text:p>
          </table:table-cell>
          <table:table-cell table:style-name="ce70" office:value-type="float" office:value="0.019">
            <text:p>0,01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0RL</text:p>
          </table:table-cell>
          <table:table-cell table:style-name="ce70" office:value-type="float" office:value="0.023">
            <text:p>0,02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CQ0805-0R-1%</text:p>
          </table:table-cell>
          <table:table-cell table:style-name="ce44" office:value-type="float" office:value="0.02766">
            <text:p>0,028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93]&lt;&gt;&quot;&quot;;&quot;&quot;;[.B93])" office:value-type="float" office:value="1">
            <text:p>1</text:p>
          </table:table-cell>
          <table:table-cell table:style-name="ce116" table:formula="of:=IF([.Z93]=[.H93];&quot;Farnell&quot;; IF([.Z93]=[.K93]; &quot;Digikey&quot;; IF([.Z93]=[.N93]; &quot;Mouser&quot;; IF([.Z93]=[.R93]; &quot;RS&quot;; IF([.Z93]=[.U93]; &quot;TME&quot;)))))" office:value-type="string" office:string-value="Farnell">
            <text:p>Farnell</text:p>
          </table:table-cell>
          <table:table-cell table:style-name="ce122" table:formula="of:=IF([.B93]&lt;&gt;&quot;&quot;;MIN([.H93];[.K93];[.N93];[.R93];[.U93]);&quot;&quot;)" office:value-type="currency" office:currency="EUR" office:value="0.0062">
            <text:p>0,006 €</text:p>
          </table:table-cell>
          <table:table-cell table:style-name="ce116" table:formula="of:=[.B93]" office:value-type="float" office:value="1">
            <text:p>1</text:p>
          </table:table-cell>
          <table:table-cell table:style-name="ce133" table:formula="of:=[.Z93]*[.AA93]" office:value-type="float" office:value="0.0062">
            <text:p>0,006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92">
            <text:p>9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K9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9, R68</text:p>
          </table:table-cell>
          <table:table-cell table:style-name="ce14" office:value-type="string">
            <text:p>1577666</text:p>
          </table:table-cell>
          <table:table-cell table:style-name="ce23" office:value-type="string">
            <text:p>ERA6AEB392V</text:p>
          </table:table-cell>
          <table:table-cell table:style-name="ce45" office:value-type="float" office:value="0.277">
            <text:p>0,27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1890CT-ND </text:p>
          </table:table-cell>
          <table:table-cell table:style-name="ce71" office:value-type="float" office:value="0.265">
            <text:p>0,26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PF0805B3K9E1</text:p>
          </table:table-cell>
          <table:table-cell table:style-name="ce71" office:value-type="float" office:value="0.157">
            <text:p>0,15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AR0805-3K9-0.1%</text:p>
          </table:table-cell>
          <table:table-cell table:style-name="ce45" office:value-type="float" office:value="0.10516">
            <text:p>0,10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94]&lt;&gt;&quot;&quot;;&quot;&quot;;[.B94])" office:value-type="float" office:value="2">
            <text:p>2</text:p>
          </table:table-cell>
          <table:table-cell table:style-name="ce116" table:formula="of:=IF([.Z94]=[.H94];&quot;Farnell&quot;; IF([.Z94]=[.K94]; &quot;Digikey&quot;; IF([.Z94]=[.N94]; &quot;Mouser&quot;; IF([.Z94]=[.R94]; &quot;RS&quot;; IF([.Z94]=[.U94]; &quot;TME&quot;)))))" office:value-type="string" office:string-value="TME">
            <text:p>TME</text:p>
          </table:table-cell>
          <table:table-cell table:style-name="ce122" table:formula="of:=IF([.B94]&lt;&gt;&quot;&quot;;MIN([.H94];[.K94];[.N94];[.R94];[.U94]);&quot;&quot;)" office:value-type="currency" office:currency="EUR" office:value="0.10516">
            <text:p>0,105 €</text:p>
          </table:table-cell>
          <table:table-cell table:style-name="ce116" table:formula="of:=[.B94]" office:value-type="float" office:value="2">
            <text:p>2</text:p>
          </table:table-cell>
          <table:table-cell table:style-name="ce133" table:formula="of:=[.Z94]*[.AA94]" office:value-type="float" office:value="0.21032">
            <text:p>0,2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3">
            <text:p>93</text:p>
          </table:table-cell>
          <table:table-cell office:value-type="float" office:value="3">
            <text:p>3</text:p>
          </table:table-cell>
          <table:table-cell table:style-name="ce13" office:value-type="string">
            <text:p>10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6, R7, R38</text:p>
          </table:table-cell>
          <table:table-cell table:style-name="ce13" office:value-type="string">
            <text:p>2447552</text:p>
          </table:table-cell>
          <table:table-cell table:style-name="ce13" office:value-type="string">
            <text:p>MCWR08X1000FTL</text:p>
          </table:table-cell>
          <table:table-cell table:style-name="ce44" office:value-type="float" office:value="0.094">
            <text:p>0,09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0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RC0805FR-07100R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0807</text:p>
          </table:table-cell>
          <table:table-cell table:style-name="ce13" office:value-type="string">
            <text:p>CRCW0805100RFKEA</text:p>
          </table:table-cell>
          <table:table-cell table:style-name="ce70" office:value-type="float" office:value="0.043">
            <text:p>0,043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100R-1%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95]&lt;&gt;&quot;&quot;;&quot;&quot;;[.B95])" office:value-type="float" office:value="3">
            <text:p>3</text:p>
          </table:table-cell>
          <table:table-cell table:style-name="ce116" table:formula="of:=IF([.Z95]=[.H95];&quot;Farnell&quot;; IF([.Z95]=[.K95]; &quot;Digikey&quot;; IF([.Z95]=[.N95]; &quot;Mouser&quot;; IF([.Z95]=[.R95]; &quot;RS&quot;; IF([.Z95]=[.U95]; &quot;TME&quot;)))))" office:value-type="string" office:string-value="Mouser">
            <text:p>Mouser</text:p>
          </table:table-cell>
          <table:table-cell table:style-name="ce122" table:formula="of:=IF([.B95]&lt;&gt;&quot;&quot;;MIN([.H95];[.K95];[.N95];[.R95];[.U95]);&quot;&quot;)" office:value-type="currency" office:currency="EUR" office:value="0.014">
            <text:p>0,014 €</text:p>
          </table:table-cell>
          <table:table-cell table:style-name="ce116" table:formula="of:=[.B95]" office:value-type="float" office:value="3">
            <text:p>3</text:p>
          </table:table-cell>
          <table:table-cell table:style-name="ce133" table:formula="of:=[.Z95]*[.AA95]" office:value-type="float" office:value="0.042">
            <text:p>0,04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4">
            <text:p>9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82R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60, R73</text:p>
          </table:table-cell>
          <table:table-cell table:style-name="ce14" office:value-type="string">
            <text:p>2504986RL</text:p>
          </table:table-cell>
          <table:table-cell table:style-name="ce23" office:value-type="string">
            <text:p>ACPP080582RBE </text:p>
          </table:table-cell>
          <table:table-cell table:style-name="ce45" office:value-type="float" office:value="0.395">
            <text:p>0,395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YAG1982CT-ND</text:p>
          </table:table-cell>
          <table:table-cell table:style-name="ce71" office:value-type="float" office:value="0.265">
            <text:p>0,26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BRD0782RL</text:p>
          </table:table-cell>
          <table:table-cell table:style-name="ce71" office:value-type="float" office:value="0.196">
            <text:p>0,1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AR0805-82R-0.1%</text:p>
          </table:table-cell>
          <table:table-cell table:style-name="ce45" office:value-type="float" office:value="0.10516">
            <text:p>0,10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96]&lt;&gt;&quot;&quot;;&quot;&quot;;[.B96])" office:value-type="float" office:value="2">
            <text:p>2</text:p>
          </table:table-cell>
          <table:table-cell table:style-name="ce116" table:formula="of:=IF([.Z96]=[.H96];&quot;Farnell&quot;; IF([.Z96]=[.K96]; &quot;Digikey&quot;; IF([.Z96]=[.N96]; &quot;Mouser&quot;; IF([.Z96]=[.R96]; &quot;RS&quot;; IF([.Z96]=[.U96]; &quot;TME&quot;)))))" office:value-type="string" office:string-value="TME">
            <text:p>TME</text:p>
          </table:table-cell>
          <table:table-cell table:style-name="ce122" table:formula="of:=IF([.B96]&lt;&gt;&quot;&quot;;MIN([.H96];[.K96];[.N96];[.R96];[.U96]);&quot;&quot;)" office:value-type="currency" office:currency="EUR" office:value="0.10516">
            <text:p>0,105 €</text:p>
          </table:table-cell>
          <table:table-cell table:style-name="ce116" table:formula="of:=[.B96]" office:value-type="float" office:value="2">
            <text:p>2</text:p>
          </table:table-cell>
          <table:table-cell table:style-name="ce133" table:formula="of:=[.Z96]*[.AA96]" office:value-type="float" office:value="0.21032">
            <text:p>0,2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5">
            <text:p>95</text:p>
          </table:table-cell>
          <table:table-cell office:value-type="float" office:value="1">
            <text:p>1</text:p>
          </table:table-cell>
          <table:table-cell table:style-name="ce13" office:value-type="string">
            <text:p>0R75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R62</text:p>
          </table:table-cell>
          <table:table-cell table:style-name="ce13" office:value-type="string">
            <text:p>2805273</text:p>
          </table:table-cell>
          <table:table-cell table:style-name="ce13" office:value-type="string">
            <text:p>RLP73K2AR75JTD</text:p>
          </table:table-cell>
          <table:table-cell table:style-name="ce44" office:value-type="float" office:value="0.0945">
            <text:p>0,09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.75SCT-ND</text:p>
          </table:table-cell>
          <table:table-cell table:style-name="ce70" office:value-type="float" office:value="0.261">
            <text:p>0,26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L0805FR-070R75L </text:p>
          </table:table-cell>
          <table:table-cell table:style-name="ce70" office:value-type="float" office:value="0.188">
            <text:p>0,18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97]&lt;&gt;&quot;&quot;;&quot;&quot;;[.B97])" office:value-type="float" office:value="1">
            <text:p>1</text:p>
          </table:table-cell>
          <table:table-cell table:style-name="ce116" table:formula="of:=IF([.Z97]=[.H97];&quot;Farnell&quot;; IF([.Z97]=[.K97]; &quot;Digikey&quot;; IF([.Z97]=[.N97]; &quot;Mouser&quot;; IF([.Z97]=[.R97]; &quot;RS&quot;; IF([.Z97]=[.U97]; &quot;TME&quot;)))))" office:value-type="string" office:string-value="Farnell">
            <text:p>Farnell</text:p>
          </table:table-cell>
          <table:table-cell table:style-name="ce122" table:formula="of:=IF([.B97]&lt;&gt;&quot;&quot;;MIN([.H97];[.K97];[.N97];[.R97];[.U97]);&quot;&quot;)" office:value-type="currency" office:currency="EUR" office:value="0.0945">
            <text:p>0,095 €</text:p>
          </table:table-cell>
          <table:table-cell table:style-name="ce116" table:formula="of:=[.B97]" office:value-type="float" office:value="1">
            <text:p>1</text:p>
          </table:table-cell>
          <table:table-cell table:style-name="ce133" table:formula="of:=[.Z97]*[.AA97]" office:value-type="float" office:value="0.0945">
            <text:p>0,09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6">
            <text:p>9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0R082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65</text:p>
          </table:table-cell>
          <table:table-cell table:style-name="ce14" office:value-type="string">
            <text:p>2116424</text:p>
          </table:table-cell>
          <table:table-cell table:style-name="ce23" office:value-type="string">
            <text:p>RLP73N2BR082JTD</text:p>
          </table:table-cell>
          <table:table-cell table:style-name="ce45" office:value-type="float" office:value="0.266">
            <text:p>0,26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08-1581-1-ND </text:p>
          </table:table-cell>
          <table:table-cell table:style-name="ce71" office:value-type="float" office:value="0.342">
            <text:p>0,34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L1206FR070R082L</text:p>
          </table:table-cell>
          <table:table-cell table:style-name="ce71" office:value-type="float" office:value="0.196">
            <text:p>0,1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CS1206-0R082-1%-HP</text:p>
          </table:table-cell>
          <table:table-cell table:style-name="ce45" office:value-type="float" office:value="0.16541">
            <text:p>0,16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98]&lt;&gt;&quot;&quot;;&quot;&quot;;[.B98])" office:value-type="float" office:value="1">
            <text:p>1</text:p>
          </table:table-cell>
          <table:table-cell table:style-name="ce116" table:formula="of:=IF([.Z98]=[.H98];&quot;Farnell&quot;; IF([.Z98]=[.K98]; &quot;Digikey&quot;; IF([.Z98]=[.N98]; &quot;Mouser&quot;; IF([.Z98]=[.R98]; &quot;RS&quot;; IF([.Z98]=[.U98]; &quot;TME&quot;)))))" office:value-type="string" office:string-value="TME">
            <text:p>TME</text:p>
          </table:table-cell>
          <table:table-cell table:style-name="ce122" table:formula="of:=IF([.B98]&lt;&gt;&quot;&quot;;MIN([.H98];[.K98];[.N98];[.R98];[.U98]);&quot;&quot;)" office:value-type="currency" office:currency="EUR" office:value="0.16541">
            <text:p>0,165 €</text:p>
          </table:table-cell>
          <table:table-cell table:style-name="ce116" table:formula="of:=[.B98]" office:value-type="float" office:value="1">
            <text:p>1</text:p>
          </table:table-cell>
          <table:table-cell table:style-name="ce133" table:formula="of:=[.Z98]*[.AA98]" office:value-type="float" office:value="0.16541">
            <text:p>0,16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7">
            <text:p>97</text:p>
          </table:table-cell>
          <table:table-cell office:value-type="float" office:value="1">
            <text:p>1</text:p>
          </table:table-cell>
          <table:table-cell table:style-name="ce13" office:value-type="string">
            <text:p>0R010</text:p>
          </table:table-cell>
          <table:table-cell table:style-name="ce22" office:value-type="string">
            <text:p>2512, low TCR</text:p>
          </table:table-cell>
          <table:table-cell table:style-name="ce13" office:value-type="string">
            <text:p>R71</text:p>
          </table:table-cell>
          <table:table-cell table:style-name="ce13" office:value-type="string">
            <text:p>2808330</text:p>
          </table:table-cell>
          <table:table-cell table:style-name="ce13" office:value-type="string">
            <text:p>GMR100HTBFA10L0</text:p>
          </table:table-cell>
          <table:table-cell table:style-name="ce44" office:value-type="float" office:value="1.13">
            <text:p>1,13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511-1686-1-ND</text:p>
          </table:table-cell>
          <table:table-cell table:style-name="ce70" office:value-type="float" office:value="1.35">
            <text:p>1,3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55-GMR100HTBFA10L0</text:p>
          </table:table-cell>
          <table:table-cell table:style-name="ce70" office:value-type="float" office:value="1.08">
            <text:p>1,08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99]&lt;&gt;&quot;&quot;;&quot;&quot;;[.B99])" office:value-type="float" office:value="1">
            <text:p>1</text:p>
          </table:table-cell>
          <table:table-cell table:style-name="ce116" table:formula="of:=IF([.Z99]=[.H99];&quot;Farnell&quot;; IF([.Z99]=[.K99]; &quot;Digikey&quot;; IF([.Z99]=[.N99]; &quot;Mouser&quot;; IF([.Z99]=[.R99]; &quot;RS&quot;; IF([.Z99]=[.U99]; &quot;TME&quot;)))))" office:value-type="string" office:string-value="Mouser">
            <text:p>Mouser</text:p>
          </table:table-cell>
          <table:table-cell table:style-name="ce122" table:formula="of:=IF([.B99]&lt;&gt;&quot;&quot;;MIN([.H99];[.K99];[.N99];[.R99];[.U99]);&quot;&quot;)" office:value-type="currency" office:currency="EUR" office:value="1.08">
            <text:p>1,080 €</text:p>
          </table:table-cell>
          <table:table-cell table:style-name="ce116" table:formula="of:=[.B99]" office:value-type="float" office:value="1">
            <text:p>1</text:p>
          </table:table-cell>
          <table:table-cell table:style-name="ce133" table:formula="of:=[.Z99]*[.AA99]" office:value-type="float" office:value="1.08">
            <text:p>1,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8">
            <text:p>9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7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78</text:p>
          </table:table-cell>
          <table:table-cell table:style-name="ce14" office:value-type="string">
            <text:p>2073716</text:p>
          </table:table-cell>
          <table:table-cell table:style-name="ce23" office:value-type="string">
            <text:p>MCMR08X271 JTL</text:p>
          </table:table-cell>
          <table:table-cell table:style-name="ce45" office:value-type="float" office:value="0.009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70RCT-ND</text:p>
          </table:table-cell>
          <table:table-cell table:style-name="ce71" office:value-type="float" office:value="0.025">
            <text:p>0,02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2700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48</text:p>
          </table:table-cell>
          <table:table-cell table:style-name="ce87" office:value-type="string">
            <text:p>CRG0805F270R</text:p>
          </table:table-cell>
          <table:table-cell table:style-name="ce71" office:value-type="float" office:value="0.025">
            <text:p>0,025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270R-1%</text:p>
          </table:table-cell>
          <table:table-cell table:style-name="ce45" office:value-type="float" office:value="0.02269">
            <text:p>0,023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0]&lt;&gt;&quot;&quot;;&quot;&quot;;[.B100])" office:value-type="float" office:value="1">
            <text:p>1</text:p>
          </table:table-cell>
          <table:table-cell table:style-name="ce116" table:formula="of:=IF([.Z100]=[.H100];&quot;Farnell&quot;; IF([.Z100]=[.K100]; &quot;Digikey&quot;; IF([.Z100]=[.N100]; &quot;Mouser&quot;; IF([.Z100]=[.R100]; &quot;RS&quot;; IF([.Z100]=[.U100]; &quot;TME&quot;)))))" office:value-type="string" office:string-value="Farnell">
            <text:p>Farnell</text:p>
          </table:table-cell>
          <table:table-cell table:style-name="ce122" table:formula="of:=IF([.B100]&lt;&gt;&quot;&quot;;MIN([.H100];[.K100];[.N100];[.R100];[.U100]);&quot;&quot;)" office:value-type="currency" office:currency="EUR" office:value="0.009">
            <text:p>0,009 €</text:p>
          </table:table-cell>
          <table:table-cell table:style-name="ce116" table:formula="of:=[.B100]" office:value-type="float" office:value="1">
            <text:p>1</text:p>
          </table:table-cell>
          <table:table-cell table:style-name="ce133" table:formula="of:=[.Z100]*[.AA100]" office:value-type="float" office:value="0.009">
            <text:p>0,00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99">
            <text:p>99</text:p>
          </table:table-cell>
          <table:table-cell office:value-type="float" office:value="2">
            <text:p>2</text:p>
          </table:table-cell>
          <table:table-cell table:style-name="ce13" office:value-type="string">
            <text:p>1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8, R86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101]&lt;&gt;&quot;&quot;;&quot;&quot;;[.B101])" office:value-type="float" office:value="2">
            <text:p>2</text:p>
          </table:table-cell>
          <table:table-cell table:style-name="ce116" table:formula="of:=IF([.Z101]=[.H101];&quot;Farnell&quot;; IF([.Z101]=[.K101]; &quot;Digikey&quot;; IF([.Z101]=[.N101]; &quot;Mouser&quot;; IF([.Z101]=[.R101]; &quot;RS&quot;; IF([.Z101]=[.U101]; &quot;TME&quot;)))))" office:value-type="string" office:string-value="Farnell">
            <text:p>Farnell</text:p>
          </table:table-cell>
          <table:table-cell table:style-name="ce122" table:formula="of:=IF([.B101]&lt;&gt;&quot;&quot;;MIN([.H101];[.K101];[.N101];[.R101];[.U101]);&quot;&quot;)" office:value-type="currency" office:currency="EUR" office:value="0">
            <text:p>0,000 €</text:p>
          </table:table-cell>
          <table:table-cell table:style-name="ce116" table:formula="of:=[.B101]" office:value-type="float" office:value="2">
            <text:p>2</text:p>
          </table:table-cell>
          <table:table-cell table:style-name="ce133" table:formula="of:=[.Z101]*[.AA101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0">
            <text:p>10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5K6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2, R105</text:p>
          </table:table-cell>
          <table:table-cell table:style-name="ce14" office:value-type="float" office:value="2447693">
            <text:p>2447693</text:p>
          </table:table-cell>
          <table:table-cell table:style-name="ce23" office:value-type="string">
            <text:p>MCWR08X5601FTL</text:p>
          </table:table-cell>
          <table:table-cell table:style-name="ce45" office:value-type="float" office:value="0.0097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C0805FR-075K6L</text:p>
          </table:table-cell>
          <table:table-cell table:style-name="ce71" office:value-type="float" office:value="0.037">
            <text:p>0,03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RC0805FR-075K6L</text:p>
          </table:table-cell>
          <table:table-cell table:style-name="ce71" office:value-type="float" office:value="0.027">
            <text:p>0,0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572</text:p>
          </table:table-cell>
          <table:table-cell table:style-name="ce87" office:value-type="string">
            <text:p>CRCW08055K60FKEA</text:p>
          </table:table-cell>
          <table:table-cell table:style-name="ce71" office:value-type="float" office:value="0.029">
            <text:p>0,029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5K6-1%</text:p>
          </table:table-cell>
          <table:table-cell table:style-name="ce45" office:value-type="float" office:value="0.02282">
            <text:p>0,023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2]&lt;&gt;&quot;&quot;;&quot;&quot;;[.B102])" office:value-type="float" office:value="2">
            <text:p>2</text:p>
          </table:table-cell>
          <table:table-cell table:style-name="ce116" table:formula="of:=IF([.Z102]=[.H102];&quot;Farnell&quot;; IF([.Z102]=[.K102]; &quot;Digikey&quot;; IF([.Z102]=[.N102]; &quot;Mouser&quot;; IF([.Z102]=[.R102]; &quot;RS&quot;; IF([.Z102]=[.U102]; &quot;TME&quot;)))))" office:value-type="string" office:string-value="Farnell">
            <text:p>Farnell</text:p>
          </table:table-cell>
          <table:table-cell table:style-name="ce122" table:formula="of:=IF([.B102]&lt;&gt;&quot;&quot;;MIN([.H102];[.K102];[.N102];[.R102];[.U102]);&quot;&quot;)" office:value-type="currency" office:currency="EUR" office:value="0.0097">
            <text:p>0,010 €</text:p>
          </table:table-cell>
          <table:table-cell table:style-name="ce116" table:formula="of:=[.B102]" office:value-type="float" office:value="2">
            <text:p>2</text:p>
          </table:table-cell>
          <table:table-cell table:style-name="ce133" table:formula="of:=[.Z102]*[.AA102]" office:value-type="float" office:value="0.0194">
            <text:p>0,019</text:p>
          </table:table-cell>
          <table:table-cell table:style-name="ce143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101">
            <text:p>101</text:p>
          </table:table-cell>
          <table:table-cell office:value-type="float" office:value="4">
            <text:p>4</text:p>
          </table:table-cell>
          <table:table-cell table:style-name="ce13" office:value-type="string">
            <text:p>33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94, R98, R108, R119</text:p>
          </table:table-cell>
          <table:table-cell table:style-name="ce13" office:value-type="string">
            <text:p>2695037</text:p>
          </table:table-cell>
          <table:table-cell table:style-name="ce13" office:value-type="string">
            <text:p>MCWR08X331 J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9743CT-ND</text:p>
          </table:table-cell>
          <table:table-cell table:style-name="ce70" office:value-type="float" office:value="0.045">
            <text:p>0,04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FX-3300ELF</text:p>
          </table:table-cell>
          <table:table-cell table:style-name="ce70" office:value-type="float" office:value="0.013">
            <text:p>0,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54</text:p>
          </table:table-cell>
          <table:table-cell table:style-name="ce13" office:value-type="string">
            <text:p>CRG0805F330R</text:p>
          </table:table-cell>
          <table:table-cell table:style-name="ce70" office:value-type="float" office:value="0.04">
            <text:p>0,040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330R-1%</text:p>
          </table:table-cell>
          <table:table-cell table:style-name="ce44" office:value-type="float" office:value="0.01458">
            <text:p>0,01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03]&lt;&gt;&quot;&quot;;&quot;&quot;;[.B103])" office:value-type="float" office:value="4">
            <text:p>4</text:p>
          </table:table-cell>
          <table:table-cell table:style-name="ce116" table:formula="of:=IF([.Z103]=[.H103];&quot;Farnell&quot;; IF([.Z103]=[.K103]; &quot;Digikey&quot;; IF([.Z103]=[.N103]; &quot;Mouser&quot;; IF([.Z103]=[.R103]; &quot;RS&quot;; IF([.Z103]=[.U103]; &quot;TME&quot;)))))" office:value-type="string" office:string-value="Farnell">
            <text:p>Farnell</text:p>
          </table:table-cell>
          <table:table-cell table:style-name="ce122" table:formula="of:=IF([.B103]&lt;&gt;&quot;&quot;;MIN([.H103];[.K103];[.N103];[.R103];[.U103]);&quot;&quot;)" office:value-type="currency" office:currency="EUR" office:value="0.0094">
            <text:p>0,009 €</text:p>
          </table:table-cell>
          <table:table-cell table:style-name="ce116" table:formula="of:=[.B103]" office:value-type="float" office:value="4">
            <text:p>4</text:p>
          </table:table-cell>
          <table:table-cell table:style-name="ce133" table:formula="of:=[.Z103]*[.AA103]" office:value-type="float" office:value="0.0376">
            <text:p>0,03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2">
            <text:p>10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AC01000001007JA100</text:p>
          </table:table-cell>
          <table:table-cell table:style-name="ce23" office:value-type="string">
            <text:p>R-EU_0411/15</text:p>
          </table:table-cell>
          <table:table-cell table:style-name="ce14" office:value-type="string">
            <text:p>R96</text:p>
          </table:table-cell>
          <table:table-cell table:style-name="ce14" office:value-type="string">
            <text:p>1735022</text:p>
          </table:table-cell>
          <table:table-cell table:style-name="ce23" office:value-type="string">
            <text:p>AC01000001007JA100</text:p>
          </table:table-cell>
          <table:table-cell table:style-name="ce45" office:value-type="float" office:value="0.441">
            <text:p>0,441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PC1W.10CT-ND</text:p>
          </table:table-cell>
          <table:table-cell table:style-name="ce71" office:value-type="float" office:value="0.5">
            <text:p>0,5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4-AC01W0R100J </text:p>
          </table:table-cell>
          <table:table-cell table:style-name="ce71" office:value-type="float" office:value="0.349">
            <text:p>0,34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46-9836</text:p>
          </table:table-cell>
          <table:table-cell table:style-name="ce14" office:value-type="string">
            <text:p>AC01000001007JA100</text:p>
          </table:table-cell>
          <table:table-cell table:style-name="ce71" office:value-type="float" office:value="0.35">
            <text:p>0,35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 table:formula="of:=[.B104]" office:value-type="float" office:value="1">
            <text:p>1</text:p>
          </table:table-cell>
          <table:table-cell table:style-name="ce78" table:formula="of:=IF([.W104]&lt;&gt;&quot;&quot;;&quot;&quot;;[.B104])">
            <text:p/>
          </table:table-cell>
          <table:table-cell table:style-name="ce116" table:formula="of:=IF([.Z104]=[.H104];&quot;Farnell&quot;; IF([.Z104]=[.K104]; &quot;Digikey&quot;; IF([.Z104]=[.N104]; &quot;Mouser&quot;; IF([.Z104]=[.R104]; &quot;RS&quot;; IF([.Z104]=[.U104]; &quot;TME&quot;)))))" office:value-type="string" office:string-value="Mouser">
            <text:p>Mouser</text:p>
          </table:table-cell>
          <table:table-cell table:style-name="ce122" table:formula="of:=IF([.B104]&lt;&gt;&quot;&quot;;MIN([.H104];[.K104];[.N104];[.R104];[.U104]);&quot;&quot;)" office:value-type="currency" office:currency="EUR" office:value="0.349">
            <text:p>0,349 €</text:p>
          </table:table-cell>
          <table:table-cell table:style-name="ce116" table:formula="of:=[.B104]" office:value-type="float" office:value="1">
            <text:p>1</text:p>
          </table:table-cell>
          <table:table-cell table:style-name="ce133" table:formula="of:=[.Z104]*[.AA104]" office:value-type="float" office:value="0.349">
            <text:p>0,349</text:p>
          </table:table-cell>
          <table:table-cell table:style-name="ce143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103">
            <text:p>103</text:p>
          </table:table-cell>
          <table:table-cell office:value-type="float" office:value="2">
            <text:p>2</text:p>
          </table:table-cell>
          <table:table-cell table:style-name="ce13" office:value-type="string">
            <text:p>DR1206-33R-4/8</text:p>
          </table:table-cell>
          <table:table-cell table:style-name="ce22" office:value-type="string">
            <text:p>R_ARRAY4</text:p>
          </table:table-cell>
          <table:table-cell table:style-name="ce13" office:value-type="string">
            <text:p>RN1, RN2</text:p>
          </table:table-cell>
          <table:table-cell table:style-name="ce13" office:value-type="string">
            <text:p>1770128</text:p>
          </table:table-cell>
          <table:table-cell table:style-name="ce13" office:value-type="string">
            <text:p>CAY16-330J4LF</text:p>
          </table:table-cell>
          <table:table-cell table:style-name="ce44" office:value-type="float" office:value="0.0688">
            <text:p>0,06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CAY16-330J4LFCT-ND</text:p>
          </table:table-cell>
          <table:table-cell table:style-name="ce70" office:value-type="float" office:value="0.09">
            <text:p>0,0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CAY16-330J4LF</text:p>
          </table:table-cell>
          <table:table-cell table:style-name="ce70" office:value-type="float" office:value="0.085">
            <text:p>0,085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22-5670</text:p>
          </table:table-cell>
          <table:table-cell table:style-name="ce13" office:value-type="string">
            <text:p>CAY16-330J4LF</text:p>
          </table:table-cell>
          <table:table-cell table:style-name="ce70" office:value-type="float" office:value="0.004">
            <text:p>0,004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DR1206-33R-4/8</text:p>
          </table:table-cell>
          <table:table-cell table:style-name="ce44" office:value-type="float" office:value="0.00885">
            <text:p>0,009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05]&lt;&gt;&quot;&quot;;&quot;&quot;;[.B105])" office:value-type="float" office:value="2">
            <text:p>2</text:p>
          </table:table-cell>
          <table:table-cell table:style-name="ce116" table:formula="of:=IF([.Z105]=[.H105];&quot;Farnell&quot;; IF([.Z105]=[.K105]; &quot;Digikey&quot;; IF([.Z105]=[.N105]; &quot;Mouser&quot;; IF([.Z105]=[.R105]; &quot;RS&quot;; IF([.Z105]=[.U105]; &quot;TME&quot;)))))" office:value-type="string" office:string-value="RS">
            <text:p>RS</text:p>
          </table:table-cell>
          <table:table-cell table:style-name="ce122" table:formula="of:=IF([.B105]&lt;&gt;&quot;&quot;;MIN([.H105];[.K105];[.N105];[.R105];[.U105]);&quot;&quot;)" office:value-type="currency" office:currency="EUR" office:value="0.004">
            <text:p>0,004 €</text:p>
          </table:table-cell>
          <table:table-cell table:style-name="ce116" table:formula="of:=[.B105]" office:value-type="float" office:value="2">
            <text:p>2</text:p>
          </table:table-cell>
          <table:table-cell table:style-name="ce133" table:formula="of:=[.Z105]*[.AA105]" office:value-type="float" office:value="0.008">
            <text:p>0,00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4">
            <text:p>10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30-1020</text:p>
          </table:table-cell>
          <table:table-cell table:style-name="ce23" office:value-type="string">
            <text:p>THT, Minifit Jr. 2-pin, right angle</text:p>
          </table:table-cell>
          <table:table-cell table:style-name="ce14" office:value-type="string">
            <text:p>X1</text:p>
          </table:table-cell>
          <table:table-cell table:style-name="ce14" office:value-type="string">
            <text:p>9732080</text:p>
          </table:table-cell>
          <table:table-cell table:style-name="ce23" office:value-type="string">
            <text:p>39-28-1023</text:p>
          </table:table-cell>
          <table:table-cell table:style-name="ce45" office:value-type="float" office:value="0.367">
            <text:p>0,367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WM3800-ND</text:p>
          </table:table-cell>
          <table:table-cell table:style-name="ce71" office:value-type="float" office:value="0.53">
            <text:p>0,5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28-1023 </text:p>
          </table:table-cell>
          <table:table-cell table:style-name="ce71" office:value-type="float" office:value="0.53">
            <text:p>0,5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84-1883</text:p>
          </table:table-cell>
          <table:table-cell table:style-name="ce87" office:value-type="string">
            <text:p>39-28-102</text:p>
          </table:table-cell>
          <table:table-cell table:style-name="ce71" office:value-type="float" office:value="0.354">
            <text:p>0,354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MX-5566-02A</text:p>
          </table:table-cell>
          <table:table-cell table:style-name="ce45" office:value-type="float" office:value="0.1036">
            <text:p>0,104</text:p>
          </table:table-cell>
          <table:table-cell table:style-name="ce78" office:value-type="float" office:value="5">
            <text:p>5</text:p>
          </table:table-cell>
          <table:table-cell table:style-name="ce105" table:formula="of:=[.B106]" office:value-type="float" office:value="1">
            <text:p>1</text:p>
          </table:table-cell>
          <table:table-cell table:style-name="ce78" table:formula="of:=IF([.W106]&lt;&gt;&quot;&quot;;&quot;&quot;;[.B106])">
            <text:p/>
          </table:table-cell>
          <table:table-cell table:style-name="ce116" table:formula="of:=IF([.Z106]=[.H106];&quot;Farnell&quot;; IF([.Z106]=[.K106]; &quot;Digikey&quot;; IF([.Z106]=[.N106]; &quot;Mouser&quot;; IF([.Z106]=[.R106]; &quot;RS&quot;; IF([.Z106]=[.U106]; &quot;TME&quot;)))))" office:value-type="string" office:string-value="TME">
            <text:p>TME</text:p>
          </table:table-cell>
          <table:table-cell table:style-name="ce122" table:formula="of:=IF([.B106]&lt;&gt;&quot;&quot;;MIN([.H106];[.K106];[.N106];[.R106];[.U106]);&quot;&quot;)" office:value-type="currency" office:currency="EUR" office:value="0.1036">
            <text:p>0,104 €</text:p>
          </table:table-cell>
          <table:table-cell table:style-name="ce116" table:formula="of:=[.B106]" office:value-type="float" office:value="1">
            <text:p>1</text:p>
          </table:table-cell>
          <table:table-cell table:style-name="ce133" table:formula="of:=[.Z106]*[.AA106]" office:value-type="float" office:value="0.1036">
            <text:p>0,10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5">
            <text:p>105</text:p>
          </table:table-cell>
          <table:table-cell office:value-type="float" office:value="1">
            <text:p>1</text:p>
          </table:table-cell>
          <table:table-cell table:style-name="ce13" office:value-type="string">
            <text:p>M20-9701346</text:p>
          </table:table-cell>
          <table:table-cell table:style-name="ce22" office:value-type="string">
            <text:p>M20-9701346</text:p>
          </table:table-cell>
          <table:table-cell table:style-name="ce13" office:value-type="string">
            <text:p>X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855-M20-9701346</text:p>
          </table:table-cell>
          <table:table-cell table:style-name="ce70" office:value-type="float" office:value="0.969">
            <text:p>0,96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 table:formula="of:=[.B107]" office:value-type="float" office:value="1">
            <text:p>1</text:p>
          </table:table-cell>
          <table:table-cell table:style-name="ce77" table:formula="of:=IF([.W107]&lt;&gt;&quot;&quot;;&quot;&quot;;[.B107])">
            <text:p/>
          </table:table-cell>
          <table:table-cell table:style-name="ce116" table:formula="of:=IF([.Z107]=[.H107];&quot;Farnell&quot;; IF([.Z107]=[.K107]; &quot;Digikey&quot;; IF([.Z107]=[.N107]; &quot;Mouser&quot;; IF([.Z107]=[.R107]; &quot;RS&quot;; IF([.Z107]=[.U107]; &quot;TME&quot;)))))" office:value-type="string" office:string-value="Mouser">
            <text:p>Mouser</text:p>
          </table:table-cell>
          <table:table-cell table:style-name="ce122" table:formula="of:=IF([.B107]&lt;&gt;&quot;&quot;;MIN([.H107];[.K107];[.N107];[.R107];[.U107]);&quot;&quot;)" office:value-type="currency" office:currency="EUR" office:value="0.969">
            <text:p>0,969 €</text:p>
          </table:table-cell>
          <table:table-cell table:style-name="ce116" table:formula="of:=[.B107]" office:value-type="float" office:value="1">
            <text:p>1</text:p>
          </table:table-cell>
          <table:table-cell table:style-name="ce133" table:formula="of:=[.Z107]*[.AA107]" office:value-type="float" office:value="0.969">
            <text:p>0,96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06">
            <text:p>106</text:p>
          </table:table-cell>
          <table:table-cell table:style-name="ce10" office:value-type="float" office:value="1">
            <text:p>1</text:p>
          </table:table-cell>
          <table:table-cell table:style-name="ce14" office:value-type="float" office:value="1844249">
            <text:p>1844249</text:p>
          </table:table-cell>
          <table:table-cell table:style-name="ce23" office:value-type="string">
            <text:p>MC1,5/5-G-3,5</text:p>
          </table:table-cell>
          <table:table-cell table:style-name="ce14" office:value-type="string">
            <text:p>X3</text:p>
          </table:table-cell>
          <table:table-cell table:style-name="ce14" office:value-type="string">
            <text:p>2776334</text:p>
          </table:table-cell>
          <table:table-cell table:style-name="ce23" office:value-type="string">
            <text:p>MC 1,5/ 5-G-3,5 </text:p>
          </table:table-cell>
          <table:table-cell table:style-name="ce45" office:value-type="float" office:value="1.83">
            <text:p>1,8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77-5789-ND</text:p>
          </table:table-cell>
          <table:table-cell table:style-name="ce71" office:value-type="float" office:value="2.07">
            <text:p>2,0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1-1844249</text:p>
          </table:table-cell>
          <table:table-cell table:style-name="ce71" office:value-type="float" office:value="2.03">
            <text:p>2,0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 table:formula="of:=[.B108]" office:value-type="float" office:value="1">
            <text:p>1</text:p>
          </table:table-cell>
          <table:table-cell table:style-name="ce78" table:formula="of:=IF([.W108]&lt;&gt;&quot;&quot;;&quot;&quot;;[.B108])">
            <text:p/>
          </table:table-cell>
          <table:table-cell table:style-name="ce116" table:formula="of:=IF([.Z108]=[.H108];&quot;Farnell&quot;; IF([.Z108]=[.K108]; &quot;Digikey&quot;; IF([.Z108]=[.N108]; &quot;Mouser&quot;; IF([.Z108]=[.R108]; &quot;RS&quot;; IF([.Z108]=[.U108]; &quot;TME&quot;)))))" office:value-type="string" office:string-value="Farnell">
            <text:p>Farnell</text:p>
          </table:table-cell>
          <table:table-cell table:style-name="ce122" table:formula="of:=IF([.B108]&lt;&gt;&quot;&quot;;MIN([.H108];[.K108];[.N108];[.R108];[.U108]);&quot;&quot;)" office:value-type="currency" office:currency="EUR" office:value="1.83">
            <text:p>1,830 €</text:p>
          </table:table-cell>
          <table:table-cell table:style-name="ce116" table:formula="of:=[.B108]" office:value-type="float" office:value="1">
            <text:p>1</text:p>
          </table:table-cell>
          <table:table-cell table:style-name="ce133" table:formula="of:=[.Z108]*[.AA108]" office:value-type="float" office:value="1.83">
            <text:p>1,8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7">
            <text:p>107</text:p>
          </table:table-cell>
          <table:table-cell office:value-type="float" office:value="1">
            <text:p>1</text:p>
          </table:table-cell>
          <table:table-cell table:style-name="ce13" office:value-type="string">
            <text:p>ZL263-20DG</text:p>
          </table:table-cell>
          <table:table-cell table:style-name="ce22" office:value-type="string">
            <text:p>SSW-110-02-T-D-RA</text:p>
          </table:table-cell>
          <table:table-cell table:style-name="ce13" office:value-type="string">
            <text:p>X4</text:p>
          </table:table-cell>
          <table:table-cell table:style-name="ce13" office:value-type="string">
            <text:p>1668376</text:p>
          </table:table-cell>
          <table:table-cell table:style-name="ce13" office:value-type="string">
            <text:p>SSW-110-02-G-D-RA</text:p>
          </table:table-cell>
          <table:table-cell table:style-name="ce44" office:value-type="float" office:value="2.64">
            <text:p>2,64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AM10030-ND</text:p>
          </table:table-cell>
          <table:table-cell table:style-name="ce70" office:value-type="float" office:value="1.77">
            <text:p>1,7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200-SSW11002TDRA</text:p>
          </table:table-cell>
          <table:table-cell table:style-name="ce70" office:value-type="float" office:value="1.75">
            <text:p>1,75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80-0986</text:p>
          </table:table-cell>
          <table:table-cell table:style-name="ce13" office:value-type="string">
            <text:p>SSW-110-02-T-D-RA</text:p>
          </table:table-cell>
          <table:table-cell table:style-name="ce70" office:value-type="float" office:value="2.1">
            <text:p>2,10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ZL263-20DG</text:p>
          </table:table-cell>
          <table:table-cell table:style-name="ce44" office:value-type="float" office:value="0.3353">
            <text:p>0,335</text:p>
          </table:table-cell>
          <table:table-cell table:style-name="ce77" office:value-type="float" office:value="2">
            <text:p>2</text:p>
          </table:table-cell>
          <table:table-cell table:style-name="ce104" table:formula="of:=[.B109]" office:value-type="float" office:value="1">
            <text:p>1</text:p>
          </table:table-cell>
          <table:table-cell table:style-name="ce77" table:formula="of:=IF([.W109]&lt;&gt;&quot;&quot;;&quot;&quot;;[.B109])">
            <text:p/>
          </table:table-cell>
          <table:table-cell table:style-name="ce116" table:formula="of:=IF([.Z109]=[.H109];&quot;Farnell&quot;; IF([.Z109]=[.K109]; &quot;Digikey&quot;; IF([.Z109]=[.N109]; &quot;Mouser&quot;; IF([.Z109]=[.R109]; &quot;RS&quot;; IF([.Z109]=[.U109]; &quot;TME&quot;)))))" office:value-type="string" office:string-value="TME">
            <text:p>TME</text:p>
          </table:table-cell>
          <table:table-cell table:style-name="ce122" table:formula="of:=IF([.B109]&lt;&gt;&quot;&quot;;MIN([.H109];[.K109];[.N109];[.R109];[.U109]);&quot;&quot;)" office:value-type="currency" office:currency="EUR" office:value="0.3353">
            <text:p>0,335 €</text:p>
          </table:table-cell>
          <table:table-cell table:style-name="ce116" table:formula="of:=[.B109]" office:value-type="float" office:value="1">
            <text:p>1</text:p>
          </table:table-cell>
          <table:table-cell table:style-name="ce133" table:formula="of:=[.Z109]*[.AA109]" office:value-type="float" office:value="0.3353">
            <text:p>0,335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108">
            <text:p>10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MAJ51A</text:p>
          </table:table-cell>
          <table:table-cell table:style-name="ce23" office:value-type="string">
            <text:p>SMA</text:p>
          </table:table-cell>
          <table:table-cell table:style-name="ce14" office:value-type="string">
            <text:p>ZD1</text:p>
          </table:table-cell>
          <table:table-cell table:style-name="ce14" office:value-type="string">
            <text:p>2677667</text:p>
          </table:table-cell>
          <table:table-cell table:style-name="ce23" office:value-type="string">
            <text:p>SMAJ51A</text:p>
          </table:table-cell>
          <table:table-cell table:style-name="ce45" office:value-type="float" office:value="0.144">
            <text:p>0,14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MAJ51ALFCT-ND</text:p>
          </table:table-cell>
          <table:table-cell table:style-name="ce71" office:value-type="float" office:value="0.37">
            <text:p>0,3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MAJ51A</text:p>
          </table:table-cell>
          <table:table-cell table:style-name="ce71" office:value-type="float" office:value="0.463">
            <text:p>0,46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71-4238</text:p>
          </table:table-cell>
          <table:table-cell table:style-name="ce87" office:value-type="string">
            <text:p>SMAJ51A</text:p>
          </table:table-cell>
          <table:table-cell table:style-name="ce71" office:value-type="float" office:value="0.32">
            <text:p>0,320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SMAJ51A-LF</text:p>
          </table:table-cell>
          <table:table-cell table:style-name="ce45" office:value-type="float" office:value="0.2013">
            <text:p>0,201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110]&lt;&gt;&quot;&quot;;&quot;&quot;;[.B110])" office:value-type="float" office:value="1">
            <text:p>1</text:p>
          </table:table-cell>
          <table:table-cell table:style-name="ce116" table:formula="of:=IF([.Z110]=[.H110];&quot;Farnell&quot;; IF([.Z110]=[.K110]; &quot;Digikey&quot;; IF([.Z110]=[.N110]; &quot;Mouser&quot;; IF([.Z110]=[.R110]; &quot;RS&quot;; IF([.Z110]=[.U110]; &quot;TME&quot;)))))" office:value-type="string" office:string-value="Farnell">
            <text:p>Farnell</text:p>
          </table:table-cell>
          <table:table-cell table:style-name="ce122" table:formula="of:=IF([.B110]&lt;&gt;&quot;&quot;;MIN([.H110];[.K110];[.N110];[.R110];[.U110]);&quot;&quot;)" office:value-type="currency" office:currency="EUR" office:value="0.144">
            <text:p>0,144 €</text:p>
          </table:table-cell>
          <table:table-cell table:style-name="ce116" table:formula="of:=[.B110]" office:value-type="float" office:value="1">
            <text:p>1</text:p>
          </table:table-cell>
          <table:table-cell table:style-name="ce133" table:formula="of:=[.Z110]*[.AA110]" office:value-type="float" office:value="0.144">
            <text:p>0,144</text:p>
          </table:table-cell>
          <table:table-cell table:style-name="ce143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109">
            <text:p>109</text:p>
          </table:table-cell>
          <table:table-cell office:value-type="float" office:value="1">
            <text:p>1</text:p>
          </table:table-cell>
          <table:table-cell table:style-name="ce13" office:value-type="string">
            <text:p>PDZ5.6B</text:p>
          </table:table-cell>
          <table:table-cell table:style-name="ce22" office:value-type="string">
            <text:p>SOD-323</text:p>
          </table:table-cell>
          <table:table-cell table:style-name="ce13" office:value-type="string">
            <text:p>ZD2</text:p>
          </table:table-cell>
          <table:table-cell table:style-name="ce13" office:value-type="string">
            <text:p>1757862</text:p>
          </table:table-cell>
          <table:table-cell table:style-name="ce13" office:value-type="string">
            <text:p>PDZ5.6B,115</text:p>
          </table:table-cell>
          <table:table-cell table:style-name="ce44" office:value-type="float" office:value="0.177">
            <text:p>0,177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3676-1-ND</text:p>
          </table:table-cell>
          <table:table-cell table:style-name="ce70" office:value-type="float" office:value="0.166">
            <text:p>0,16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71-PDZ5.6B-T/R</text:p>
          </table:table-cell>
          <table:table-cell table:style-name="ce70" office:value-type="float" office:value="0.155">
            <text:p>0,15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5-8269</text:p>
          </table:table-cell>
          <table:table-cell table:style-name="ce13" office:value-type="string">
            <text:p>PDZ5.6B,115</text:p>
          </table:table-cell>
          <table:table-cell table:style-name="ce70" office:value-type="float" office:value="0.031">
            <text:p>0,031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PDZ5.6B.115</text:p>
          </table:table-cell>
          <table:table-cell table:style-name="ce44" office:value-type="float" office:value="0.06">
            <text:p>0,060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11]&lt;&gt;&quot;&quot;;&quot;&quot;;[.B111])" office:value-type="float" office:value="1">
            <text:p>1</text:p>
          </table:table-cell>
          <table:table-cell table:style-name="ce116" table:formula="of:=IF([.Z111]=[.H111];&quot;Farnell&quot;; IF([.Z111]=[.K111]; &quot;Digikey&quot;; IF([.Z111]=[.N111]; &quot;Mouser&quot;; IF([.Z111]=[.R111]; &quot;RS&quot;; IF([.Z111]=[.U111]; &quot;TME&quot;)))))" office:value-type="string" office:string-value="RS">
            <text:p>RS</text:p>
          </table:table-cell>
          <table:table-cell table:style-name="ce122" table:formula="of:=IF([.B111]&lt;&gt;&quot;&quot;;MIN([.H111];[.K111];[.N111];[.R111];[.U111]);&quot;&quot;)" office:value-type="currency" office:currency="EUR" office:value="0.031">
            <text:p>0,031 €</text:p>
          </table:table-cell>
          <table:table-cell table:style-name="ce116" table:formula="of:=[.B111]" office:value-type="float" office:value="1">
            <text:p>1</text:p>
          </table:table-cell>
          <table:table-cell table:style-name="ce133" table:formula="of:=[.Z111]*[.AA111]" office:value-type="float" office:value="0.031">
            <text:p>0,03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0">
            <text:p>11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ZX384-C13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ZD3</text:p>
          </table:table-cell>
          <table:table-cell table:style-name="ce14" office:value-type="string">
            <text:p>8735492</text:p>
          </table:table-cell>
          <table:table-cell table:style-name="ce23" office:value-type="string">
            <text:p>BZX384-C13,115 </text:p>
          </table:table-cell>
          <table:table-cell table:style-name="ce45" office:value-type="float" office:value="0.178">
            <text:p>0,17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BZX384C13-E3-08GICT-ND</text:p>
          </table:table-cell>
          <table:table-cell table:style-name="ce71" office:value-type="float" office:value="0.185">
            <text:p>0,18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71-BZX384-C13115 </text:p>
          </table:table-cell>
          <table:table-cell table:style-name="ce71" office:value-type="float" office:value="0.148">
            <text:p>0,14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508-361</text:p>
          </table:table-cell>
          <table:table-cell table:style-name="ce87" office:value-type="string">
            <text:p>BZX384-C13,115</text:p>
          </table:table-cell>
          <table:table-cell table:style-name="ce71" office:value-type="float" office:value="0.016">
            <text:p>0,016</text:p>
          </table:table-cell>
          <table:table-cell table:style-name="ce78" office:value-type="float" office:value="200">
            <text:p>200</text:p>
          </table:table-cell>
          <table:table-cell table:style-name="ce96" office:value-type="string">
            <text:p>BZX384-C13.115</text:p>
          </table:table-cell>
          <table:table-cell table:style-name="ce45" office:value-type="float" office:value="0.0252">
            <text:p>0,025</text:p>
          </table:table-cell>
          <table:table-cell table:style-name="ce78" office:value-type="float" office:value="20">
            <text:p>20</text:p>
          </table:table-cell>
          <table:table-cell table:style-name="ce105"/>
          <table:table-cell table:style-name="ce78" table:formula="of:=IF([.W112]&lt;&gt;&quot;&quot;;&quot;&quot;;[.B112])" office:value-type="float" office:value="1">
            <text:p>1</text:p>
          </table:table-cell>
          <table:table-cell table:style-name="ce116" table:formula="of:=IF([.Z112]=[.H112];&quot;Farnell&quot;; IF([.Z112]=[.K112]; &quot;Digikey&quot;; IF([.Z112]=[.N112]; &quot;Mouser&quot;; IF([.Z112]=[.R112]; &quot;RS&quot;; IF([.Z112]=[.U112]; &quot;TME&quot;)))))" office:value-type="string" office:string-value="RS">
            <text:p>RS</text:p>
          </table:table-cell>
          <table:table-cell table:style-name="ce122" table:formula="of:=IF([.B112]&lt;&gt;&quot;&quot;;MIN([.H112];[.K112];[.N112];[.R112];[.U112]);&quot;&quot;)" office:value-type="currency" office:currency="EUR" office:value="0.016">
            <text:p>0,016 €</text:p>
          </table:table-cell>
          <table:table-cell table:style-name="ce116" table:formula="of:=[.B112]" office:value-type="float" office:value="1">
            <text:p>1</text:p>
          </table:table-cell>
          <table:table-cell table:style-name="ce133" table:formula="of:=[.Z112]*[.AA112]" office:value-type="float" office:value="0.016">
            <text:p>0,01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1">
            <text:p>111</text:p>
          </table:table-cell>
          <table:table-cell office:value-type="float" office:value="1">
            <text:p>1</text:p>
          </table:table-cell>
          <table:table-cell table:style-name="ce13" office:value-type="string">
            <text:p>PDZ6.2B</text:p>
          </table:table-cell>
          <table:table-cell table:style-name="ce22" office:value-type="string">
            <text:p>SOD-323</text:p>
          </table:table-cell>
          <table:table-cell table:style-name="ce13" office:value-type="string">
            <text:p>ZD4</text:p>
          </table:table-cell>
          <table:table-cell table:style-name="ce13" office:value-type="string">
            <text:p>1757863</text:p>
          </table:table-cell>
          <table:table-cell table:style-name="ce13" office:value-type="string">
            <text:p>PDZ6.2B,115</text:p>
          </table:table-cell>
          <table:table-cell table:style-name="ce44" office:value-type="float" office:value="0.153">
            <text:p>0,15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1719-1-ND</text:p>
          </table:table-cell>
          <table:table-cell table:style-name="ce70" office:value-type="float" office:value="0.166">
            <text:p>0,16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71-PDZ6.2BT/R</text:p>
          </table:table-cell>
          <table:table-cell table:style-name="ce70" office:value-type="float" office:value="0.155">
            <text:p>0,15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5-8247</text:p>
          </table:table-cell>
          <table:table-cell table:style-name="ce13" office:value-type="string">
            <text:p>PDZ6.2B,115</text:p>
          </table:table-cell>
          <table:table-cell table:style-name="ce70" office:value-type="float" office:value="0.026">
            <text:p>0,026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PDZ6.2B</text:p>
          </table:table-cell>
          <table:table-cell table:style-name="ce44" office:value-type="float" office:value="0.0243">
            <text:p>0,024</text:p>
          </table:table-cell>
          <table:table-cell table:style-name="ce77" office:value-type="float" office:value="25">
            <text:p>25</text:p>
          </table:table-cell>
          <table:table-cell table:style-name="ce104"/>
          <table:table-cell table:style-name="ce77" table:formula="of:=IF([.W113]&lt;&gt;&quot;&quot;;&quot;&quot;;[.B113])" office:value-type="float" office:value="1">
            <text:p>1</text:p>
          </table:table-cell>
          <table:table-cell table:style-name="ce116" table:formula="of:=IF([.Z113]=[.H113];&quot;Farnell&quot;; IF([.Z113]=[.K113]; &quot;Digikey&quot;; IF([.Z113]=[.N113]; &quot;Mouser&quot;; IF([.Z113]=[.R113]; &quot;RS&quot;; IF([.Z113]=[.U113]; &quot;TME&quot;)))))" office:value-type="string" office:string-value="TME">
            <text:p>TME</text:p>
          </table:table-cell>
          <table:table-cell table:style-name="ce122" table:formula="of:=IF([.B113]&lt;&gt;&quot;&quot;;MIN([.H113];[.K113];[.N113];[.R113];[.U113]);&quot;&quot;)" office:value-type="currency" office:currency="EUR" office:value="0.0243">
            <text:p>0,024 €</text:p>
          </table:table-cell>
          <table:table-cell table:style-name="ce116" table:formula="of:=[.B113]" office:value-type="float" office:value="1">
            <text:p>1</text:p>
          </table:table-cell>
          <table:table-cell table:style-name="ce133" table:formula="of:=[.Z113]*[.AA113]" office:value-type="float" office:value="0.0243">
            <text:p>0,02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2">
            <text:p>11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LVU2.8-TP</text:p>
          </table:table-cell>
          <table:table-cell table:style-name="ce23" office:value-type="string">
            <text:p>TVS, SOT-23</text:p>
          </table:table-cell>
          <table:table-cell table:style-name="ce14" office:value-type="string">
            <text:p>ZD5</text:p>
          </table:table-cell>
          <table:table-cell table:style-name="ce14" office:value-type="string">
            <text:p>2749173</text:p>
          </table:table-cell>
          <table:table-cell table:style-name="ce23" office:value-type="string">
            <text:p>SLVU2.8HTG</text:p>
          </table:table-cell>
          <table:table-cell table:style-name="ce45" office:value-type="float" office:value="0.929">
            <text:p>0,929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LVU2.8-TPMSCT-ND</text:p>
          </table:table-cell>
          <table:table-cell table:style-name="ce71" office:value-type="float" office:value="0.69">
            <text:p>0,6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33-SLVU2.8-TP </text:p>
          </table:table-cell>
          <table:table-cell table:style-name="ce71" office:value-type="float" office:value="0.664">
            <text:p>0,66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3-1942</text:p>
          </table:table-cell>
          <table:table-cell table:style-name="ce87" office:value-type="string">
            <text:p>SLVU2.8HTG </text:p>
          </table:table-cell>
          <table:table-cell table:style-name="ce71" office:value-type="float" office:value="1">
            <text:p>1,000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114]&lt;&gt;&quot;&quot;;&quot;&quot;;[.B114])" office:value-type="float" office:value="1">
            <text:p>1</text:p>
          </table:table-cell>
          <table:table-cell table:style-name="ce116" table:formula="of:=IF([.Z114]=[.H114];&quot;Farnell&quot;; IF([.Z114]=[.K114]; &quot;Digikey&quot;; IF([.Z114]=[.N114]; &quot;Mouser&quot;; IF([.Z114]=[.R114]; &quot;RS&quot;; IF([.Z114]=[.U114]; &quot;TME&quot;)))))" office:value-type="string" office:string-value="Mouser">
            <text:p>Mouser</text:p>
          </table:table-cell>
          <table:table-cell table:style-name="ce122" table:formula="of:=IF([.B114]&lt;&gt;&quot;&quot;;MIN([.H114];[.K114];[.N114];[.R114];[.U114]);&quot;&quot;)" office:value-type="currency" office:currency="EUR" office:value="0.664">
            <text:p>0,664 €</text:p>
          </table:table-cell>
          <table:table-cell table:style-name="ce116" table:formula="of:=[.B114]" office:value-type="float" office:value="1">
            <text:p>1</text:p>
          </table:table-cell>
          <table:table-cell table:style-name="ce133" table:formula="of:=[.Z114]*[.AA114]" office:value-type="float" office:value="0.664">
            <text:p>0,664</text:p>
          </table:table-cell>
          <table:table-cell table:style-name="ce143" table:number-columns-repeated="987"/>
          <table:table-cell table:number-columns-repeated="9"/>
        </table:table-row>
        <table:table-row table:style-name="ro10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 table:formula="of:=SUM([.W3:.W114])" office:value-type="float" office:value="18">
            <text:p>18</text:p>
          </table:table-cell>
          <table:table-cell table:style-name="ce110" table:formula="of:=SUM([.X3:.X114])" office:value-type="float" office:value="282">
            <text:p>282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114])" office:value-type="currency" office:currency="EUR" office:value="75.15586">
            <text:p>75,16 €</text:p>
          </table:table-cell>
          <table:table-cell table:number-columns-repeated="996"/>
        </table:table-row>
        <table:table-row table:style-name="ro10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1uF/50V Tant.</text:p>
          </table:table-cell>
          <table:table-cell table:style-name="ce22"/>
          <table:table-cell table:style-name="ce13" office:value-type="string">
            <text:p>C20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118]&lt;&gt;&quot;&quot;;&quot;&quot;;[.B118])" office:value-type="float" office:value="1">
            <text:p>1</text:p>
          </table:table-cell>
          <table:table-cell table:style-name="ce116" table:formula="of:=IF([.Z118]=[.H118];&quot;Farnell&quot;; IF([.Z118]=[.K118]; &quot;Digikey&quot;; IF([.Z118]=[.N118]; &quot;Mouser&quot;; IF([.Z118]=[.R118]; &quot;RS&quot;; IF([.Z118]=[.U118]; &quot;TME&quot;)))))" office:value-type="string" office:string-value="Farnell">
            <text:p>Farnell</text:p>
          </table:table-cell>
          <table:table-cell table:style-name="ce122" table:formula="of:=IF([.B118]&lt;&gt;&quot;&quot;;MIN([.H118];[.K118];[.N118];[.R118];[.U118]);&quot;&quot;)" office:value-type="currency" office:currency="EUR" office:value="0">
            <text:p>0,000 €</text:p>
          </table:table-cell>
          <table:table-cell table:style-name="ce116" table:formula="of:=[.B118]" office:value-type="float" office:value="1">
            <text:p>1</text:p>
          </table:table-cell>
          <table:table-cell table:style-name="ce133" table:formula="of:=[.Z118]*[.AA118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12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119]&lt;&gt;&quot;&quot;;&quot;&quot;;[.B119])" office:value-type="float" office:value="1">
            <text:p>1</text:p>
          </table:table-cell>
          <table:table-cell table:style-name="ce116" table:formula="of:=IF([.Z119]=[.H119];&quot;Farnell&quot;; IF([.Z119]=[.K119]; &quot;Digikey&quot;; IF([.Z119]=[.N119]; &quot;Mouser&quot;; IF([.Z119]=[.R119]; &quot;RS&quot;; IF([.Z119]=[.U119]; &quot;TME&quot;)))))" office:value-type="string" office:string-value="Farnell">
            <text:p>Farnell</text:p>
          </table:table-cell>
          <table:table-cell table:style-name="ce122" table:formula="of:=IF([.B119]&lt;&gt;&quot;&quot;;MIN([.H119];[.K119];[.N119];[.R119];[.U119]);&quot;&quot;)" office:value-type="currency" office:currency="EUR" office:value="0">
            <text:p>0,000 €</text:p>
          </table:table-cell>
          <table:table-cell table:style-name="ce116" table:formula="of:=[.B119]" office:value-type="float" office:value="1">
            <text:p>1</text:p>
          </table:table-cell>
          <table:table-cell table:style-name="ce133" table:formula="of:=[.Z119]*[.AA119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ECAP2G/5</text:p>
          </table:table-cell>
          <table:table-cell table:style-name="ce13" office:value-type="string">
            <text:p>C91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120]&lt;&gt;&quot;&quot;;&quot;&quot;;[.B120])" office:value-type="float" office:value="1">
            <text:p>1</text:p>
          </table:table-cell>
          <table:table-cell table:style-name="ce116" table:formula="of:=IF([.Z120]=[.H120];&quot;Farnell&quot;; IF([.Z120]=[.K120]; &quot;Digikey&quot;; IF([.Z120]=[.N120]; &quot;Mouser&quot;; IF([.Z120]=[.R120]; &quot;RS&quot;; IF([.Z120]=[.U120]; &quot;TME&quot;)))))" office:value-type="string" office:string-value="Farnell">
            <text:p>Farnell</text:p>
          </table:table-cell>
          <table:table-cell table:style-name="ce122" table:formula="of:=IF([.B120]&lt;&gt;&quot;&quot;;MIN([.H120];[.K120];[.N120];[.R120];[.U120]);&quot;&quot;)" office:value-type="currency" office:currency="EUR" office:value="0">
            <text:p>0,000 €</text:p>
          </table:table-cell>
          <table:table-cell table:style-name="ce116" table:formula="of:=[.B120]" office:value-type="float" office:value="1">
            <text:p>1</text:p>
          </table:table-cell>
          <table:table-cell table:style-name="ce133" table:formula="of:=[.Z120]*[.AA120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92, C93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121]&lt;&gt;&quot;&quot;;&quot;&quot;;[.B121])" office:value-type="float" office:value="2">
            <text:p>2</text:p>
          </table:table-cell>
          <table:table-cell table:style-name="ce116" table:formula="of:=IF([.Z121]=[.H121];&quot;Farnell&quot;; IF([.Z121]=[.K121]; &quot;Digikey&quot;; IF([.Z121]=[.N121]; &quot;Mouser&quot;; IF([.Z121]=[.R121]; &quot;RS&quot;; IF([.Z121]=[.U121]; &quot;TME&quot;)))))" office:value-type="string" office:string-value="Farnell">
            <text:p>Farnell</text:p>
          </table:table-cell>
          <table:table-cell table:style-name="ce122" table:formula="of:=IF([.B121]&lt;&gt;&quot;&quot;;MIN([.H121];[.K121];[.N121];[.R121];[.U121]);&quot;&quot;)" office:value-type="currency" office:currency="EUR" office:value="0">
            <text:p>0,000 €</text:p>
          </table:table-cell>
          <table:table-cell table:style-name="ce116" table:formula="of:=[.B121]" office:value-type="float" office:value="2">
            <text:p>2</text:p>
          </table:table-cell>
          <table:table-cell table:style-name="ce133" table:formula="of:=[.Z121]*[.AA121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3"/>
          <table:table-cell table:style-name="ce22"/>
          <table:table-cell table:style-name="ce13" office:value-type="string">
            <text:p>TP1, TP2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122]&lt;&gt;&quot;&quot;;&quot;&quot;;[.B122])" office:value-type="float" office:value="2">
            <text:p>2</text:p>
          </table:table-cell>
          <table:table-cell table:style-name="ce116" table:formula="of:=IF([.Z122]=[.H122];&quot;Farnell&quot;; IF([.Z122]=[.K122]; &quot;Digikey&quot;; IF([.Z122]=[.N122]; &quot;Mouser&quot;; IF([.Z122]=[.R122]; &quot;RS&quot;; IF([.Z122]=[.U122]; &quot;TME&quot;)))))" office:value-type="string" office:string-value="Farnell">
            <text:p>Farnell</text:p>
          </table:table-cell>
          <table:table-cell table:style-name="ce122" table:formula="of:=IF([.B122]&lt;&gt;&quot;&quot;;MIN([.H122];[.K122];[.N122];[.R122];[.U122]);&quot;&quot;)" office:value-type="currency" office:currency="EUR" office:value="0">
            <text:p>0,000 €</text:p>
          </table:table-cell>
          <table:table-cell table:style-name="ce116" table:formula="of:=[.B122]" office:value-type="float" office:value="2">
            <text:p>2</text:p>
          </table:table-cell>
          <table:table-cell table:style-name="ce133" table:formula="of:=[.Z122]*[.AA122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1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CB-MB-01</text:p>
          </table:table-cell>
          <table:table-cell table:style-name="ce22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97" office:value-type="string">
            <text:p>PCB-MB-01</text:p>
          </table:table-cell>
          <table:table-cell table:style-name="ce44" office:value-type="float" office:value="0.0909">
            <text:p>0,091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/>
          <table:table-cell table:style-name="ce116" table:formula="of:=IF([.Z125]=[.H125];&quot;Farnell&quot;; IF([.Z125]=[.K125]; &quot;Digikey&quot;; IF([.Z125]=[.N125]; &quot;Mouser&quot;; IF([.Z125]=[.R125]; &quot;RS&quot;; IF([.Z125]=[.U125]; &quot;TME&quot;)))))" office:value-type="string" office:string-value="TME">
            <text:p>TME</text:p>
          </table:table-cell>
          <table:table-cell table:style-name="ce122" table:formula="of:=IF([.B125]&lt;&gt;&quot;&quot;;MIN([.H125];[.K125];[.N125];[.R125];[.U125]);&quot;&quot;)" office:value-type="currency" office:currency="EUR" office:value="0.0909">
            <text:p>0,091 €</text:p>
          </table:table-cell>
          <table:table-cell table:style-name="ce116" table:formula="of:=[.B125]" office:value-type="float" office:value="2">
            <text:p>2</text:p>
          </table:table-cell>
          <table:table-cell table:style-name="ce133" table:formula="of:=[.Z125]*[.AA125]" office:value-type="float" office:value="0.1818">
            <text:p>0,182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SK624/50/AL</text:p>
          </table:table-cell>
          <table:table-cell table:style-name="ce23" office:value-type="string">
            <text:p>Heatsink 90 x 50 x 17 mm</text:p>
          </table:table-cell>
          <table:table-cell table:style-name="ce35"/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>
            <text:p>SK624/50/AL</text:p>
          </table:table-cell>
          <table:table-cell table:style-name="ce45" office:value-type="float" office:value="2.43">
            <text:p>2,43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/>
          <table:table-cell table:style-name="ce116" table:formula="of:=IF([.Z126]=[.H126];&quot;Farnell&quot;; IF([.Z126]=[.K126]; &quot;Digikey&quot;; IF([.Z126]=[.N126]; &quot;Mouser&quot;; IF([.Z126]=[.R126]; &quot;RS&quot;; IF([.Z126]=[.U126]; &quot;TME&quot;)))))" office:value-type="string" office:string-value="TME">
            <text:p>TME</text:p>
          </table:table-cell>
          <table:table-cell table:style-name="ce122" table:formula="of:=IF([.B126]&lt;&gt;&quot;&quot;;MIN([.H126];[.K126];[.N126];[.R126];[.U126]);&quot;&quot;)" office:value-type="currency" office:currency="EUR" office:value="2.43">
            <text:p>2,430 €</text:p>
          </table:table-cell>
          <table:table-cell table:style-name="ce116" table:formula="of:=[.B126]" office:value-type="float" office:value="1">
            <text:p>1</text:p>
          </table:table-cell>
          <table:table-cell table:style-name="ce133" table:formula="of:=[.Z126]*[.AA126]" office:value-type="float" office:value="2.43">
            <text:p>2,43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B3X5/BN3318</text:p>
          </table:table-cell>
          <table:table-cell table:style-name="ce22" office:value-type="string">
            <text:p>Screwed spacer sleeve; Int.thread: M3; 5mm for heatsink</text:p>
          </table:table-cell>
          <table:table-cell table:style-name="ce13" table:number-columns-repeated="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97" office:value-type="string">
            <text:p>B3X5/BN3318</text:p>
          </table:table-cell>
          <table:table-cell table:style-name="ce44" office:value-type="float" office:value="0.0766">
            <text:p>0,077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/>
          <table:table-cell table:style-name="ce116" table:formula="of:=IF([.Z127]=[.H127];&quot;Farnell&quot;; IF([.Z127]=[.K127]; &quot;Digikey&quot;; IF([.Z127]=[.N127]; &quot;Mouser&quot;; IF([.Z127]=[.R127]; &quot;RS&quot;; IF([.Z127]=[.U127]; &quot;TME&quot;)))))" office:value-type="string" office:string-value="TME">
            <text:p>TME</text:p>
          </table:table-cell>
          <table:table-cell table:style-name="ce122" table:formula="of:=IF([.B127]&lt;&gt;&quot;&quot;;MIN([.H127];[.K127];[.N127];[.R127];[.U127]);&quot;&quot;)" office:value-type="currency" office:currency="EUR" office:value="0.0766">
            <text:p>0,077 €</text:p>
          </table:table-cell>
          <table:table-cell table:style-name="ce116" table:formula="of:=[.B127]" office:value-type="float" office:value="3">
            <text:p>3</text:p>
          </table:table-cell>
          <table:table-cell table:style-name="ce133" table:formula="of:=[.Z127]*[.AA127]" office:value-type="float" office:value="0.2298">
            <text:p>0,23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ZCT-8A</text:p>
          </table:table-cell>
          <table:table-cell table:style-name="ce23" office:value-type="string">
            <text:p>20 x 5 mm, fuse; time lag; ceramic</text:p>
          </table:table-cell>
          <table:table-cell table:style-name="ce35"/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14" office:value-type="string">
            <text:p>ZCT-8A</text:p>
          </table:table-cell>
          <table:table-cell table:style-name="ce45" office:value-type="float" office:value="0.131">
            <text:p>0,131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/>
          <table:table-cell table:style-name="ce116" table:formula="of:=IF([.Z128]=[.H128];&quot;Farnell&quot;; IF([.Z128]=[.K128]; &quot;Digikey&quot;; IF([.Z128]=[.N128]; &quot;Mouser&quot;; IF([.Z128]=[.R128]; &quot;RS&quot;; IF([.Z128]=[.U128]; &quot;TME&quot;)))))" office:value-type="string" office:string-value="TME">
            <text:p>TME</text:p>
          </table:table-cell>
          <table:table-cell table:style-name="ce122" table:formula="of:=IF([.B128]&lt;&gt;&quot;&quot;;MIN([.H128];[.K128];[.N128];[.R128];[.U128]);&quot;&quot;)" office:value-type="currency" office:currency="EUR" office:value="0.131">
            <text:p>0,131 €</text:p>
          </table:table-cell>
          <table:table-cell table:style-name="ce116" table:formula="of:=[.B128]" office:value-type="float" office:value="2">
            <text:p>2</text:p>
          </table:table-cell>
          <table:table-cell table:style-name="ce133" table:formula="of:=[.Z128]*[.AA128]" office:value-type="float" office:value="0.262">
            <text:p>0,262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IB-6</text:p>
          </table:table-cell>
          <table:table-cell table:style-name="ce22" office:value-type="string">
            <text:p>Insulating bushing TO220 for IC2, Q6</text:p>
          </table:table-cell>
          <table:table-cell table:style-name="ce13" table:number-columns-repeated="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97" office:value-type="string">
            <text:p>IB-6</text:p>
          </table:table-cell>
          <table:table-cell table:style-name="ce44" office:value-type="float" office:value="0.04969">
            <text:p>0,050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/>
          <table:table-cell table:style-name="ce116" table:formula="of:=IF([.Z129]=[.H129];&quot;Farnell&quot;; IF([.Z129]=[.K129]; &quot;Digikey&quot;; IF([.Z129]=[.N129]; &quot;Mouser&quot;; IF([.Z129]=[.R129]; &quot;RS&quot;; IF([.Z129]=[.U129]; &quot;TME&quot;)))))" office:value-type="string" office:string-value="TME">
            <text:p>TME</text:p>
          </table:table-cell>
          <table:table-cell table:style-name="ce122" table:formula="of:=IF([.B129]&lt;&gt;&quot;&quot;;MIN([.H129];[.K129];[.N129];[.R129];[.U129]);&quot;&quot;)" office:value-type="currency" office:currency="EUR" office:value="0.04969">
            <text:p>0,050 €</text:p>
          </table:table-cell>
          <table:table-cell table:style-name="ce116" table:formula="of:=[.B129]" office:value-type="float" office:value="2">
            <text:p>2</text:p>
          </table:table-cell>
          <table:table-cell table:style-name="ce133" table:formula="of:=[.Z129]*[.AA129]" office:value-type="float" office:value="0.09938">
            <text:p>0,099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RS-150F-48</text:p>
          </table:table-cell>
          <table:table-cell table:style-name="ce23" office:value-type="string">
            <text:p>Mean Well 48 Vdc power module</text:p>
          </table:table-cell>
          <table:table-cell table:style-name="ce35"/>
          <table:table-cell table:style-name="ce14" office:value-type="string">
            <text:p>2815982</text:p>
          </table:table-cell>
          <table:table-cell table:style-name="ce23" office:value-type="string">
            <text:p>LRS-150F-48</text:p>
          </table:table-cell>
          <table:table-cell table:style-name="ce45" office:value-type="float" office:value="21.15">
            <text:p>21,1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866-3328-ND</text:p>
          </table:table-cell>
          <table:table-cell table:style-name="ce71" office:value-type="float" office:value="23.46">
            <text:p>23,4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LRS150F-48</text:p>
          </table:table-cell>
          <table:table-cell table:style-name="ce71" office:value-type="float" office:value="23.33">
            <text:p>23,3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06-5854</text:p>
          </table:table-cell>
          <table:table-cell table:style-name="ce87" office:value-type="string">
            <text:p>LRS-150F-48</text:p>
          </table:table-cell>
          <table:table-cell table:style-name="ce71" office:value-type="float" office:value="21.73">
            <text:p>21,73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LRS-150F-48</text:p>
          </table:table-cell>
          <table:table-cell table:style-name="ce45" office:value-type="float" office:value="15.65">
            <text:p>15,65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/>
          <table:table-cell table:style-name="ce116" table:formula="of:=IF([.Z130]=[.H130];&quot;Farnell&quot;; IF([.Z130]=[.K130]; &quot;Digikey&quot;; IF([.Z130]=[.N130]; &quot;Mouser&quot;; IF([.Z130]=[.R130]; &quot;RS&quot;; IF([.Z130]=[.U130]; &quot;TME&quot;)))))" office:value-type="string" office:string-value="TME">
            <text:p>TME</text:p>
          </table:table-cell>
          <table:table-cell table:style-name="ce122" table:formula="of:=IF([.B130]&lt;&gt;&quot;&quot;;MIN([.H130];[.K130];[.N130];[.R130];[.U130]);&quot;&quot;)" office:value-type="currency" office:currency="EUR" office:value="15.65">
            <text:p>15,650 €</text:p>
          </table:table-cell>
          <table:table-cell table:style-name="ce116" table:formula="of:=[.B130]" office:value-type="float" office:value="1">
            <text:p>1</text:p>
          </table:table-cell>
          <table:table-cell table:style-name="ce133" table:formula="of:=[.Z130]*[.AA130]" office:value-type="float" office:value="15.65">
            <text:p>15,65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TBC-07</text:p>
          </table:table-cell>
          <table:table-cell table:style-name="ce22" office:value-type="string">
            <text:p>Terminal cover for Mean Well power module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1866-4907-ND</text:p>
          </table:table-cell>
          <table:table-cell table:style-name="ce70" office:value-type="float" office:value="0.26">
            <text:p>0,2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09-TBC-07</text:p>
          </table:table-cell>
          <table:table-cell table:style-name="ce70" office:value-type="float" office:value="0.292">
            <text:p>0,292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97" office:value-type="string">
            <text:p>TBC-07</text:p>
          </table:table-cell>
          <table:table-cell table:style-name="ce44" office:value-type="float" office:value="0.26">
            <text:p>0,26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/>
          <table:table-cell table:style-name="ce116" table:formula="of:=IF([.Z131]=[.H131];&quot;Farnell&quot;; IF([.Z131]=[.K131]; &quot;Digikey&quot;; IF([.Z131]=[.N131]; &quot;Mouser&quot;; IF([.Z131]=[.R131]; &quot;RS&quot;; IF([.Z131]=[.U131]; &quot;TME&quot;)))))" office:value-type="string" office:string-value="Digikey">
            <text:p>Digikey</text:p>
          </table:table-cell>
          <table:table-cell table:style-name="ce122" table:formula="of:=IF([.B131]&lt;&gt;&quot;&quot;;MIN([.H131];[.K131];[.N131];[.R131];[.U131]);&quot;&quot;)" office:value-type="currency" office:currency="EUR" office:value="0.26">
            <text:p>0,260 €</text:p>
          </table:table-cell>
          <table:table-cell table:style-name="ce116" table:formula="of:=[.B131]" office:value-type="float" office:value="1">
            <text:p>1</text:p>
          </table:table-cell>
          <table:table-cell table:style-name="ce133" table:formula="of:=[.Z131]*[.AA131]" office:value-type="float" office:value="0.26">
            <text:p>0,26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125:.AB131])" office:value-type="currency" office:currency="EUR" office:value="19.11298">
            <text:p>19,11 €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2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185 x 95 mm</text:p>
          </table:table-cell>
          <table:table-cell table:style-name="ce22" office:value-type="string">
            <text:p>ALLPCB.com</text:p>
          </table:table-cell>
          <table:table-cell table:style-name="ce36" office:value-type="string">
            <text:p>-</text:p>
          </table:table-cell>
          <table:table-cell table:style-name="ce40" table:number-columns-spanned="19" table:number-rows-spanned="1"/>
          <table:covered-table-cell table:style-name="ce40"/>
          <table:covered-table-cell table:style-name="ce5"/>
          <table:covered-table-cell table:style-name="ce55"/>
          <table:covered-table-cell table:style-name="ce66"/>
          <table:covered-table-cell table:style-name="ce5"/>
          <table:covered-table-cell table:style-name="ce81"/>
          <table:covered-table-cell table:style-name="ce66"/>
          <table:covered-table-cell table:style-name="ce5"/>
          <table:covered-table-cell table:style-name="ce81"/>
          <table:covered-table-cell table:number-columns-repeated="2" table:style-name="ce66"/>
          <table:covered-table-cell table:style-name="ce5"/>
          <table:covered-table-cell table:style-name="ce92"/>
          <table:covered-table-cell table:style-name="ce40"/>
          <table:covered-table-cell table:style-name="ce5"/>
          <table:covered-table-cell table:number-columns-repeated="3" table:style-name="ce92"/>
          <table:table-cell table:style-name="ce116" office:value-type="string">
            <text:p>ALLPCB</text:p>
          </table:table-cell>
          <table:table-cell table:style-name="ce122" table:formula="of:=23/5" office:value-type="currency" office:currency="EUR" office:value="4.6">
            <text:p>4,600 €</text:p>
          </table:table-cell>
          <table:table-cell table:style-name="ce116" office:value-type="float" office:value="1">
            <text:p>1</text:p>
          </table:table-cell>
          <table:table-cell table:style-name="ce133" table:formula="of:=[.Z135]*[.AA135]" office:value-type="float" office:value="4.6">
            <text:p>4,600</text:p>
          </table:table-cell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135:.AB135])" office:value-type="currency" office:currency="EUR" office:value="4.6">
            <text:p>4,60 €</text:p>
          </table:table-cell>
          <table:table-cell table:number-columns-repeated="996"/>
        </table:table-row>
        <table:table-row table:style-name="ro12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1" table:number-columns-repeated="2"/>
          <table:table-cell table:style-name="ce17"/>
          <table:table-cell table:style-name="ce56"/>
          <table:table-cell table:style-name="ce41"/>
          <table:table-cell table:style-name="ce17"/>
          <table:table-cell table:style-name="ce82"/>
          <table:table-cell table:style-name="ce41"/>
          <table:table-cell table:style-name="ce17"/>
          <table:table-cell table:style-name="ce82"/>
          <table:table-cell table:style-name="ce41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3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9" table:number-columns-repeated="2"/>
          <table:table-cell table:style-name="ce15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/>
          <table:table-cell table:style-name="ce41"/>
          <table:table-cell table:style-name="ce17"/>
          <table:table-cell table:style-name="ce93"/>
          <table:table-cell table:style-name="ce41"/>
          <table:table-cell table:style-name="ce17"/>
          <table:table-cell table:style-name="ce84"/>
          <table:table-cell/>
          <table:table-cell table:style-name="ce112"/>
          <table:table-cell table:style-name="ce119"/>
          <table:table-cell table:style-name="ce125"/>
          <table:table-cell table:style-name="ce129" office:value-type="string">
            <text:p>Total</text:p>
          </table:table-cell>
          <table:table-cell table:style-name="ce135" table:formula="of:=[.AB115]+[.AB132]+[.AB136]" office:value-type="currency" office:currency="EUR" office:value="98.86884">
            <text:p>98,87 €</text:p>
          </table:table-cell>
          <table:table-cell table:number-columns-repeated="996"/>
        </table:table-row>
        <table:table-row table:style-name="ro14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7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2" table:number-columns-repeated="2"/>
          <table:table-cell table:style-name="Default"/>
          <table:table-cell table:style-name="ce58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5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2"/>
          <table:covered-table-cell table:style-name="Default"/>
          <table:covered-table-cell table:style-name="ce58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5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7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5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7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5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Default" table:number-columns-repeated="5"/>
          <table:table-cell table:number-columns-repeated="996"/>
        </table:table-row>
        <table:table-row table:style-name="ro15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6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0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0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10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10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10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10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10">
          <table:table-cell table:number-columns-repeated="3"/>
          <table:table-cell table:style-name="ce32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10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10">
          <table:table-cell table:number-columns-repeated="3"/>
          <table:table-cell table:style-name="ce34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10" table:number-rows-repeated="107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10" table:number-rows-repeated="1047712">
          <table:table-cell table:number-columns-repeated="1024"/>
        </table:table-row>
        <table:table-row table:style-name="ro17" table:number-rows-repeated="574">
          <table:table-cell table:number-columns-repeated="1024"/>
        </table:table-row>
        <table:table-row table:style-name="ro18" table:number-rows-repeated="23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57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59:'EEZ PSU consolidated BOM'.AB107" table:contains-header="false">
          <table:sort>
            <table:sort-by table:field-number="3" table:data-type="automatic"/>
          </table:sort>
        </table:database-range>
        <table:database-range table:target-range-address="'EEZ PSU consolidated BOM'.A4:'EEZ PSU consolidated BOM'.AMJ3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4">24.04.2019</text:date>, <text:time>14:5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 BOM (r1B1, 2019-04-24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4-24T14:55:55</dc:date>
    <meta:editing-cycles>2808</meta:editing-cycles>
    <meta:editing-duration>P15DT4H8M56S</meta:editing-duration>
    <meta:generator>OpenOffice/4.1.6$Unix OpenOffice.org_project/416m1$Build-9790</meta:generator>
    <meta:document-statistic meta:table-count="1" meta:cell-count="319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